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63"/>
    <style:style style:name="ce2" style:family="table-cell" style:parent-style-name="Default" style:data-style-name="N0"/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Field" style:data-style-name="N100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9075in" svg:y="1.5469in">
            <draw:object draw:notify-on-update-of-ranges="Sheet1.K1:Sheet1.K1 Sheet1.K2:Sheet1.K7 Sheet1.L1:Sheet1.L1 Sheet1.L2:Sheet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iasto</text:p>
          </table:table-cell>
          <table:table-cell table:style-name="Default" office:value-type="string" calcext:value-type="string">
            <text:p>godzina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godzina pracy</text:p>
          </table:table-cell>
          <table:table-cell office:value-type="string" calcext:value-type="string">
            <text:p>ilość klientó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792</text:p>
          </table:table-cell>
          <table:table-cell table:formula="of:=LEFT([.C2]; 2)" office:value-type="string" office:string-value="NN" calcext:value-type="string">
            <text:p>NN</text:p>
          </table:table-cell>
          <table:table-cell table:formula="of:=TIME(6; [.A2]; 0)" office:value-type="time" office:time-value="PT06H03M00S" calcext:value-type="time">
            <text:p>06:03:00 AM</text:p>
          </table:table-cell>
          <table:table-cell table:formula="of:=IF([.E2]&lt;TIME(20; 0; 0))" office:value-type="float" office:value="1" calcext:value-type="float">
            <text:p>1</text:p>
          </table:table-cell>
          <table:table-cell table:style-name="ce2" table:formula="of:=COUNTIF([.E:.E];&quot;&lt;&quot;&amp;TIME(20; 0; 0))" office:value-type="float" office:value="114" calcext:value-type="float">
            <text:p>114</text:p>
          </table:table-cell>
          <table:table-cell/>
          <table:table-cell table:formula="of:=HOUR([.E2]) -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I:.I]; [.K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434</text:p>
          </table:table-cell>
          <table:table-cell table:formula="of:=LEFT([.C3]; 2)" office:value-type="string" office:string-value="FO" calcext:value-type="string">
            <text:p>FO</text:p>
          </table:table-cell>
          <table:table-cell table:formula="of:=[.E2] + TIME(0; [.A3]; 0)" office:value-type="time" office:time-value="PT06H15M00S" calcext:value-type="time">
            <text:p>06:15:00 AM</text:p>
          </table:table-cell>
          <table:table-cell table:formula="of:=IF([.E3]&lt;TIME(20; 0; 0))" office:value-type="float" office:value="1" calcext:value-type="float">
            <text:p>1</text:p>
          </table:table-cell>
          <table:table-cell table:style-name="ce1" office:value-type="time" office:time-value="PT19H54M00S" calcext:value-type="time">
            <text:p>07:54:00 PM</text:p>
          </table:table-cell>
          <table:table-cell/>
          <table:table-cell table:formula="of:=HOUR([.E3]) -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COUNTIF([.I:.I]; [.K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103</text:p>
          </table:table-cell>
          <table:table-cell table:formula="of:=LEFT([.C4]; 2)" office:value-type="string" office:string-value="GN" calcext:value-type="string">
            <text:p>GN</text:p>
          </table:table-cell>
          <table:table-cell table:formula="of:=[.E3] + TIME(0; [.A4]; 0)" office:value-type="time" office:time-value="PT06H16M00S" calcext:value-type="time">
            <text:p>06:16:00 AM</text:p>
          </table:table-cell>
          <table:table-cell table:formula="of:=IF([.E4]&lt;TIME(20; 0; 0))" office:value-type="float" office:value="1" calcext:value-type="float">
            <text:p>1</text:p>
          </table:table-cell>
          <table:table-cell table:number-columns-repeated="2"/>
          <table:table-cell table:formula="of:=HOUR([.E4]) -5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formula="of:=COUNTIF([.I:.I]; [.K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828</text:p>
          </table:table-cell>
          <table:table-cell table:formula="of:=LEFT([.C5]; 2)" office:value-type="string" office:string-value="EA" calcext:value-type="string">
            <text:p>EA</text:p>
          </table:table-cell>
          <table:table-cell table:formula="of:=[.E4] + TIME(0; [.A5]; 0)" office:value-type="time" office:time-value="PT06H23M00S" calcext:value-type="time">
            <text:p>06:23:00 AM</text:p>
          </table:table-cell>
          <table:table-cell table:formula="of:=IF([.E5]&lt;TIME(20; 0; 0))" office:value-type="float" office:value="1" calcext:value-type="float">
            <text:p>1</text:p>
          </table:table-cell>
          <table:table-cell table:number-columns-repeated="2"/>
          <table:table-cell table:formula="of:=HOUR([.E5]) -5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COUNTIF([.I:.I]; [.K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819</text:p>
          </table:table-cell>
          <table:table-cell table:formula="of:=LEFT([.C6]; 2)" office:value-type="string" office:string-value="FN" calcext:value-type="string">
            <text:p>FN</text:p>
          </table:table-cell>
          <table:table-cell table:formula="of:=[.E5] + TIME(0; [.A6]; 0)" office:value-type="time" office:time-value="PT06H33M00S" calcext:value-type="time">
            <text:p>06:33:00 AM</text:p>
          </table:table-cell>
          <table:table-cell table:formula="of:=IF([.E6]&lt;TIME(20; 0; 0))" office:value-type="float" office:value="1" calcext:value-type="float">
            <text:p>1</text:p>
          </table:table-cell>
          <table:table-cell table:number-columns-repeated="2"/>
          <table:table-cell table:formula="of:=HOUR([.E6]) -5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formula="of:=COUNTIF([.I:.I]; [.K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708</text:p>
          </table:table-cell>
          <table:table-cell table:formula="of:=LEFT([.C7]; 2)" office:value-type="string" office:string-value="CI" calcext:value-type="string">
            <text:p>CI</text:p>
          </table:table-cell>
          <table:table-cell table:formula="of:=[.E6] + TIME(0; [.A7]; 0)" office:value-type="time" office:time-value="PT06H42M00S" calcext:value-type="time">
            <text:p>06:42:00 AM</text:p>
          </table:table-cell>
          <table:table-cell table:formula="of:=IF([.E7]&lt;TIME(20; 0; 0))" office:value-type="float" office:value="1" calcext:value-type="float">
            <text:p>1</text:p>
          </table:table-cell>
          <table:table-cell table:number-columns-repeated="2"/>
          <table:table-cell table:formula="of:=HOUR([.E7]) -5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formula="of:=COUNTIF([.I:.I]; [.K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566</text:p>
          </table:table-cell>
          <table:table-cell table:formula="of:=LEFT([.C8]; 2)" office:value-type="string" office:string-value="KP" calcext:value-type="string">
            <text:p>KP</text:p>
          </table:table-cell>
          <table:table-cell table:formula="of:=[.E7] + TIME(0; [.A8]; 0)" office:value-type="time" office:time-value="PT06H46M00S" calcext:value-type="time">
            <text:p>06:46:00 AM</text:p>
          </table:table-cell>
          <table:table-cell table:formula="of:=IF([.E8]&lt;TIME(20; 0; 0))" office:value-type="float" office:value="1" calcext:value-type="float">
            <text:p>1</text:p>
          </table:table-cell>
          <table:table-cell table:number-columns-repeated="2"/>
          <table:table-cell table:formula="of:=HOUR([.E8]) -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B255</text:p>
          </table:table-cell>
          <table:table-cell table:formula="of:=LEFT([.C9]; 2)" office:value-type="string" office:string-value="DB" calcext:value-type="string">
            <text:p>DB</text:p>
          </table:table-cell>
          <table:table-cell table:formula="of:=[.E8] + TIME(0; [.A9]; 0)" office:value-type="time" office:time-value="PT06H50M00S" calcext:value-type="time">
            <text:p>06:50:00 AM</text:p>
          </table:table-cell>
          <table:table-cell table:formula="of:=IF([.E9]&lt;TIME(20; 0; 0))" office:value-type="float" office:value="1" calcext:value-type="float">
            <text:p>1</text:p>
          </table:table-cell>
          <table:table-cell table:number-columns-repeated="2"/>
          <table:table-cell table:formula="of:=HOUR([.E9]) -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239</text:p>
          </table:table-cell>
          <table:table-cell table:formula="of:=LEFT([.C10]; 2)" office:value-type="string" office:string-value="DE" calcext:value-type="string">
            <text:p>DE</text:p>
          </table:table-cell>
          <table:table-cell table:formula="of:=[.E9] + TIME(0; [.A10]; 0)" office:value-type="time" office:time-value="PT06H53M00S" calcext:value-type="time">
            <text:p>06:53:00 AM</text:p>
          </table:table-cell>
          <table:table-cell table:formula="of:=IF([.E10]&lt;TIME(20; 0; 0))" office:value-type="float" office:value="1" calcext:value-type="float">
            <text:p>1</text:p>
          </table:table-cell>
          <table:table-cell table:number-columns-repeated="2"/>
          <table:table-cell table:formula="of:=HOUR([.E10]) -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L821</text:p>
          </table:table-cell>
          <table:table-cell table:formula="of:=LEFT([.C11]; 2)" office:value-type="string" office:string-value="HL" calcext:value-type="string">
            <text:p>HL</text:p>
          </table:table-cell>
          <table:table-cell table:formula="of:=[.E10] + TIME(0; [.A11]; 0)" office:value-type="time" office:time-value="PT07H00M00S" calcext:value-type="time">
            <text:p>07:00:00 AM</text:p>
          </table:table-cell>
          <table:table-cell table:formula="of:=IF([.E11]&lt;TIME(20; 0; 0))" office:value-type="float" office:value="1" calcext:value-type="float">
            <text:p>1</text:p>
          </table:table-cell>
          <table:table-cell table:number-columns-repeated="2"/>
          <table:table-cell table:formula="of:=HOUR([.E11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G489</text:p>
          </table:table-cell>
          <table:table-cell table:formula="of:=LEFT([.C12]; 2)" office:value-type="string" office:string-value="CG" calcext:value-type="string">
            <text:p>CG</text:p>
          </table:table-cell>
          <table:table-cell table:formula="of:=[.E11] + TIME(0; [.A12]; 0)" office:value-type="time" office:time-value="PT07H11M00S" calcext:value-type="time">
            <text:p>07:11:00 AM</text:p>
          </table:table-cell>
          <table:table-cell table:formula="of:=IF([.E12]&lt;TIME(20; 0; 0))" office:value-type="float" office:value="1" calcext:value-type="float">
            <text:p>1</text:p>
          </table:table-cell>
          <table:table-cell table:number-columns-repeated="2"/>
          <table:table-cell table:formula="of:=HOUR([.E12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D204</text:p>
          </table:table-cell>
          <table:table-cell table:formula="of:=LEFT([.C13]; 2)" office:value-type="string" office:string-value="BD" calcext:value-type="string">
            <text:p>BD</text:p>
          </table:table-cell>
          <table:table-cell table:formula="of:=[.E12] + TIME(0; [.A13]; 0)" office:value-type="time" office:time-value="PT07H26M00S" calcext:value-type="time">
            <text:p>07:26:00 AM</text:p>
          </table:table-cell>
          <table:table-cell table:formula="of:=IF([.E13]&lt;TIME(20; 0; 0))" office:value-type="float" office:value="1" calcext:value-type="float">
            <text:p>1</text:p>
          </table:table-cell>
          <table:table-cell table:number-columns-repeated="2"/>
          <table:table-cell table:formula="of:=HOUR([.E13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J360</text:p>
          </table:table-cell>
          <table:table-cell table:formula="of:=LEFT([.C14]; 2)" office:value-type="string" office:string-value="KJ" calcext:value-type="string">
            <text:p>KJ</text:p>
          </table:table-cell>
          <table:table-cell table:formula="of:=[.E13] + TIME(0; [.A14]; 0)" office:value-type="time" office:time-value="PT07H37M00S" calcext:value-type="time">
            <text:p>07:37:00 AM</text:p>
          </table:table-cell>
          <table:table-cell table:formula="of:=IF([.E14]&lt;TIME(20; 0; 0))" office:value-type="float" office:value="1" calcext:value-type="float">
            <text:p>1</text:p>
          </table:table-cell>
          <table:table-cell table:number-columns-repeated="2"/>
          <table:table-cell table:formula="of:=HOUR([.E14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265</text:p>
          </table:table-cell>
          <table:table-cell table:formula="of:=LEFT([.C15]; 2)" office:value-type="string" office:string-value="BH" calcext:value-type="string">
            <text:p>BH</text:p>
          </table:table-cell>
          <table:table-cell table:formula="of:=[.E14] + TIME(0; [.A15]; 0)" office:value-type="time" office:time-value="PT07H40M00S" calcext:value-type="time">
            <text:p>07:40:00 AM</text:p>
          </table:table-cell>
          <table:table-cell table:formula="of:=IF([.E15]&lt;TIME(20; 0; 0))" office:value-type="float" office:value="1" calcext:value-type="float">
            <text:p>1</text:p>
          </table:table-cell>
          <table:table-cell table:number-columns-repeated="2"/>
          <table:table-cell table:formula="of:=HOUR([.E15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293</text:p>
          </table:table-cell>
          <table:table-cell table:formula="of:=LEFT([.C16]; 2)" office:value-type="string" office:string-value="KI" calcext:value-type="string">
            <text:p>KI</text:p>
          </table:table-cell>
          <table:table-cell table:formula="of:=[.E15] + TIME(0; [.A16]; 0)" office:value-type="time" office:time-value="PT07H41M00S" calcext:value-type="time">
            <text:p>07:41:00 AM</text:p>
          </table:table-cell>
          <table:table-cell table:formula="of:=IF([.E16]&lt;TIME(20; 0; 0))" office:value-type="float" office:value="1" calcext:value-type="float">
            <text:p>1</text:p>
          </table:table-cell>
          <table:table-cell table:number-columns-repeated="2"/>
          <table:table-cell table:formula="of:=HOUR([.E16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H963</text:p>
          </table:table-cell>
          <table:table-cell table:formula="of:=LEFT([.C17]; 2)" office:value-type="string" office:string-value="EH" calcext:value-type="string">
            <text:p>EH</text:p>
          </table:table-cell>
          <table:table-cell table:formula="of:=[.E16] + TIME(0; [.A17]; 0)" office:value-type="time" office:time-value="PT07H52M00S" calcext:value-type="time">
            <text:p>07:52:00 AM</text:p>
          </table:table-cell>
          <table:table-cell table:formula="of:=IF([.E17]&lt;TIME(20; 0; 0))" office:value-type="float" office:value="1" calcext:value-type="float">
            <text:p>1</text:p>
          </table:table-cell>
          <table:table-cell table:number-columns-repeated="2"/>
          <table:table-cell table:formula="of:=HOUR([.E17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P909</text:p>
          </table:table-cell>
          <table:table-cell table:formula="of:=LEFT([.C18]; 2)" office:value-type="string" office:string-value="DP" calcext:value-type="string">
            <text:p>DP</text:p>
          </table:table-cell>
          <table:table-cell table:formula="of:=[.E17] + TIME(0; [.A18]; 0)" office:value-type="time" office:time-value="PT07H54M00S" calcext:value-type="time">
            <text:p>07:54:00 AM</text:p>
          </table:table-cell>
          <table:table-cell table:formula="of:=IF([.E18]&lt;TIME(20; 0; 0))" office:value-type="float" office:value="1" calcext:value-type="float">
            <text:p>1</text:p>
          </table:table-cell>
          <table:table-cell table:number-columns-repeated="2"/>
          <table:table-cell table:formula="of:=HOUR([.E18]) -5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193</text:p>
          </table:table-cell>
          <table:table-cell table:formula="of:=LEFT([.C19]; 2)" office:value-type="string" office:string-value="MD" calcext:value-type="string">
            <text:p>MD</text:p>
          </table:table-cell>
          <table:table-cell table:formula="of:=[.E18] + TIME(0; [.A19]; 0)" office:value-type="time" office:time-value="PT08H03M00S" calcext:value-type="time">
            <text:p>08:03:00 AM</text:p>
          </table:table-cell>
          <table:table-cell table:formula="of:=IF([.E19]&lt;TIME(20; 0; 0))" office:value-type="float" office:value="1" calcext:value-type="float">
            <text:p>1</text:p>
          </table:table-cell>
          <table:table-cell table:number-columns-repeated="2"/>
          <table:table-cell table:formula="of:=HOUR([.E19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204</text:p>
          </table:table-cell>
          <table:table-cell table:formula="of:=LEFT([.C20]; 2)" office:value-type="string" office:string-value="CC" calcext:value-type="string">
            <text:p>CC</text:p>
          </table:table-cell>
          <table:table-cell table:formula="of:=[.E19] + TIME(0; [.A20]; 0)" office:value-type="time" office:time-value="PT08H05M00S" calcext:value-type="time">
            <text:p>08:05:00 AM</text:p>
          </table:table-cell>
          <table:table-cell table:formula="of:=IF([.E20]&lt;TIME(20; 0; 0))" office:value-type="float" office:value="1" calcext:value-type="float">
            <text:p>1</text:p>
          </table:table-cell>
          <table:table-cell table:number-columns-repeated="2"/>
          <table:table-cell table:formula="of:=HOUR([.E20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B453</text:p>
          </table:table-cell>
          <table:table-cell table:formula="of:=LEFT([.C21]; 2)" office:value-type="string" office:string-value="IB" calcext:value-type="string">
            <text:p>IB</text:p>
          </table:table-cell>
          <table:table-cell table:formula="of:=[.E20] + TIME(0; [.A21]; 0)" office:value-type="time" office:time-value="PT08H18M00S" calcext:value-type="time">
            <text:p>08:18:00 AM</text:p>
          </table:table-cell>
          <table:table-cell table:formula="of:=IF([.E21]&lt;TIME(20; 0; 0))" office:value-type="float" office:value="1" calcext:value-type="float">
            <text:p>1</text:p>
          </table:table-cell>
          <table:table-cell table:number-columns-repeated="2"/>
          <table:table-cell table:formula="of:=HOUR([.E21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867</text:p>
          </table:table-cell>
          <table:table-cell table:formula="of:=LEFT([.C22]; 2)" office:value-type="string" office:string-value="NE" calcext:value-type="string">
            <text:p>NE</text:p>
          </table:table-cell>
          <table:table-cell table:formula="of:=[.E21] + TIME(0; [.A22]; 0)" office:value-type="time" office:time-value="PT08H28M00S" calcext:value-type="time">
            <text:p>08:28:00 AM</text:p>
          </table:table-cell>
          <table:table-cell table:formula="of:=IF([.E22]&lt;TIME(20; 0; 0))" office:value-type="float" office:value="1" calcext:value-type="float">
            <text:p>1</text:p>
          </table:table-cell>
          <table:table-cell table:number-columns-repeated="2"/>
          <table:table-cell table:formula="of:=HOUR([.E22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605</text:p>
          </table:table-cell>
          <table:table-cell table:formula="of:=LEFT([.C23]; 2)" office:value-type="string" office:string-value="HP" calcext:value-type="string">
            <text:p>HP</text:p>
          </table:table-cell>
          <table:table-cell table:formula="of:=[.E22] + TIME(0; [.A23]; 0)" office:value-type="time" office:time-value="PT08H34M00S" calcext:value-type="time">
            <text:p>08:34:00 AM</text:p>
          </table:table-cell>
          <table:table-cell table:formula="of:=IF([.E23]&lt;TIME(20; 0; 0))" office:value-type="float" office:value="1" calcext:value-type="float">
            <text:p>1</text:p>
          </table:table-cell>
          <table:table-cell table:number-columns-repeated="2"/>
          <table:table-cell table:formula="of:=HOUR([.E23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696</text:p>
          </table:table-cell>
          <table:table-cell table:formula="of:=LEFT([.C24]; 2)" office:value-type="string" office:string-value="BM" calcext:value-type="string">
            <text:p>BM</text:p>
          </table:table-cell>
          <table:table-cell table:formula="of:=[.E23] + TIME(0; [.A24]; 0)" office:value-type="time" office:time-value="PT08H39M00S" calcext:value-type="time">
            <text:p>08:39:00 AM</text:p>
          </table:table-cell>
          <table:table-cell table:formula="of:=IF([.E24]&lt;TIME(20; 0; 0))" office:value-type="float" office:value="1" calcext:value-type="float">
            <text:p>1</text:p>
          </table:table-cell>
          <table:table-cell table:number-columns-repeated="2"/>
          <table:table-cell table:formula="of:=HOUR([.E24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H320</text:p>
          </table:table-cell>
          <table:table-cell table:formula="of:=LEFT([.C25]; 2)" office:value-type="string" office:string-value="NH" calcext:value-type="string">
            <text:p>NH</text:p>
          </table:table-cell>
          <table:table-cell table:formula="of:=[.E24] + TIME(0; [.A25]; 0)" office:value-type="time" office:time-value="PT08H52M00S" calcext:value-type="time">
            <text:p>08:52:00 AM</text:p>
          </table:table-cell>
          <table:table-cell table:formula="of:=IF([.E25]&lt;TIME(20; 0; 0))" office:value-type="float" office:value="1" calcext:value-type="float">
            <text:p>1</text:p>
          </table:table-cell>
          <table:table-cell table:number-columns-repeated="2"/>
          <table:table-cell table:formula="of:=HOUR([.E25]) -5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J560</text:p>
          </table:table-cell>
          <table:table-cell table:formula="of:=LEFT([.C26]; 2)" office:value-type="string" office:string-value="LJ" calcext:value-type="string">
            <text:p>LJ</text:p>
          </table:table-cell>
          <table:table-cell table:formula="of:=[.E25] + TIME(0; [.A26]; 0)" office:value-type="time" office:time-value="PT09H03M00S" calcext:value-type="time">
            <text:p>09:03:00 AM</text:p>
          </table:table-cell>
          <table:table-cell table:formula="of:=IF([.E26]&lt;TIME(20; 0; 0))" office:value-type="float" office:value="1" calcext:value-type="float">
            <text:p>1</text:p>
          </table:table-cell>
          <table:table-cell table:number-columns-repeated="2"/>
          <table:table-cell table:formula="of:=HOUR([.E26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961</text:p>
          </table:table-cell>
          <table:table-cell table:formula="of:=LEFT([.C27]; 2)" office:value-type="string" office:string-value="KE" calcext:value-type="string">
            <text:p>KE</text:p>
          </table:table-cell>
          <table:table-cell table:formula="of:=[.E26] + TIME(0; [.A27]; 0)" office:value-type="time" office:time-value="PT09H13M00S" calcext:value-type="time">
            <text:p>09:13:00 AM</text:p>
          </table:table-cell>
          <table:table-cell table:formula="of:=IF([.E27]&lt;TIME(20; 0; 0))" office:value-type="float" office:value="1" calcext:value-type="float">
            <text:p>1</text:p>
          </table:table-cell>
          <table:table-cell table:number-columns-repeated="2"/>
          <table:table-cell table:formula="of:=HOUR([.E27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206</text:p>
          </table:table-cell>
          <table:table-cell table:formula="of:=LEFT([.C28]; 2)" office:value-type="string" office:string-value="DA" calcext:value-type="string">
            <text:p>DA</text:p>
          </table:table-cell>
          <table:table-cell table:formula="of:=[.E27] + TIME(0; [.A28]; 0)" office:value-type="time" office:time-value="PT09H24M00S" calcext:value-type="time">
            <text:p>09:24:00 AM</text:p>
          </table:table-cell>
          <table:table-cell table:formula="of:=IF([.E28]&lt;TIME(20; 0; 0))" office:value-type="float" office:value="1" calcext:value-type="float">
            <text:p>1</text:p>
          </table:table-cell>
          <table:table-cell table:number-columns-repeated="2"/>
          <table:table-cell table:formula="of:=HOUR([.E28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F559</text:p>
          </table:table-cell>
          <table:table-cell table:formula="of:=LEFT([.C29]; 2)" office:value-type="string" office:string-value="BF" calcext:value-type="string">
            <text:p>BF</text:p>
          </table:table-cell>
          <table:table-cell table:formula="of:=[.E28] + TIME(0; [.A29]; 0)" office:value-type="time" office:time-value="PT09H28M00S" calcext:value-type="time">
            <text:p>09:28:00 AM</text:p>
          </table:table-cell>
          <table:table-cell table:formula="of:=IF([.E29]&lt;TIME(20; 0; 0))" office:value-type="float" office:value="1" calcext:value-type="float">
            <text:p>1</text:p>
          </table:table-cell>
          <table:table-cell table:number-columns-repeated="2"/>
          <table:table-cell table:formula="of:=HOUR([.E29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64</text:p>
          </table:table-cell>
          <table:table-cell table:formula="of:=LEFT([.C30]; 2)" office:value-type="string" office:string-value="AE" calcext:value-type="string">
            <text:p>AE</text:p>
          </table:table-cell>
          <table:table-cell table:formula="of:=[.E29] + TIME(0; [.A30]; 0)" office:value-type="time" office:time-value="PT09H32M00S" calcext:value-type="time">
            <text:p>09:32:00 AM</text:p>
          </table:table-cell>
          <table:table-cell table:formula="of:=IF([.E30]&lt;TIME(20; 0; 0))" office:value-type="float" office:value="1" calcext:value-type="float">
            <text:p>1</text:p>
          </table:table-cell>
          <table:table-cell table:number-columns-repeated="2"/>
          <table:table-cell table:formula="of:=HOUR([.E30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592</text:p>
          </table:table-cell>
          <table:table-cell table:formula="of:=LEFT([.C31]; 2)" office:value-type="string" office:string-value="AK" calcext:value-type="string">
            <text:p>AK</text:p>
          </table:table-cell>
          <table:table-cell table:formula="of:=[.E30] + TIME(0; [.A31]; 0)" office:value-type="time" office:time-value="PT09H34M00S" calcext:value-type="time">
            <text:p>09:34:00 AM</text:p>
          </table:table-cell>
          <table:table-cell table:formula="of:=IF([.E31]&lt;TIME(20; 0; 0))" office:value-type="float" office:value="1" calcext:value-type="float">
            <text:p>1</text:p>
          </table:table-cell>
          <table:table-cell table:number-columns-repeated="2"/>
          <table:table-cell table:formula="of:=HOUR([.E31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47</text:p>
          </table:table-cell>
          <table:table-cell table:formula="of:=LEFT([.C32]; 2)" office:value-type="string" office:string-value="GH" calcext:value-type="string">
            <text:p>GH</text:p>
          </table:table-cell>
          <table:table-cell table:formula="of:=[.E31] + TIME(0; [.A32]; 0)" office:value-type="time" office:time-value="PT09H41M00S" calcext:value-type="time">
            <text:p>09:41:00 AM</text:p>
          </table:table-cell>
          <table:table-cell table:formula="of:=IF([.E32]&lt;TIME(20; 0; 0))" office:value-type="float" office:value="1" calcext:value-type="float">
            <text:p>1</text:p>
          </table:table-cell>
          <table:table-cell table:number-columns-repeated="2"/>
          <table:table-cell table:formula="of:=HOUR([.E32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739</text:p>
          </table:table-cell>
          <table:table-cell table:formula="of:=LEFT([.C33]; 2)" office:value-type="string" office:string-value="HE" calcext:value-type="string">
            <text:p>HE</text:p>
          </table:table-cell>
          <table:table-cell table:formula="of:=[.E32] + TIME(0; [.A33]; 0)" office:value-type="time" office:time-value="PT09H52M00S" calcext:value-type="time">
            <text:p>09:52:00 AM</text:p>
          </table:table-cell>
          <table:table-cell table:formula="of:=IF([.E33]&lt;TIME(20; 0; 0))" office:value-type="float" office:value="1" calcext:value-type="float">
            <text:p>1</text:p>
          </table:table-cell>
          <table:table-cell table:number-columns-repeated="2"/>
          <table:table-cell table:formula="of:=HOUR([.E33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960</text:p>
          </table:table-cell>
          <table:table-cell table:formula="of:=LEFT([.C34]; 2)" office:value-type="string" office:string-value="JP" calcext:value-type="string">
            <text:p>JP</text:p>
          </table:table-cell>
          <table:table-cell table:formula="of:=[.E33] + TIME(0; [.A34]; 0)" office:value-type="time" office:time-value="PT09H58M00S" calcext:value-type="time">
            <text:p>09:58:00 AM</text:p>
          </table:table-cell>
          <table:table-cell table:formula="of:=IF([.E34]&lt;TIME(20; 0; 0))" office:value-type="float" office:value="1" calcext:value-type="float">
            <text:p>1</text:p>
          </table:table-cell>
          <table:table-cell table:number-columns-repeated="2"/>
          <table:table-cell table:formula="of:=HOUR([.E34]) -5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406</text:p>
          </table:table-cell>
          <table:table-cell table:formula="of:=LEFT([.C35]; 2)" office:value-type="string" office:string-value="EL" calcext:value-type="string">
            <text:p>EL</text:p>
          </table:table-cell>
          <table:table-cell table:formula="of:=[.E34] + TIME(0; [.A35]; 0)" office:value-type="time" office:time-value="PT10H09M00S" calcext:value-type="time">
            <text:p>10:09:00 AM</text:p>
          </table:table-cell>
          <table:table-cell table:formula="of:=IF([.E35]&lt;TIME(20; 0; 0))" office:value-type="float" office:value="1" calcext:value-type="float">
            <text:p>1</text:p>
          </table:table-cell>
          <table:table-cell table:number-columns-repeated="2"/>
          <table:table-cell table:formula="of:=HOUR([.E35]) -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341</text:p>
          </table:table-cell>
          <table:table-cell table:formula="of:=LEFT([.C36]; 2)" office:value-type="string" office:string-value="NO" calcext:value-type="string">
            <text:p>NO</text:p>
          </table:table-cell>
          <table:table-cell table:formula="of:=[.E35] + TIME(0; [.A36]; 0)" office:value-type="time" office:time-value="PT10H14M00S" calcext:value-type="time">
            <text:p>10:14:00 AM</text:p>
          </table:table-cell>
          <table:table-cell table:formula="of:=IF([.E36]&lt;TIME(20; 0; 0))" office:value-type="float" office:value="1" calcext:value-type="float">
            <text:p>1</text:p>
          </table:table-cell>
          <table:table-cell table:number-columns-repeated="2"/>
          <table:table-cell table:formula="of:=HOUR([.E36]) -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988</text:p>
          </table:table-cell>
          <table:table-cell table:formula="of:=LEFT([.C37]; 2)" office:value-type="string" office:string-value="HA" calcext:value-type="string">
            <text:p>HA</text:p>
          </table:table-cell>
          <table:table-cell table:formula="of:=[.E36] + TIME(0; [.A37]; 0)" office:value-type="time" office:time-value="PT10H23M00S" calcext:value-type="time">
            <text:p>10:23:00 AM</text:p>
          </table:table-cell>
          <table:table-cell table:formula="of:=IF([.E37]&lt;TIME(20; 0; 0))" office:value-type="float" office:value="1" calcext:value-type="float">
            <text:p>1</text:p>
          </table:table-cell>
          <table:table-cell table:number-columns-repeated="2"/>
          <table:table-cell table:formula="of:=HOUR([.E37]) -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855</text:p>
          </table:table-cell>
          <table:table-cell table:formula="of:=LEFT([.C38]; 2)" office:value-type="string" office:string-value="BD" calcext:value-type="string">
            <text:p>BD</text:p>
          </table:table-cell>
          <table:table-cell table:formula="of:=[.E37] + TIME(0; [.A38]; 0)" office:value-type="time" office:time-value="PT10H34M00S" calcext:value-type="time">
            <text:p>10:34:00 AM</text:p>
          </table:table-cell>
          <table:table-cell table:formula="of:=IF([.E38]&lt;TIME(20; 0; 0))" office:value-type="float" office:value="1" calcext:value-type="float">
            <text:p>1</text:p>
          </table:table-cell>
          <table:table-cell table:number-columns-repeated="2"/>
          <table:table-cell table:formula="of:=HOUR([.E38]) -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254</text:p>
          </table:table-cell>
          <table:table-cell table:formula="of:=LEFT([.C39]; 2)" office:value-type="string" office:string-value="AC" calcext:value-type="string">
            <text:p>AC</text:p>
          </table:table-cell>
          <table:table-cell table:formula="of:=[.E38] + TIME(0; [.A39]; 0)" office:value-type="time" office:time-value="PT10H49M00S" calcext:value-type="time">
            <text:p>10:49:00 AM</text:p>
          </table:table-cell>
          <table:table-cell table:formula="of:=IF([.E39]&lt;TIME(20; 0; 0))" office:value-type="float" office:value="1" calcext:value-type="float">
            <text:p>1</text:p>
          </table:table-cell>
          <table:table-cell table:number-columns-repeated="2"/>
          <table:table-cell table:formula="of:=HOUR([.E39]) -5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508</text:p>
          </table:table-cell>
          <table:table-cell table:formula="of:=LEFT([.C40]; 2)" office:value-type="string" office:string-value="EB" calcext:value-type="string">
            <text:p>EB</text:p>
          </table:table-cell>
          <table:table-cell table:formula="of:=[.E39] + TIME(0; [.A40]; 0)" office:value-type="time" office:time-value="PT11H01M00S" calcext:value-type="time">
            <text:p>11:01:00 AM</text:p>
          </table:table-cell>
          <table:table-cell table:formula="of:=IF([.E40]&lt;TIME(20; 0; 0))" office:value-type="float" office:value="1" calcext:value-type="float">
            <text:p>1</text:p>
          </table:table-cell>
          <table:table-cell table:number-columns-repeated="2"/>
          <table:table-cell table:formula="of:=HOUR([.E40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207</text:p>
          </table:table-cell>
          <table:table-cell table:formula="of:=LEFT([.C41]; 2)" office:value-type="string" office:string-value="CJ" calcext:value-type="string">
            <text:p>CJ</text:p>
          </table:table-cell>
          <table:table-cell table:formula="of:=[.E40] + TIME(0; [.A41]; 0)" office:value-type="time" office:time-value="PT11H03M00S" calcext:value-type="time">
            <text:p>11:03:00 AM</text:p>
          </table:table-cell>
          <table:table-cell table:formula="of:=IF([.E41]&lt;TIME(20; 0; 0))" office:value-type="float" office:value="1" calcext:value-type="float">
            <text:p>1</text:p>
          </table:table-cell>
          <table:table-cell table:number-columns-repeated="2"/>
          <table:table-cell table:formula="of:=HOUR([.E41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I932</text:p>
          </table:table-cell>
          <table:table-cell table:formula="of:=LEFT([.C42]; 2)" office:value-type="string" office:string-value="MI" calcext:value-type="string">
            <text:p>MI</text:p>
          </table:table-cell>
          <table:table-cell table:formula="of:=[.E41] + TIME(0; [.A42]; 0)" office:value-type="time" office:time-value="PT11H14M00S" calcext:value-type="time">
            <text:p>11:14:00 AM</text:p>
          </table:table-cell>
          <table:table-cell table:formula="of:=IF([.E42]&lt;TIME(20; 0; 0))" office:value-type="float" office:value="1" calcext:value-type="float">
            <text:p>1</text:p>
          </table:table-cell>
          <table:table-cell table:number-columns-repeated="2"/>
          <table:table-cell table:formula="of:=HOUR([.E42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K643</text:p>
          </table:table-cell>
          <table:table-cell table:formula="of:=LEFT([.C43]; 2)" office:value-type="string" office:string-value="KK" calcext:value-type="string">
            <text:p>KK</text:p>
          </table:table-cell>
          <table:table-cell table:formula="of:=[.E42] + TIME(0; [.A43]; 0)" office:value-type="time" office:time-value="PT11H16M00S" calcext:value-type="time">
            <text:p>11:16:00 AM</text:p>
          </table:table-cell>
          <table:table-cell table:formula="of:=IF([.E43]&lt;TIME(20; 0; 0))" office:value-type="float" office:value="1" calcext:value-type="float">
            <text:p>1</text:p>
          </table:table-cell>
          <table:table-cell table:number-columns-repeated="2"/>
          <table:table-cell table:formula="of:=HOUR([.E43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131</text:p>
          </table:table-cell>
          <table:table-cell table:formula="of:=LEFT([.C44]; 2)" office:value-type="string" office:string-value="MN" calcext:value-type="string">
            <text:p>MN</text:p>
          </table:table-cell>
          <table:table-cell table:formula="of:=[.E43] + TIME(0; [.A44]; 0)" office:value-type="time" office:time-value="PT11H22M00S" calcext:value-type="time">
            <text:p>11:22:00 AM</text:p>
          </table:table-cell>
          <table:table-cell table:formula="of:=IF([.E44]&lt;TIME(20; 0; 0))" office:value-type="float" office:value="1" calcext:value-type="float">
            <text:p>1</text:p>
          </table:table-cell>
          <table:table-cell table:number-columns-repeated="2"/>
          <table:table-cell table:formula="of:=HOUR([.E44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291</text:p>
          </table:table-cell>
          <table:table-cell table:formula="of:=LEFT([.C45]; 2)" office:value-type="string" office:string-value="GL" calcext:value-type="string">
            <text:p>GL</text:p>
          </table:table-cell>
          <table:table-cell table:formula="of:=[.E44] + TIME(0; [.A45]; 0)" office:value-type="time" office:time-value="PT11H26M00S" calcext:value-type="time">
            <text:p>11:26:00 AM</text:p>
          </table:table-cell>
          <table:table-cell table:formula="of:=IF([.E45]&lt;TIME(20; 0; 0))" office:value-type="float" office:value="1" calcext:value-type="float">
            <text:p>1</text:p>
          </table:table-cell>
          <table:table-cell table:number-columns-repeated="2"/>
          <table:table-cell table:formula="of:=HOUR([.E45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512</text:p>
          </table:table-cell>
          <table:table-cell table:formula="of:=LEFT([.C46]; 2)" office:value-type="string" office:string-value="DA" calcext:value-type="string">
            <text:p>DA</text:p>
          </table:table-cell>
          <table:table-cell table:formula="of:=[.E45] + TIME(0; [.A46]; 0)" office:value-type="time" office:time-value="PT11H33M00S" calcext:value-type="time">
            <text:p>11:33:00 AM</text:p>
          </table:table-cell>
          <table:table-cell table:formula="of:=IF([.E46]&lt;TIME(20; 0; 0))" office:value-type="float" office:value="1" calcext:value-type="float">
            <text:p>1</text:p>
          </table:table-cell>
          <table:table-cell table:number-columns-repeated="2"/>
          <table:table-cell table:formula="of:=HOUR([.E46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K572</text:p>
          </table:table-cell>
          <table:table-cell table:formula="of:=LEFT([.C47]; 2)" office:value-type="string" office:string-value="MK" calcext:value-type="string">
            <text:p>MK</text:p>
          </table:table-cell>
          <table:table-cell table:formula="of:=[.E46] + TIME(0; [.A47]; 0)" office:value-type="time" office:time-value="PT11H41M00S" calcext:value-type="time">
            <text:p>11:41:00 AM</text:p>
          </table:table-cell>
          <table:table-cell table:formula="of:=IF([.E47]&lt;TIME(20; 0; 0))" office:value-type="float" office:value="1" calcext:value-type="float">
            <text:p>1</text:p>
          </table:table-cell>
          <table:table-cell table:number-columns-repeated="2"/>
          <table:table-cell table:formula="of:=HOUR([.E47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04</text:p>
          </table:table-cell>
          <table:table-cell table:formula="of:=LEFT([.C48]; 2)" office:value-type="string" office:string-value="NM" calcext:value-type="string">
            <text:p>NM</text:p>
          </table:table-cell>
          <table:table-cell table:formula="of:=[.E47] + TIME(0; [.A48]; 0)" office:value-type="time" office:time-value="PT11H44M00S" calcext:value-type="time">
            <text:p>11:44:00 AM</text:p>
          </table:table-cell>
          <table:table-cell table:formula="of:=IF([.E48]&lt;TIME(20; 0; 0))" office:value-type="float" office:value="1" calcext:value-type="float">
            <text:p>1</text:p>
          </table:table-cell>
          <table:table-cell table:number-columns-repeated="2"/>
          <table:table-cell table:formula="of:=HOUR([.E48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M414</text:p>
          </table:table-cell>
          <table:table-cell table:formula="of:=LEFT([.C49]; 2)" office:value-type="string" office:string-value="JM" calcext:value-type="string">
            <text:p>JM</text:p>
          </table:table-cell>
          <table:table-cell table:formula="of:=[.E48] + TIME(0; [.A49]; 0)" office:value-type="time" office:time-value="PT11H51M00S" calcext:value-type="time">
            <text:p>11:51:00 AM</text:p>
          </table:table-cell>
          <table:table-cell table:formula="of:=IF([.E49]&lt;TIME(20; 0; 0))" office:value-type="float" office:value="1" calcext:value-type="float">
            <text:p>1</text:p>
          </table:table-cell>
          <table:table-cell table:number-columns-repeated="2"/>
          <table:table-cell table:formula="of:=HOUR([.E49]) -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749</text:p>
          </table:table-cell>
          <table:table-cell table:formula="of:=LEFT([.C50]; 2)" office:value-type="string" office:string-value="BA" calcext:value-type="string">
            <text:p>BA</text:p>
          </table:table-cell>
          <table:table-cell table:formula="of:=[.E49] + TIME(0; [.A50]; 0)" office:value-type="time" office:time-value="PT12H06M00S" calcext:value-type="time">
            <text:p>12:06:00 PM</text:p>
          </table:table-cell>
          <table:table-cell table:formula="of:=IF([.E50]&lt;TIME(20; 0; 0))" office:value-type="float" office:value="1" calcext:value-type="float">
            <text:p>1</text:p>
          </table:table-cell>
          <table:table-cell table:number-columns-repeated="2"/>
          <table:table-cell table:formula="of:=HOUR([.E50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678</text:p>
          </table:table-cell>
          <table:table-cell table:formula="of:=LEFT([.C51]; 2)" office:value-type="string" office:string-value="DE" calcext:value-type="string">
            <text:p>DE</text:p>
          </table:table-cell>
          <table:table-cell table:formula="of:=[.E50] + TIME(0; [.A51]; 0)" office:value-type="time" office:time-value="PT12H17M00S" calcext:value-type="time">
            <text:p>12:17:00 PM</text:p>
          </table:table-cell>
          <table:table-cell table:formula="of:=IF([.E51]&lt;TIME(20; 0; 0))" office:value-type="float" office:value="1" calcext:value-type="float">
            <text:p>1</text:p>
          </table:table-cell>
          <table:table-cell table:number-columns-repeated="2"/>
          <table:table-cell table:formula="of:=HOUR([.E51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504</text:p>
          </table:table-cell>
          <table:table-cell table:formula="of:=LEFT([.C52]; 2)" office:value-type="string" office:string-value="AG" calcext:value-type="string">
            <text:p>AG</text:p>
          </table:table-cell>
          <table:table-cell table:formula="of:=[.E51] + TIME(0; [.A52]; 0)" office:value-type="time" office:time-value="PT12H23M00S" calcext:value-type="time">
            <text:p>12:23:00 PM</text:p>
          </table:table-cell>
          <table:table-cell table:formula="of:=IF([.E52]&lt;TIME(20; 0; 0))" office:value-type="float" office:value="1" calcext:value-type="float">
            <text:p>1</text:p>
          </table:table-cell>
          <table:table-cell table:number-columns-repeated="2"/>
          <table:table-cell table:formula="of:=HOUR([.E52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C803</text:p>
          </table:table-cell>
          <table:table-cell table:formula="of:=LEFT([.C53]; 2)" office:value-type="string" office:string-value="FC" calcext:value-type="string">
            <text:p>FC</text:p>
          </table:table-cell>
          <table:table-cell table:formula="of:=[.E52] + TIME(0; [.A53]; 0)" office:value-type="time" office:time-value="PT12H26M00S" calcext:value-type="time">
            <text:p>12:26:00 PM</text:p>
          </table:table-cell>
          <table:table-cell table:formula="of:=IF([.E53]&lt;TIME(20; 0; 0))" office:value-type="float" office:value="1" calcext:value-type="float">
            <text:p>1</text:p>
          </table:table-cell>
          <table:table-cell table:number-columns-repeated="2"/>
          <table:table-cell table:formula="of:=HOUR([.E53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822</text:p>
          </table:table-cell>
          <table:table-cell table:formula="of:=LEFT([.C54]; 2)" office:value-type="string" office:string-value="DE" calcext:value-type="string">
            <text:p>DE</text:p>
          </table:table-cell>
          <table:table-cell table:formula="of:=[.E53] + TIME(0; [.A54]; 0)" office:value-type="time" office:time-value="PT12H39M00S" calcext:value-type="time">
            <text:p>12:39:00 PM</text:p>
          </table:table-cell>
          <table:table-cell table:formula="of:=IF([.E54]&lt;TIME(20; 0; 0))" office:value-type="float" office:value="1" calcext:value-type="float">
            <text:p>1</text:p>
          </table:table-cell>
          <table:table-cell table:number-columns-repeated="2"/>
          <table:table-cell table:formula="of:=HOUR([.E54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J152</text:p>
          </table:table-cell>
          <table:table-cell table:formula="of:=LEFT([.C55]; 2)" office:value-type="string" office:string-value="PJ" calcext:value-type="string">
            <text:p>PJ</text:p>
          </table:table-cell>
          <table:table-cell table:formula="of:=[.E54] + TIME(0; [.A55]; 0)" office:value-type="time" office:time-value="PT12H54M00S" calcext:value-type="time">
            <text:p>12:54:00 PM</text:p>
          </table:table-cell>
          <table:table-cell table:formula="of:=IF([.E55]&lt;TIME(20; 0; 0))" office:value-type="float" office:value="1" calcext:value-type="float">
            <text:p>1</text:p>
          </table:table-cell>
          <table:table-cell table:number-columns-repeated="2"/>
          <table:table-cell table:formula="of:=HOUR([.E55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K857</text:p>
          </table:table-cell>
          <table:table-cell table:formula="of:=LEFT([.C56]; 2)" office:value-type="string" office:string-value="GK" calcext:value-type="string">
            <text:p>GK</text:p>
          </table:table-cell>
          <table:table-cell table:formula="of:=[.E55] + TIME(0; [.A56]; 0)" office:value-type="time" office:time-value="PT12H55M00S" calcext:value-type="time">
            <text:p>12:55:00 PM</text:p>
          </table:table-cell>
          <table:table-cell table:formula="of:=IF([.E56]&lt;TIME(20; 0; 0))" office:value-type="float" office:value="1" calcext:value-type="float">
            <text:p>1</text:p>
          </table:table-cell>
          <table:table-cell table:number-columns-repeated="2"/>
          <table:table-cell table:formula="of:=HOUR([.E56]) -5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596</text:p>
          </table:table-cell>
          <table:table-cell table:formula="of:=LEFT([.C57]; 2)" office:value-type="string" office:string-value="BO" calcext:value-type="string">
            <text:p>BO</text:p>
          </table:table-cell>
          <table:table-cell table:formula="of:=[.E56] + TIME(0; [.A57]; 0)" office:value-type="time" office:time-value="PT13H10M00S" calcext:value-type="time">
            <text:p>01:10:00 PM</text:p>
          </table:table-cell>
          <table:table-cell table:formula="of:=IF([.E57]&lt;TIME(20; 0; 0))" office:value-type="float" office:value="1" calcext:value-type="float">
            <text:p>1</text:p>
          </table:table-cell>
          <table:table-cell table:number-columns-repeated="2"/>
          <table:table-cell table:formula="of:=HOUR([.E57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K488</text:p>
          </table:table-cell>
          <table:table-cell table:formula="of:=LEFT([.C58]; 2)" office:value-type="string" office:string-value="KK" calcext:value-type="string">
            <text:p>KK</text:p>
          </table:table-cell>
          <table:table-cell table:formula="of:=[.E57] + TIME(0; [.A58]; 0)" office:value-type="time" office:time-value="PT13H24M00S" calcext:value-type="time">
            <text:p>01:24:00 PM</text:p>
          </table:table-cell>
          <table:table-cell table:formula="of:=IF([.E58]&lt;TIME(20; 0; 0))" office:value-type="float" office:value="1" calcext:value-type="float">
            <text:p>1</text:p>
          </table:table-cell>
          <table:table-cell table:number-columns-repeated="2"/>
          <table:table-cell table:formula="of:=HOUR([.E58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420</text:p>
          </table:table-cell>
          <table:table-cell table:formula="of:=LEFT([.C59]; 2)" office:value-type="string" office:string-value="AI" calcext:value-type="string">
            <text:p>AI</text:p>
          </table:table-cell>
          <table:table-cell table:formula="of:=[.E58] + TIME(0; [.A59]; 0)" office:value-type="time" office:time-value="PT13H31M00S" calcext:value-type="time">
            <text:p>01:31:00 PM</text:p>
          </table:table-cell>
          <table:table-cell table:formula="of:=IF([.E59]&lt;TIME(20; 0; 0))" office:value-type="float" office:value="1" calcext:value-type="float">
            <text:p>1</text:p>
          </table:table-cell>
          <table:table-cell table:number-columns-repeated="2"/>
          <table:table-cell table:formula="of:=HOUR([.E59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J759</text:p>
          </table:table-cell>
          <table:table-cell table:formula="of:=LEFT([.C60]; 2)" office:value-type="string" office:string-value="KJ" calcext:value-type="string">
            <text:p>KJ</text:p>
          </table:table-cell>
          <table:table-cell table:formula="of:=[.E59] + TIME(0; [.A60]; 0)" office:value-type="time" office:time-value="PT13H38M00S" calcext:value-type="time">
            <text:p>01:38:00 PM</text:p>
          </table:table-cell>
          <table:table-cell table:formula="of:=IF([.E60]&lt;TIME(20; 0; 0))" office:value-type="float" office:value="1" calcext:value-type="float">
            <text:p>1</text:p>
          </table:table-cell>
          <table:table-cell table:number-columns-repeated="2"/>
          <table:table-cell table:formula="of:=HOUR([.E60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542</text:p>
          </table:table-cell>
          <table:table-cell table:formula="of:=LEFT([.C61]; 2)" office:value-type="string" office:string-value="DL" calcext:value-type="string">
            <text:p>DL</text:p>
          </table:table-cell>
          <table:table-cell table:formula="of:=[.E60] + TIME(0; [.A61]; 0)" office:value-type="time" office:time-value="PT13H44M00S" calcext:value-type="time">
            <text:p>01:44:00 PM</text:p>
          </table:table-cell>
          <table:table-cell table:formula="of:=IF([.E61]&lt;TIME(20; 0; 0))" office:value-type="float" office:value="1" calcext:value-type="float">
            <text:p>1</text:p>
          </table:table-cell>
          <table:table-cell table:number-columns-repeated="2"/>
          <table:table-cell table:formula="of:=HOUR([.E61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I840</text:p>
          </table:table-cell>
          <table:table-cell table:formula="of:=LEFT([.C62]; 2)" office:value-type="string" office:string-value="JI" calcext:value-type="string">
            <text:p>JI</text:p>
          </table:table-cell>
          <table:table-cell table:formula="of:=[.E61] + TIME(0; [.A62]; 0)" office:value-type="time" office:time-value="PT13H47M00S" calcext:value-type="time">
            <text:p>01:47:00 PM</text:p>
          </table:table-cell>
          <table:table-cell table:formula="of:=IF([.E62]&lt;TIME(20; 0; 0))" office:value-type="float" office:value="1" calcext:value-type="float">
            <text:p>1</text:p>
          </table:table-cell>
          <table:table-cell table:number-columns-repeated="2"/>
          <table:table-cell table:formula="of:=HOUR([.E62]) -5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K476</text:p>
          </table:table-cell>
          <table:table-cell table:formula="of:=LEFT([.C63]; 2)" office:value-type="string" office:string-value="KK" calcext:value-type="string">
            <text:p>KK</text:p>
          </table:table-cell>
          <table:table-cell table:formula="of:=[.E62] + TIME(0; [.A63]; 0)" office:value-type="time" office:time-value="PT14H02M00S" calcext:value-type="time">
            <text:p>02:02:00 PM</text:p>
          </table:table-cell>
          <table:table-cell table:formula="of:=IF([.E63]&lt;TIME(20; 0; 0))" office:value-type="float" office:value="1" calcext:value-type="float">
            <text:p>1</text:p>
          </table:table-cell>
          <table:table-cell table:number-columns-repeated="2"/>
          <table:table-cell table:formula="of:=HOUR([.E63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302</text:p>
          </table:table-cell>
          <table:table-cell table:formula="of:=LEFT([.C64]; 2)" office:value-type="string" office:string-value="HP" calcext:value-type="string">
            <text:p>HP</text:p>
          </table:table-cell>
          <table:table-cell table:formula="of:=[.E63] + TIME(0; [.A64]; 0)" office:value-type="time" office:time-value="PT14H05M00S" calcext:value-type="time">
            <text:p>02:05:00 PM</text:p>
          </table:table-cell>
          <table:table-cell table:formula="of:=IF([.E64]&lt;TIME(20; 0; 0))" office:value-type="float" office:value="1" calcext:value-type="float">
            <text:p>1</text:p>
          </table:table-cell>
          <table:table-cell table:number-columns-repeated="2"/>
          <table:table-cell table:formula="of:=HOUR([.E64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172</text:p>
          </table:table-cell>
          <table:table-cell table:formula="of:=LEFT([.C65]; 2)" office:value-type="string" office:string-value="FI" calcext:value-type="string">
            <text:p>FI</text:p>
          </table:table-cell>
          <table:table-cell table:formula="of:=[.E64] + TIME(0; [.A65]; 0)" office:value-type="time" office:time-value="PT14H13M00S" calcext:value-type="time">
            <text:p>02:13:00 PM</text:p>
          </table:table-cell>
          <table:table-cell table:formula="of:=IF([.E65]&lt;TIME(20; 0; 0))" office:value-type="float" office:value="1" calcext:value-type="float">
            <text:p>1</text:p>
          </table:table-cell>
          <table:table-cell table:number-columns-repeated="2"/>
          <table:table-cell table:formula="of:=HOUR([.E65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428</text:p>
          </table:table-cell>
          <table:table-cell table:formula="of:=LEFT([.C66]; 2)" office:value-type="string" office:string-value="NM" calcext:value-type="string">
            <text:p>NM</text:p>
          </table:table-cell>
          <table:table-cell table:formula="of:=[.E65] + TIME(0; [.A66]; 0)" office:value-type="time" office:time-value="PT14H18M00S" calcext:value-type="time">
            <text:p>02:18:00 PM</text:p>
          </table:table-cell>
          <table:table-cell table:formula="of:=IF([.E66]&lt;TIME(20; 0; 0))" office:value-type="float" office:value="1" calcext:value-type="float">
            <text:p>1</text:p>
          </table:table-cell>
          <table:table-cell table:number-columns-repeated="2"/>
          <table:table-cell table:formula="of:=HOUR([.E66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455</text:p>
          </table:table-cell>
          <table:table-cell table:formula="of:=LEFT([.C67]; 2)" office:value-type="string" office:string-value="PM" calcext:value-type="string">
            <text:p>PM</text:p>
          </table:table-cell>
          <table:table-cell table:formula="of:=[.E66] + TIME(0; [.A67]; 0)" office:value-type="time" office:time-value="PT14H20M00S" calcext:value-type="time">
            <text:p>02:20:00 PM</text:p>
          </table:table-cell>
          <table:table-cell table:formula="of:=IF([.E67]&lt;TIME(20; 0; 0))" office:value-type="float" office:value="1" calcext:value-type="float">
            <text:p>1</text:p>
          </table:table-cell>
          <table:table-cell table:number-columns-repeated="2"/>
          <table:table-cell table:formula="of:=HOUR([.E67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M637</text:p>
          </table:table-cell>
          <table:table-cell table:formula="of:=LEFT([.C68]; 2)" office:value-type="string" office:string-value="JM" calcext:value-type="string">
            <text:p>JM</text:p>
          </table:table-cell>
          <table:table-cell table:formula="of:=[.E67] + TIME(0; [.A68]; 0)" office:value-type="time" office:time-value="PT14H34M00S" calcext:value-type="time">
            <text:p>02:34:00 PM</text:p>
          </table:table-cell>
          <table:table-cell table:formula="of:=IF([.E68]&lt;TIME(20; 0; 0))" office:value-type="float" office:value="1" calcext:value-type="float">
            <text:p>1</text:p>
          </table:table-cell>
          <table:table-cell table:number-columns-repeated="2"/>
          <table:table-cell table:formula="of:=HOUR([.E68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K319</text:p>
          </table:table-cell>
          <table:table-cell table:formula="of:=LEFT([.C69]; 2)" office:value-type="string" office:string-value="PK" calcext:value-type="string">
            <text:p>PK</text:p>
          </table:table-cell>
          <table:table-cell table:formula="of:=[.E68] + TIME(0; [.A69]; 0)" office:value-type="time" office:time-value="PT14H41M00S" calcext:value-type="time">
            <text:p>02:41:00 PM</text:p>
          </table:table-cell>
          <table:table-cell table:formula="of:=IF([.E69]&lt;TIME(20; 0; 0))" office:value-type="float" office:value="1" calcext:value-type="float">
            <text:p>1</text:p>
          </table:table-cell>
          <table:table-cell table:number-columns-repeated="2"/>
          <table:table-cell table:formula="of:=HOUR([.E69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491</text:p>
          </table:table-cell>
          <table:table-cell table:formula="of:=LEFT([.C70]; 2)" office:value-type="string" office:string-value="PM" calcext:value-type="string">
            <text:p>PM</text:p>
          </table:table-cell>
          <table:table-cell table:formula="of:=[.E69] + TIME(0; [.A70]; 0)" office:value-type="time" office:time-value="PT14H55M00S" calcext:value-type="time">
            <text:p>02:55:00 PM</text:p>
          </table:table-cell>
          <table:table-cell table:formula="of:=IF([.E70]&lt;TIME(20; 0; 0))" office:value-type="float" office:value="1" calcext:value-type="float">
            <text:p>1</text:p>
          </table:table-cell>
          <table:table-cell table:number-columns-repeated="2"/>
          <table:table-cell table:formula="of:=HOUR([.E70]) -5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831</text:p>
          </table:table-cell>
          <table:table-cell table:formula="of:=LEFT([.C71]; 2)" office:value-type="string" office:string-value="BC" calcext:value-type="string">
            <text:p>BC</text:p>
          </table:table-cell>
          <table:table-cell table:formula="of:=[.E70] + TIME(0; [.A71]; 0)" office:value-type="time" office:time-value="PT15H06M00S" calcext:value-type="time">
            <text:p>03:06:00 PM</text:p>
          </table:table-cell>
          <table:table-cell table:formula="of:=IF([.E71]&lt;TIME(20; 0; 0))" office:value-type="float" office:value="1" calcext:value-type="float">
            <text:p>1</text:p>
          </table:table-cell>
          <table:table-cell table:number-columns-repeated="2"/>
          <table:table-cell table:formula="of:=HOUR([.E71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J247</text:p>
          </table:table-cell>
          <table:table-cell table:formula="of:=LEFT([.C72]; 2)" office:value-type="string" office:string-value="OJ" calcext:value-type="string">
            <text:p>OJ</text:p>
          </table:table-cell>
          <table:table-cell table:formula="of:=[.E71] + TIME(0; [.A72]; 0)" office:value-type="time" office:time-value="PT15H08M00S" calcext:value-type="time">
            <text:p>03:08:00 PM</text:p>
          </table:table-cell>
          <table:table-cell table:formula="of:=IF([.E72]&lt;TIME(20; 0; 0))" office:value-type="float" office:value="1" calcext:value-type="float">
            <text:p>1</text:p>
          </table:table-cell>
          <table:table-cell table:number-columns-repeated="2"/>
          <table:table-cell table:formula="of:=HOUR([.E72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H892</text:p>
          </table:table-cell>
          <table:table-cell table:formula="of:=LEFT([.C73]; 2)" office:value-type="string" office:string-value="EH" calcext:value-type="string">
            <text:p>EH</text:p>
          </table:table-cell>
          <table:table-cell table:formula="of:=[.E72] + TIME(0; [.A73]; 0)" office:value-type="time" office:time-value="PT15H19M00S" calcext:value-type="time">
            <text:p>03:19:00 PM</text:p>
          </table:table-cell>
          <table:table-cell table:formula="of:=IF([.E73]&lt;TIME(20; 0; 0))" office:value-type="float" office:value="1" calcext:value-type="float">
            <text:p>1</text:p>
          </table:table-cell>
          <table:table-cell table:number-columns-repeated="2"/>
          <table:table-cell table:formula="of:=HOUR([.E73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N904</text:p>
          </table:table-cell>
          <table:table-cell table:formula="of:=LEFT([.C74]; 2)" office:value-type="string" office:string-value="JN" calcext:value-type="string">
            <text:p>JN</text:p>
          </table:table-cell>
          <table:table-cell table:formula="of:=[.E73] + TIME(0; [.A74]; 0)" office:value-type="time" office:time-value="PT15H23M00S" calcext:value-type="time">
            <text:p>03:23:00 PM</text:p>
          </table:table-cell>
          <table:table-cell table:formula="of:=IF([.E74]&lt;TIME(20; 0; 0))" office:value-type="float" office:value="1" calcext:value-type="float">
            <text:p>1</text:p>
          </table:table-cell>
          <table:table-cell table:number-columns-repeated="2"/>
          <table:table-cell table:formula="of:=HOUR([.E74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291</text:p>
          </table:table-cell>
          <table:table-cell table:formula="of:=LEFT([.C75]; 2)" office:value-type="string" office:string-value="KI" calcext:value-type="string">
            <text:p>KI</text:p>
          </table:table-cell>
          <table:table-cell table:formula="of:=[.E74] + TIME(0; [.A75]; 0)" office:value-type="time" office:time-value="PT15H26M00S" calcext:value-type="time">
            <text:p>03:26:00 PM</text:p>
          </table:table-cell>
          <table:table-cell table:formula="of:=IF([.E75]&lt;TIME(20; 0; 0))" office:value-type="float" office:value="1" calcext:value-type="float">
            <text:p>1</text:p>
          </table:table-cell>
          <table:table-cell table:number-columns-repeated="2"/>
          <table:table-cell table:formula="of:=HOUR([.E75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590</text:p>
          </table:table-cell>
          <table:table-cell table:formula="of:=LEFT([.C76]; 2)" office:value-type="string" office:string-value="MF" calcext:value-type="string">
            <text:p>MF</text:p>
          </table:table-cell>
          <table:table-cell table:formula="of:=[.E75] + TIME(0; [.A76]; 0)" office:value-type="time" office:time-value="PT15H28M00S" calcext:value-type="time">
            <text:p>03:28:00 PM</text:p>
          </table:table-cell>
          <table:table-cell table:formula="of:=IF([.E76]&lt;TIME(20; 0; 0))" office:value-type="float" office:value="1" calcext:value-type="float">
            <text:p>1</text:p>
          </table:table-cell>
          <table:table-cell table:number-columns-repeated="2"/>
          <table:table-cell table:formula="of:=HOUR([.E76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N225</text:p>
          </table:table-cell>
          <table:table-cell table:formula="of:=LEFT([.C77]; 2)" office:value-type="string" office:string-value="LN" calcext:value-type="string">
            <text:p>LN</text:p>
          </table:table-cell>
          <table:table-cell table:formula="of:=[.E76] + TIME(0; [.A77]; 0)" office:value-type="time" office:time-value="PT15H41M00S" calcext:value-type="time">
            <text:p>03:41:00 PM</text:p>
          </table:table-cell>
          <table:table-cell table:formula="of:=IF([.E77]&lt;TIME(20; 0; 0))" office:value-type="float" office:value="1" calcext:value-type="float">
            <text:p>1</text:p>
          </table:table-cell>
          <table:table-cell table:number-columns-repeated="2"/>
          <table:table-cell table:formula="of:=HOUR([.E77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N589</text:p>
          </table:table-cell>
          <table:table-cell table:formula="of:=LEFT([.C78]; 2)" office:value-type="string" office:string-value="CN" calcext:value-type="string">
            <text:p>CN</text:p>
          </table:table-cell>
          <table:table-cell table:formula="of:=[.E77] + TIME(0; [.A78]; 0)" office:value-type="time" office:time-value="PT15H44M00S" calcext:value-type="time">
            <text:p>03:44:00 PM</text:p>
          </table:table-cell>
          <table:table-cell table:formula="of:=IF([.E78]&lt;TIME(20; 0; 0))" office:value-type="float" office:value="1" calcext:value-type="float">
            <text:p>1</text:p>
          </table:table-cell>
          <table:table-cell table:number-columns-repeated="2"/>
          <table:table-cell table:formula="of:=HOUR([.E78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M352</text:p>
          </table:table-cell>
          <table:table-cell table:formula="of:=LEFT([.C79]; 2)" office:value-type="string" office:string-value="JM" calcext:value-type="string">
            <text:p>JM</text:p>
          </table:table-cell>
          <table:table-cell table:formula="of:=[.E78] + TIME(0; [.A79]; 0)" office:value-type="time" office:time-value="PT15H53M00S" calcext:value-type="time">
            <text:p>03:53:00 PM</text:p>
          </table:table-cell>
          <table:table-cell table:formula="of:=IF([.E79]&lt;TIME(20; 0; 0))" office:value-type="float" office:value="1" calcext:value-type="float">
            <text:p>1</text:p>
          </table:table-cell>
          <table:table-cell table:number-columns-repeated="2"/>
          <table:table-cell table:formula="of:=HOUR([.E79]) -5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425</text:p>
          </table:table-cell>
          <table:table-cell table:formula="of:=LEFT([.C80]; 2)" office:value-type="string" office:string-value="AA" calcext:value-type="string">
            <text:p>AA</text:p>
          </table:table-cell>
          <table:table-cell table:formula="of:=[.E79] + TIME(0; [.A80]; 0)" office:value-type="time" office:time-value="PT16H06M00S" calcext:value-type="time">
            <text:p>04:06:00 PM</text:p>
          </table:table-cell>
          <table:table-cell table:formula="of:=IF([.E80]&lt;TIME(20; 0; 0))" office:value-type="float" office:value="1" calcext:value-type="float">
            <text:p>1</text:p>
          </table:table-cell>
          <table:table-cell table:number-columns-repeated="2"/>
          <table:table-cell table:formula="of:=HOUR([.E80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629</text:p>
          </table:table-cell>
          <table:table-cell table:formula="of:=LEFT([.C81]; 2)" office:value-type="string" office:string-value="OI" calcext:value-type="string">
            <text:p>OI</text:p>
          </table:table-cell>
          <table:table-cell table:formula="of:=[.E80] + TIME(0; [.A81]; 0)" office:value-type="time" office:time-value="PT16H13M00S" calcext:value-type="time">
            <text:p>04:13:00 PM</text:p>
          </table:table-cell>
          <table:table-cell table:formula="of:=IF([.E81]&lt;TIME(20; 0; 0))" office:value-type="float" office:value="1" calcext:value-type="float">
            <text:p>1</text:p>
          </table:table-cell>
          <table:table-cell table:number-columns-repeated="2"/>
          <table:table-cell table:formula="of:=HOUR([.E81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731</text:p>
          </table:table-cell>
          <table:table-cell table:formula="of:=LEFT([.C82]; 2)" office:value-type="string" office:string-value="HA" calcext:value-type="string">
            <text:p>HA</text:p>
          </table:table-cell>
          <table:table-cell table:formula="of:=[.E81] + TIME(0; [.A82]; 0)" office:value-type="time" office:time-value="PT16H26M00S" calcext:value-type="time">
            <text:p>04:26:00 PM</text:p>
          </table:table-cell>
          <table:table-cell table:formula="of:=IF([.E82]&lt;TIME(20; 0; 0))" office:value-type="float" office:value="1" calcext:value-type="float">
            <text:p>1</text:p>
          </table:table-cell>
          <table:table-cell table:number-columns-repeated="2"/>
          <table:table-cell table:formula="of:=HOUR([.E82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781</text:p>
          </table:table-cell>
          <table:table-cell table:formula="of:=LEFT([.C83]; 2)" office:value-type="string" office:string-value="GA" calcext:value-type="string">
            <text:p>GA</text:p>
          </table:table-cell>
          <table:table-cell table:formula="of:=[.E82] + TIME(0; [.A83]; 0)" office:value-type="time" office:time-value="PT16H30M00S" calcext:value-type="time">
            <text:p>04:30:00 PM</text:p>
          </table:table-cell>
          <table:table-cell table:formula="of:=IF([.E83]&lt;TIME(20; 0; 0))" office:value-type="float" office:value="1" calcext:value-type="float">
            <text:p>1</text:p>
          </table:table-cell>
          <table:table-cell table:number-columns-repeated="2"/>
          <table:table-cell table:formula="of:=HOUR([.E83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755</text:p>
          </table:table-cell>
          <table:table-cell table:formula="of:=LEFT([.C84]; 2)" office:value-type="string" office:string-value="LM" calcext:value-type="string">
            <text:p>LM</text:p>
          </table:table-cell>
          <table:table-cell table:formula="of:=[.E83] + TIME(0; [.A84]; 0)" office:value-type="time" office:time-value="PT16H37M00S" calcext:value-type="time">
            <text:p>04:37:00 PM</text:p>
          </table:table-cell>
          <table:table-cell table:formula="of:=IF([.E84]&lt;TIME(20; 0; 0))" office:value-type="float" office:value="1" calcext:value-type="float">
            <text:p>1</text:p>
          </table:table-cell>
          <table:table-cell table:number-columns-repeated="2"/>
          <table:table-cell table:formula="of:=HOUR([.E84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347</text:p>
          </table:table-cell>
          <table:table-cell table:formula="of:=LEFT([.C85]; 2)" office:value-type="string" office:string-value="AE" calcext:value-type="string">
            <text:p>AE</text:p>
          </table:table-cell>
          <table:table-cell table:formula="of:=[.E84] + TIME(0; [.A85]; 0)" office:value-type="time" office:time-value="PT16H40M00S" calcext:value-type="time">
            <text:p>04:40:00 PM</text:p>
          </table:table-cell>
          <table:table-cell table:formula="of:=IF([.E85]&lt;TIME(20; 0; 0))" office:value-type="float" office:value="1" calcext:value-type="float">
            <text:p>1</text:p>
          </table:table-cell>
          <table:table-cell table:number-columns-repeated="2"/>
          <table:table-cell table:formula="of:=HOUR([.E85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313</text:p>
          </table:table-cell>
          <table:table-cell table:formula="of:=LEFT([.C86]; 2)" office:value-type="string" office:string-value="GF" calcext:value-type="string">
            <text:p>GF</text:p>
          </table:table-cell>
          <table:table-cell table:formula="of:=[.E85] + TIME(0; [.A86]; 0)" office:value-type="time" office:time-value="PT16H44M00S" calcext:value-type="time">
            <text:p>04:44:00 PM</text:p>
          </table:table-cell>
          <table:table-cell table:formula="of:=IF([.E86]&lt;TIME(20; 0; 0))" office:value-type="float" office:value="1" calcext:value-type="float">
            <text:p>1</text:p>
          </table:table-cell>
          <table:table-cell table:number-columns-repeated="2"/>
          <table:table-cell table:formula="of:=HOUR([.E86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961</text:p>
          </table:table-cell>
          <table:table-cell table:formula="of:=LEFT([.C87]; 2)" office:value-type="string" office:string-value="EF" calcext:value-type="string">
            <text:p>EF</text:p>
          </table:table-cell>
          <table:table-cell table:formula="of:=[.E86] + TIME(0; [.A87]; 0)" office:value-type="time" office:time-value="PT16H51M00S" calcext:value-type="time">
            <text:p>04:51:00 PM</text:p>
          </table:table-cell>
          <table:table-cell table:formula="of:=IF([.E87]&lt;TIME(20; 0; 0))" office:value-type="float" office:value="1" calcext:value-type="float">
            <text:p>1</text:p>
          </table:table-cell>
          <table:table-cell table:number-columns-repeated="2"/>
          <table:table-cell table:formula="of:=HOUR([.E87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926</text:p>
          </table:table-cell>
          <table:table-cell table:formula="of:=LEFT([.C88]; 2)" office:value-type="string" office:string-value="PO" calcext:value-type="string">
            <text:p>PO</text:p>
          </table:table-cell>
          <table:table-cell table:formula="of:=[.E87] + TIME(0; [.A88]; 0)" office:value-type="time" office:time-value="PT16H54M00S" calcext:value-type="time">
            <text:p>04:54:00 PM</text:p>
          </table:table-cell>
          <table:table-cell table:formula="of:=IF([.E88]&lt;TIME(20; 0; 0))" office:value-type="float" office:value="1" calcext:value-type="float">
            <text:p>1</text:p>
          </table:table-cell>
          <table:table-cell table:number-columns-repeated="2"/>
          <table:table-cell table:formula="of:=HOUR([.E88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H234</text:p>
          </table:table-cell>
          <table:table-cell table:formula="of:=LEFT([.C89]; 2)" office:value-type="string" office:string-value="NH" calcext:value-type="string">
            <text:p>NH</text:p>
          </table:table-cell>
          <table:table-cell table:formula="of:=[.E88] + TIME(0; [.A89]; 0)" office:value-type="time" office:time-value="PT16H55M00S" calcext:value-type="time">
            <text:p>04:55:00 PM</text:p>
          </table:table-cell>
          <table:table-cell table:formula="of:=IF([.E89]&lt;TIME(20; 0; 0))" office:value-type="float" office:value="1" calcext:value-type="float">
            <text:p>1</text:p>
          </table:table-cell>
          <table:table-cell table:number-columns-repeated="2"/>
          <table:table-cell table:formula="of:=HOUR([.E89]) -5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864</text:p>
          </table:table-cell>
          <table:table-cell table:formula="of:=LEFT([.C90]; 2)" office:value-type="string" office:string-value="AG" calcext:value-type="string">
            <text:p>AG</text:p>
          </table:table-cell>
          <table:table-cell table:formula="of:=[.E89] + TIME(0; [.A90]; 0)" office:value-type="time" office:time-value="PT17H09M00S" calcext:value-type="time">
            <text:p>05:09:00 PM</text:p>
          </table:table-cell>
          <table:table-cell table:formula="of:=IF([.E90]&lt;TIME(20; 0; 0))" office:value-type="float" office:value="1" calcext:value-type="float">
            <text:p>1</text:p>
          </table:table-cell>
          <table:table-cell table:number-columns-repeated="2"/>
          <table:table-cell table:formula="of:=HOUR([.E90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M336</text:p>
          </table:table-cell>
          <table:table-cell table:formula="of:=LEFT([.C91]; 2)" office:value-type="string" office:string-value="DM" calcext:value-type="string">
            <text:p>DM</text:p>
          </table:table-cell>
          <table:table-cell table:formula="of:=[.E90] + TIME(0; [.A91]; 0)" office:value-type="time" office:time-value="PT17H14M00S" calcext:value-type="time">
            <text:p>05:14:00 PM</text:p>
          </table:table-cell>
          <table:table-cell table:formula="of:=IF([.E91]&lt;TIME(20; 0; 0))" office:value-type="float" office:value="1" calcext:value-type="float">
            <text:p>1</text:p>
          </table:table-cell>
          <table:table-cell table:number-columns-repeated="2"/>
          <table:table-cell table:formula="of:=HOUR([.E91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392</text:p>
          </table:table-cell>
          <table:table-cell table:formula="of:=LEFT([.C92]; 2)" office:value-type="string" office:string-value="LM" calcext:value-type="string">
            <text:p>LM</text:p>
          </table:table-cell>
          <table:table-cell table:formula="of:=[.E91] + TIME(0; [.A92]; 0)" office:value-type="time" office:time-value="PT17H18M00S" calcext:value-type="time">
            <text:p>05:18:00 PM</text:p>
          </table:table-cell>
          <table:table-cell table:formula="of:=IF([.E92]&lt;TIME(20; 0; 0))" office:value-type="float" office:value="1" calcext:value-type="float">
            <text:p>1</text:p>
          </table:table-cell>
          <table:table-cell table:number-columns-repeated="2"/>
          <table:table-cell table:formula="of:=HOUR([.E92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H559</text:p>
          </table:table-cell>
          <table:table-cell table:formula="of:=LEFT([.C93]; 2)" office:value-type="string" office:string-value="EH" calcext:value-type="string">
            <text:p>EH</text:p>
          </table:table-cell>
          <table:table-cell table:formula="of:=[.E92] + TIME(0; [.A93]; 0)" office:value-type="time" office:time-value="PT17H23M00S" calcext:value-type="time">
            <text:p>05:23:00 PM</text:p>
          </table:table-cell>
          <table:table-cell table:formula="of:=IF([.E93]&lt;TIME(20; 0; 0))" office:value-type="float" office:value="1" calcext:value-type="float">
            <text:p>1</text:p>
          </table:table-cell>
          <table:table-cell table:number-columns-repeated="2"/>
          <table:table-cell table:formula="of:=HOUR([.E93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465</text:p>
          </table:table-cell>
          <table:table-cell table:formula="of:=LEFT([.C94]; 2)" office:value-type="string" office:string-value="HC" calcext:value-type="string">
            <text:p>HC</text:p>
          </table:table-cell>
          <table:table-cell table:formula="of:=[.E93] + TIME(0; [.A94]; 0)" office:value-type="time" office:time-value="PT17H29M00S" calcext:value-type="time">
            <text:p>05:29:00 PM</text:p>
          </table:table-cell>
          <table:table-cell table:formula="of:=IF([.E94]&lt;TIME(20; 0; 0))" office:value-type="float" office:value="1" calcext:value-type="float">
            <text:p>1</text:p>
          </table:table-cell>
          <table:table-cell table:number-columns-repeated="2"/>
          <table:table-cell table:formula="of:=HOUR([.E94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246</text:p>
          </table:table-cell>
          <table:table-cell table:formula="of:=LEFT([.C95]; 2)" office:value-type="string" office:string-value="BL" calcext:value-type="string">
            <text:p>BL</text:p>
          </table:table-cell>
          <table:table-cell table:formula="of:=[.E94] + TIME(0; [.A95]; 0)" office:value-type="time" office:time-value="PT17H37M00S" calcext:value-type="time">
            <text:p>05:37:00 PM</text:p>
          </table:table-cell>
          <table:table-cell table:formula="of:=IF([.E95]&lt;TIME(20; 0; 0))" office:value-type="float" office:value="1" calcext:value-type="float">
            <text:p>1</text:p>
          </table:table-cell>
          <table:table-cell table:number-columns-repeated="2"/>
          <table:table-cell table:formula="of:=HOUR([.E95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771</text:p>
          </table:table-cell>
          <table:table-cell table:formula="of:=LEFT([.C96]; 2)" office:value-type="string" office:string-value="FG" calcext:value-type="string">
            <text:p>FG</text:p>
          </table:table-cell>
          <table:table-cell table:formula="of:=[.E95] + TIME(0; [.A96]; 0)" office:value-type="time" office:time-value="PT17H52M00S" calcext:value-type="time">
            <text:p>05:52:00 PM</text:p>
          </table:table-cell>
          <table:table-cell table:formula="of:=IF([.E96]&lt;TIME(20; 0; 0))" office:value-type="float" office:value="1" calcext:value-type="float">
            <text:p>1</text:p>
          </table:table-cell>
          <table:table-cell table:number-columns-repeated="2"/>
          <table:table-cell table:formula="of:=HOUR([.E96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327</text:p>
          </table:table-cell>
          <table:table-cell table:formula="of:=LEFT([.C97]; 2)" office:value-type="string" office:string-value="IC" calcext:value-type="string">
            <text:p>IC</text:p>
          </table:table-cell>
          <table:table-cell table:formula="of:=[.E96] + TIME(0; [.A97]; 0)" office:value-type="time" office:time-value="PT17H53M00S" calcext:value-type="time">
            <text:p>05:53:00 PM</text:p>
          </table:table-cell>
          <table:table-cell table:formula="of:=IF([.E97]&lt;TIME(20; 0; 0))" office:value-type="float" office:value="1" calcext:value-type="float">
            <text:p>1</text:p>
          </table:table-cell>
          <table:table-cell table:number-columns-repeated="2"/>
          <table:table-cell table:formula="of:=HOUR([.E97]) -5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K843</text:p>
          </table:table-cell>
          <table:table-cell table:formula="of:=LEFT([.C98]; 2)" office:value-type="string" office:string-value="JK" calcext:value-type="string">
            <text:p>JK</text:p>
          </table:table-cell>
          <table:table-cell table:formula="of:=[.E97] + TIME(0; [.A98]; 0)" office:value-type="time" office:time-value="PT18H07M00S" calcext:value-type="time">
            <text:p>06:07:00 PM</text:p>
          </table:table-cell>
          <table:table-cell table:formula="of:=IF([.E98]&lt;TIME(20; 0; 0))" office:value-type="float" office:value="1" calcext:value-type="float">
            <text:p>1</text:p>
          </table:table-cell>
          <table:table-cell table:number-columns-repeated="2"/>
          <table:table-cell table:formula="of:=HOUR([.E98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393</text:p>
          </table:table-cell>
          <table:table-cell table:formula="of:=LEFT([.C99]; 2)" office:value-type="string" office:string-value="CL" calcext:value-type="string">
            <text:p>CL</text:p>
          </table:table-cell>
          <table:table-cell table:formula="of:=[.E98] + TIME(0; [.A99]; 0)" office:value-type="time" office:time-value="PT18H13M00S" calcext:value-type="time">
            <text:p>06:13:00 PM</text:p>
          </table:table-cell>
          <table:table-cell table:formula="of:=IF([.E99]&lt;TIME(20; 0; 0))" office:value-type="float" office:value="1" calcext:value-type="float">
            <text:p>1</text:p>
          </table:table-cell>
          <table:table-cell table:number-columns-repeated="2"/>
          <table:table-cell table:formula="of:=HOUR([.E99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P226</text:p>
          </table:table-cell>
          <table:table-cell table:formula="of:=LEFT([.C100]; 2)" office:value-type="string" office:string-value="NP" calcext:value-type="string">
            <text:p>NP</text:p>
          </table:table-cell>
          <table:table-cell table:formula="of:=[.E99] + TIME(0; [.A100]; 0)" office:value-type="time" office:time-value="PT18H20M00S" calcext:value-type="time">
            <text:p>06:20:00 PM</text:p>
          </table:table-cell>
          <table:table-cell table:formula="of:=IF([.E100]&lt;TIME(20; 0; 0))" office:value-type="float" office:value="1" calcext:value-type="float">
            <text:p>1</text:p>
          </table:table-cell>
          <table:table-cell table:number-columns-repeated="2"/>
          <table:table-cell table:formula="of:=HOUR([.E100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710</text:p>
          </table:table-cell>
          <table:table-cell table:formula="of:=LEFT([.C101]; 2)" office:value-type="string" office:string-value="PI" calcext:value-type="string">
            <text:p>PI</text:p>
          </table:table-cell>
          <table:table-cell table:formula="of:=[.E100] + TIME(0; [.A101]; 0)" office:value-type="time" office:time-value="PT18H30M00S" calcext:value-type="time">
            <text:p>06:30:00 PM</text:p>
          </table:table-cell>
          <table:table-cell table:formula="of:=IF([.E101]&lt;TIME(20; 0; 0))" office:value-type="float" office:value="1" calcext:value-type="float">
            <text:p>1</text:p>
          </table:table-cell>
          <table:table-cell table:number-columns-repeated="2"/>
          <table:table-cell table:formula="of:=HOUR([.E101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435</text:p>
          </table:table-cell>
          <table:table-cell table:formula="of:=LEFT([.C102]; 2)" office:value-type="string" office:string-value="GA" calcext:value-type="string">
            <text:p>GA</text:p>
          </table:table-cell>
          <table:table-cell table:formula="of:=[.E101] + TIME(0; [.A102]; 0)" office:value-type="time" office:time-value="PT18H35M00S" calcext:value-type="time">
            <text:p>06:35:00 PM</text:p>
          </table:table-cell>
          <table:table-cell table:formula="of:=IF([.E102]&lt;TIME(20; 0; 0))" office:value-type="float" office:value="1" calcext:value-type="float">
            <text:p>1</text:p>
          </table:table-cell>
          <table:table-cell table:number-columns-repeated="2"/>
          <table:table-cell table:formula="of:=HOUR([.E102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H451</text:p>
          </table:table-cell>
          <table:table-cell table:formula="of:=LEFT([.C103]; 2)" office:value-type="string" office:string-value="AH" calcext:value-type="string">
            <text:p>AH</text:p>
          </table:table-cell>
          <table:table-cell table:formula="of:=[.E102] + TIME(0; [.A103]; 0)" office:value-type="time" office:time-value="PT18H48M00S" calcext:value-type="time">
            <text:p>06:48:00 PM</text:p>
          </table:table-cell>
          <table:table-cell table:formula="of:=IF([.E103]&lt;TIME(20; 0; 0))" office:value-type="float" office:value="1" calcext:value-type="float">
            <text:p>1</text:p>
          </table:table-cell>
          <table:table-cell table:number-columns-repeated="2"/>
          <table:table-cell table:formula="of:=HOUR([.E103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J379</text:p>
          </table:table-cell>
          <table:table-cell table:formula="of:=LEFT([.C104]; 2)" office:value-type="string" office:string-value="IJ" calcext:value-type="string">
            <text:p>IJ</text:p>
          </table:table-cell>
          <table:table-cell table:formula="of:=[.E103] + TIME(0; [.A104]; 0)" office:value-type="time" office:time-value="PT18H50M00S" calcext:value-type="time">
            <text:p>06:50:00 PM</text:p>
          </table:table-cell>
          <table:table-cell table:formula="of:=IF([.E104]&lt;TIME(20; 0; 0))" office:value-type="float" office:value="1" calcext:value-type="float">
            <text:p>1</text:p>
          </table:table-cell>
          <table:table-cell table:number-columns-repeated="2"/>
          <table:table-cell table:formula="of:=HOUR([.E104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791</text:p>
          </table:table-cell>
          <table:table-cell table:formula="of:=LEFT([.C105]; 2)" office:value-type="string" office:string-value="CC" calcext:value-type="string">
            <text:p>CC</text:p>
          </table:table-cell>
          <table:table-cell table:formula="of:=[.E104] + TIME(0; [.A105]; 0)" office:value-type="time" office:time-value="PT18H59M00S" calcext:value-type="time">
            <text:p>06:59:00 PM</text:p>
          </table:table-cell>
          <table:table-cell table:formula="of:=IF([.E105]&lt;TIME(20; 0; 0))" office:value-type="float" office:value="1" calcext:value-type="float">
            <text:p>1</text:p>
          </table:table-cell>
          <table:table-cell table:number-columns-repeated="2"/>
          <table:table-cell table:formula="of:=HOUR([.E105]) -5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135</text:p>
          </table:table-cell>
          <table:table-cell table:formula="of:=LEFT([.C106]; 2)" office:value-type="string" office:string-value="AF" calcext:value-type="string">
            <text:p>AF</text:p>
          </table:table-cell>
          <table:table-cell table:formula="of:=[.E105] + TIME(0; [.A106]; 0)" office:value-type="time" office:time-value="PT19H07M00S" calcext:value-type="time">
            <text:p>07:07:00 PM</text:p>
          </table:table-cell>
          <table:table-cell table:formula="of:=IF([.E106]&lt;TIME(20; 0; 0))" office:value-type="float" office:value="1" calcext:value-type="float">
            <text:p>1</text:p>
          </table:table-cell>
          <table:table-cell table:number-columns-repeated="2"/>
          <table:table-cell table:formula="of:=HOUR([.E106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872</text:p>
          </table:table-cell>
          <table:table-cell table:formula="of:=LEFT([.C107]; 2)" office:value-type="string" office:string-value="MN" calcext:value-type="string">
            <text:p>MN</text:p>
          </table:table-cell>
          <table:table-cell table:formula="of:=[.E106] + TIME(0; [.A107]; 0)" office:value-type="time" office:time-value="PT19H08M00S" calcext:value-type="time">
            <text:p>07:08:00 PM</text:p>
          </table:table-cell>
          <table:table-cell table:formula="of:=IF([.E107]&lt;TIME(20; 0; 0))" office:value-type="float" office:value="1" calcext:value-type="float">
            <text:p>1</text:p>
          </table:table-cell>
          <table:table-cell table:number-columns-repeated="2"/>
          <table:table-cell table:formula="of:=HOUR([.E107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P599</text:p>
          </table:table-cell>
          <table:table-cell table:formula="of:=LEFT([.C108]; 2)" office:value-type="string" office:string-value="LP" calcext:value-type="string">
            <text:p>LP</text:p>
          </table:table-cell>
          <table:table-cell table:formula="of:=[.E107] + TIME(0; [.A108]; 0)" office:value-type="time" office:time-value="PT19H18M00S" calcext:value-type="time">
            <text:p>07:18:00 PM</text:p>
          </table:table-cell>
          <table:table-cell table:formula="of:=IF([.E108]&lt;TIME(20; 0; 0))" office:value-type="float" office:value="1" calcext:value-type="float">
            <text:p>1</text:p>
          </table:table-cell>
          <table:table-cell table:number-columns-repeated="2"/>
          <table:table-cell table:formula="of:=HOUR([.E108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D829</text:p>
          </table:table-cell>
          <table:table-cell table:formula="of:=LEFT([.C109]; 2)" office:value-type="string" office:string-value="OD" calcext:value-type="string">
            <text:p>OD</text:p>
          </table:table-cell>
          <table:table-cell table:formula="of:=[.E108] + TIME(0; [.A109]; 0)" office:value-type="time" office:time-value="PT19H20M00S" calcext:value-type="time">
            <text:p>07:20:00 PM</text:p>
          </table:table-cell>
          <table:table-cell table:formula="of:=IF([.E109]&lt;TIME(20; 0; 0))" office:value-type="float" office:value="1" calcext:value-type="float">
            <text:p>1</text:p>
          </table:table-cell>
          <table:table-cell table:number-columns-repeated="2"/>
          <table:table-cell table:formula="of:=HOUR([.E109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N305</text:p>
          </table:table-cell>
          <table:table-cell table:formula="of:=LEFT([.C110]; 2)" office:value-type="string" office:string-value="KN" calcext:value-type="string">
            <text:p>KN</text:p>
          </table:table-cell>
          <table:table-cell table:formula="of:=[.E109] + TIME(0; [.A110]; 0)" office:value-type="time" office:time-value="PT19H26M00S" calcext:value-type="time">
            <text:p>07:26:00 PM</text:p>
          </table:table-cell>
          <table:table-cell table:formula="of:=IF([.E110]&lt;TIME(20; 0; 0))" office:value-type="float" office:value="1" calcext:value-type="float">
            <text:p>1</text:p>
          </table:table-cell>
          <table:table-cell table:number-columns-repeated="2"/>
          <table:table-cell table:formula="of:=HOUR([.E110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H528</text:p>
          </table:table-cell>
          <table:table-cell table:formula="of:=LEFT([.C111]; 2)" office:value-type="string" office:string-value="AH" calcext:value-type="string">
            <text:p>AH</text:p>
          </table:table-cell>
          <table:table-cell table:formula="of:=[.E110] + TIME(0; [.A111]; 0)" office:value-type="time" office:time-value="PT19H28M00S" calcext:value-type="time">
            <text:p>07:28:00 PM</text:p>
          </table:table-cell>
          <table:table-cell table:formula="of:=IF([.E111]&lt;TIME(20; 0; 0))" office:value-type="float" office:value="1" calcext:value-type="float">
            <text:p>1</text:p>
          </table:table-cell>
          <table:table-cell table:number-columns-repeated="2"/>
          <table:table-cell table:formula="of:=HOUR([.E111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524</text:p>
          </table:table-cell>
          <table:table-cell table:formula="of:=LEFT([.C112]; 2)" office:value-type="string" office:string-value="CA" calcext:value-type="string">
            <text:p>CA</text:p>
          </table:table-cell>
          <table:table-cell table:formula="of:=[.E111] + TIME(0; [.A112]; 0)" office:value-type="time" office:time-value="PT19H32M00S" calcext:value-type="time">
            <text:p>07:32:00 PM</text:p>
          </table:table-cell>
          <table:table-cell table:formula="of:=IF([.E112]&lt;TIME(20; 0; 0))" office:value-type="float" office:value="1" calcext:value-type="float">
            <text:p>1</text:p>
          </table:table-cell>
          <table:table-cell table:number-columns-repeated="2"/>
          <table:table-cell table:formula="of:=HOUR([.E112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925</text:p>
          </table:table-cell>
          <table:table-cell table:formula="of:=LEFT([.C113]; 2)" office:value-type="string" office:string-value="EP" calcext:value-type="string">
            <text:p>EP</text:p>
          </table:table-cell>
          <table:table-cell table:formula="of:=[.E112] + TIME(0; [.A113]; 0)" office:value-type="time" office:time-value="PT19H41M00S" calcext:value-type="time">
            <text:p>07:41:00 PM</text:p>
          </table:table-cell>
          <table:table-cell table:formula="of:=IF([.E113]&lt;TIME(20; 0; 0))" office:value-type="float" office:value="1" calcext:value-type="float">
            <text:p>1</text:p>
          </table:table-cell>
          <table:table-cell table:number-columns-repeated="2"/>
          <table:table-cell table:formula="of:=HOUR([.E113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263</text:p>
          </table:table-cell>
          <table:table-cell table:formula="of:=LEFT([.C114]; 2)" office:value-type="string" office:string-value="EF" calcext:value-type="string">
            <text:p>EF</text:p>
          </table:table-cell>
          <table:table-cell table:formula="of:=[.E113] + TIME(0; [.A114]; 0)" office:value-type="time" office:time-value="PT19H43M00S" calcext:value-type="time">
            <text:p>07:43:00 PM</text:p>
          </table:table-cell>
          <table:table-cell table:formula="of:=IF([.E114]&lt;TIME(20; 0; 0))" office:value-type="float" office:value="1" calcext:value-type="float">
            <text:p>1</text:p>
          </table:table-cell>
          <table:table-cell table:number-columns-repeated="2"/>
          <table:table-cell table:formula="of:=HOUR([.E114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N413</text:p>
          </table:table-cell>
          <table:table-cell table:formula="of:=LEFT([.C115]; 2)" office:value-type="string" office:string-value="AN" calcext:value-type="string">
            <text:p>AN</text:p>
          </table:table-cell>
          <table:table-cell table:formula="of:=[.E114] + TIME(0; [.A115]; 0)" office:value-type="time" office:time-value="PT19H54M00S" calcext:value-type="time">
            <text:p>07:54:00 PM</text:p>
          </table:table-cell>
          <table:table-cell table:formula="of:=IF([.E115]&lt;TIME(20; 0; 0))" office:value-type="float" office:value="1" calcext:value-type="float">
            <text:p>1</text:p>
          </table:table-cell>
          <table:table-cell table:number-columns-repeated="2"/>
          <table:table-cell table:formula="of:=HOUR([.E115]) -5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288</text:p>
          </table:table-cell>
          <table:table-cell table:formula="of:=LEFT([.C116]; 2)" office:value-type="string" office:string-value="LE" calcext:value-type="string">
            <text:p>LE</text:p>
          </table:table-cell>
          <table:table-cell table:formula="of:=[.E115] + TIME(0; [.A116]; 0)" office:value-type="time" office:time-value="PT20H02M00S" calcext:value-type="time">
            <text:p>08:02:00 PM</text:p>
          </table:table-cell>
          <table:table-cell table:formula="of:=IF([.E116]&lt;TIME(20; 0; 0))" office:value-type="float" office:value="0" calcext:value-type="float">
            <text:p>0</text:p>
          </table:table-cell>
          <table:table-cell table:number-columns-repeated="2"/>
          <table:table-cell table:formula="of:=HOUR([.E116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661</text:p>
          </table:table-cell>
          <table:table-cell table:formula="of:=LEFT([.C117]; 2)" office:value-type="string" office:string-value="LM" calcext:value-type="string">
            <text:p>LM</text:p>
          </table:table-cell>
          <table:table-cell table:formula="of:=[.E116] + TIME(0; [.A117]; 0)" office:value-type="time" office:time-value="PT20H15M00S" calcext:value-type="time">
            <text:p>08:15:00 PM</text:p>
          </table:table-cell>
          <table:table-cell table:formula="of:=IF([.E117]&lt;TIME(20; 0; 0))" office:value-type="float" office:value="0" calcext:value-type="float">
            <text:p>0</text:p>
          </table:table-cell>
          <table:table-cell table:number-columns-repeated="2"/>
          <table:table-cell table:formula="of:=HOUR([.E117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649</text:p>
          </table:table-cell>
          <table:table-cell table:formula="of:=LEFT([.C118]; 2)" office:value-type="string" office:string-value="CO" calcext:value-type="string">
            <text:p>CO</text:p>
          </table:table-cell>
          <table:table-cell table:formula="of:=[.E117] + TIME(0; [.A118]; 0)" office:value-type="time" office:time-value="PT20H22M00S" calcext:value-type="time">
            <text:p>08:22:00 PM</text:p>
          </table:table-cell>
          <table:table-cell table:formula="of:=IF([.E118]&lt;TIME(20; 0; 0))" office:value-type="float" office:value="0" calcext:value-type="float">
            <text:p>0</text:p>
          </table:table-cell>
          <table:table-cell table:number-columns-repeated="2"/>
          <table:table-cell table:formula="of:=HOUR([.E118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981</text:p>
          </table:table-cell>
          <table:table-cell table:formula="of:=LEFT([.C119]; 2)" office:value-type="string" office:string-value="GB" calcext:value-type="string">
            <text:p>GB</text:p>
          </table:table-cell>
          <table:table-cell table:formula="of:=[.E118] + TIME(0; [.A119]; 0)" office:value-type="time" office:time-value="PT20H29M00S" calcext:value-type="time">
            <text:p>08:29:00 PM</text:p>
          </table:table-cell>
          <table:table-cell table:formula="of:=IF([.E119]&lt;TIME(20; 0; 0))" office:value-type="float" office:value="0" calcext:value-type="float">
            <text:p>0</text:p>
          </table:table-cell>
          <table:table-cell table:number-columns-repeated="2"/>
          <table:table-cell table:formula="of:=HOUR([.E119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F358</text:p>
          </table:table-cell>
          <table:table-cell table:formula="of:=LEFT([.C120]; 2)" office:value-type="string" office:string-value="HF" calcext:value-type="string">
            <text:p>HF</text:p>
          </table:table-cell>
          <table:table-cell table:formula="of:=[.E119] + TIME(0; [.A120]; 0)" office:value-type="time" office:time-value="PT20H38M00S" calcext:value-type="time">
            <text:p>08:38:00 PM</text:p>
          </table:table-cell>
          <table:table-cell table:formula="of:=IF([.E120]&lt;TIME(20; 0; 0))" office:value-type="float" office:value="0" calcext:value-type="float">
            <text:p>0</text:p>
          </table:table-cell>
          <table:table-cell table:number-columns-repeated="2"/>
          <table:table-cell table:formula="of:=HOUR([.E120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734</text:p>
          </table:table-cell>
          <table:table-cell table:formula="of:=LEFT([.C121]; 2)" office:value-type="string" office:string-value="LA" calcext:value-type="string">
            <text:p>LA</text:p>
          </table:table-cell>
          <table:table-cell table:formula="of:=[.E120] + TIME(0; [.A121]; 0)" office:value-type="time" office:time-value="PT20H44M00S" calcext:value-type="time">
            <text:p>08:44:00 PM</text:p>
          </table:table-cell>
          <table:table-cell table:formula="of:=IF([.E121]&lt;TIME(20; 0; 0))" office:value-type="float" office:value="0" calcext:value-type="float">
            <text:p>0</text:p>
          </table:table-cell>
          <table:table-cell table:number-columns-repeated="2"/>
          <table:table-cell table:formula="of:=HOUR([.E121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684</text:p>
          </table:table-cell>
          <table:table-cell table:formula="of:=LEFT([.C122]; 2)" office:value-type="string" office:string-value="LL" calcext:value-type="string">
            <text:p>LL</text:p>
          </table:table-cell>
          <table:table-cell table:formula="of:=[.E121] + TIME(0; [.A122]; 0)" office:value-type="time" office:time-value="PT20H58M00S" calcext:value-type="time">
            <text:p>08:58:00 PM</text:p>
          </table:table-cell>
          <table:table-cell table:formula="of:=IF([.E122]&lt;TIME(20; 0; 0))" office:value-type="float" office:value="0" calcext:value-type="float">
            <text:p>0</text:p>
          </table:table-cell>
          <table:table-cell table:number-columns-repeated="2"/>
          <table:table-cell table:formula="of:=HOUR([.E122]) -5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G251</text:p>
          </table:table-cell>
          <table:table-cell table:formula="of:=LEFT([.C123]; 2)" office:value-type="string" office:string-value="EG" calcext:value-type="string">
            <text:p>EG</text:p>
          </table:table-cell>
          <table:table-cell table:formula="of:=[.E122] + TIME(0; [.A123]; 0)" office:value-type="time" office:time-value="PT21H12M00S" calcext:value-type="time">
            <text:p>09:12:00 PM</text:p>
          </table:table-cell>
          <table:table-cell table:formula="of:=IF([.E123]&lt;TIME(20; 0; 0))" office:value-type="float" office:value="0" calcext:value-type="float">
            <text:p>0</text:p>
          </table:table-cell>
          <table:table-cell table:number-columns-repeated="2"/>
          <table:table-cell table:formula="of:=HOUR([.E123]) -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H488</text:p>
          </table:table-cell>
          <table:table-cell table:formula="of:=LEFT([.C124]; 2)" office:value-type="string" office:string-value="NH" calcext:value-type="string">
            <text:p>NH</text:p>
          </table:table-cell>
          <table:table-cell table:formula="of:=[.E123] + TIME(0; [.A124]; 0)" office:value-type="time" office:time-value="PT21H19M00S" calcext:value-type="time">
            <text:p>09:19:00 PM</text:p>
          </table:table-cell>
          <table:table-cell table:formula="of:=IF([.E124]&lt;TIME(20; 0; 0))" office:value-type="float" office:value="0" calcext:value-type="float">
            <text:p>0</text:p>
          </table:table-cell>
          <table:table-cell table:number-columns-repeated="2"/>
          <table:table-cell table:formula="of:=HOUR([.E124]) -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545</text:p>
          </table:table-cell>
          <table:table-cell table:formula="of:=LEFT([.C125]; 2)" office:value-type="string" office:string-value="LF" calcext:value-type="string">
            <text:p>LF</text:p>
          </table:table-cell>
          <table:table-cell table:formula="of:=[.E124] + TIME(0; [.A125]; 0)" office:value-type="time" office:time-value="PT21H30M00S" calcext:value-type="time">
            <text:p>09:30:00 PM</text:p>
          </table:table-cell>
          <table:table-cell table:formula="of:=IF([.E125]&lt;TIME(20; 0; 0))" office:value-type="float" office:value="0" calcext:value-type="float">
            <text:p>0</text:p>
          </table:table-cell>
          <table:table-cell table:number-columns-repeated="2"/>
          <table:table-cell table:formula="of:=HOUR([.E125]) -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137</text:p>
          </table:table-cell>
          <table:table-cell table:formula="of:=LEFT([.C126]; 2)" office:value-type="string" office:string-value="GB" calcext:value-type="string">
            <text:p>GB</text:p>
          </table:table-cell>
          <table:table-cell table:formula="of:=[.E125] + TIME(0; [.A126]; 0)" office:value-type="time" office:time-value="PT21H41M00S" calcext:value-type="time">
            <text:p>09:41:00 PM</text:p>
          </table:table-cell>
          <table:table-cell table:formula="of:=IF([.E126]&lt;TIME(20; 0; 0))" office:value-type="float" office:value="0" calcext:value-type="float">
            <text:p>0</text:p>
          </table:table-cell>
          <table:table-cell table:number-columns-repeated="2"/>
          <table:table-cell table:formula="of:=HOUR([.E126]) -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847</text:p>
          </table:table-cell>
          <table:table-cell table:formula="of:=LEFT([.C127]; 2)" office:value-type="string" office:string-value="PB" calcext:value-type="string">
            <text:p>PB</text:p>
          </table:table-cell>
          <table:table-cell table:formula="of:=[.E126] + TIME(0; [.A127]; 0)" office:value-type="time" office:time-value="PT21H52M00S" calcext:value-type="time">
            <text:p>09:52:00 PM</text:p>
          </table:table-cell>
          <table:table-cell table:formula="of:=IF([.E127]&lt;TIME(20; 0; 0))" office:value-type="float" office:value="0" calcext:value-type="float">
            <text:p>0</text:p>
          </table:table-cell>
          <table:table-cell table:number-columns-repeated="2"/>
          <table:table-cell table:formula="of:=HOUR([.E127]) -5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59</text:p>
          </table:table-cell>
          <table:table-cell table:formula="of:=LEFT([.C128]; 2)" office:value-type="string" office:string-value="GH" calcext:value-type="string">
            <text:p>GH</text:p>
          </table:table-cell>
          <table:table-cell table:formula="of:=[.E127] + TIME(0; [.A128]; 0)" office:value-type="time" office:time-value="PT22H04M00S" calcext:value-type="time">
            <text:p>10:04:00 PM</text:p>
          </table:table-cell>
          <table:table-cell table:formula="of:=IF([.E128]&lt;TIME(20; 0; 0))" office:value-type="float" office:value="0" calcext:value-type="float">
            <text:p>0</text:p>
          </table:table-cell>
          <table:table-cell table:number-columns-repeated="2"/>
          <table:table-cell table:formula="of:=HOUR([.E128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P317</text:p>
          </table:table-cell>
          <table:table-cell table:formula="of:=LEFT([.C129]; 2)" office:value-type="string" office:string-value="FP" calcext:value-type="string">
            <text:p>FP</text:p>
          </table:table-cell>
          <table:table-cell table:formula="of:=[.E128] + TIME(0; [.A129]; 0)" office:value-type="time" office:time-value="PT22H07M00S" calcext:value-type="time">
            <text:p>10:07:00 PM</text:p>
          </table:table-cell>
          <table:table-cell table:formula="of:=IF([.E129]&lt;TIME(20; 0; 0))" office:value-type="float" office:value="0" calcext:value-type="float">
            <text:p>0</text:p>
          </table:table-cell>
          <table:table-cell table:number-columns-repeated="2"/>
          <table:table-cell table:formula="of:=HOUR([.E129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762</text:p>
          </table:table-cell>
          <table:table-cell table:formula="of:=LEFT([.C130]; 2)" office:value-type="string" office:string-value="BM" calcext:value-type="string">
            <text:p>BM</text:p>
          </table:table-cell>
          <table:table-cell table:formula="of:=[.E129] + TIME(0; [.A130]; 0)" office:value-type="time" office:time-value="PT22H10M00S" calcext:value-type="time">
            <text:p>10:10:00 PM</text:p>
          </table:table-cell>
          <table:table-cell table:formula="of:=IF([.E130]&lt;TIME(20; 0; 0))" office:value-type="float" office:value="0" calcext:value-type="float">
            <text:p>0</text:p>
          </table:table-cell>
          <table:table-cell table:number-columns-repeated="2"/>
          <table:table-cell table:formula="of:=HOUR([.E130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J667</text:p>
          </table:table-cell>
          <table:table-cell table:formula="of:=LEFT([.C131]; 2)" office:value-type="string" office:string-value="FJ" calcext:value-type="string">
            <text:p>FJ</text:p>
          </table:table-cell>
          <table:table-cell table:formula="of:=[.E130] + TIME(0; [.A131]; 0)" office:value-type="time" office:time-value="PT22H22M00S" calcext:value-type="time">
            <text:p>10:22:00 PM</text:p>
          </table:table-cell>
          <table:table-cell table:formula="of:=IF([.E131]&lt;TIME(20; 0; 0))" office:value-type="float" office:value="0" calcext:value-type="float">
            <text:p>0</text:p>
          </table:table-cell>
          <table:table-cell table:number-columns-repeated="2"/>
          <table:table-cell table:formula="of:=HOUR([.E131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471</text:p>
          </table:table-cell>
          <table:table-cell table:formula="of:=LEFT([.C132]; 2)" office:value-type="string" office:string-value="FA" calcext:value-type="string">
            <text:p>FA</text:p>
          </table:table-cell>
          <table:table-cell table:formula="of:=[.E131] + TIME(0; [.A132]; 0)" office:value-type="time" office:time-value="PT22H29M00S" calcext:value-type="time">
            <text:p>10:29:00 PM</text:p>
          </table:table-cell>
          <table:table-cell table:formula="of:=IF([.E132]&lt;TIME(20; 0; 0))" office:value-type="float" office:value="0" calcext:value-type="float">
            <text:p>0</text:p>
          </table:table-cell>
          <table:table-cell table:number-columns-repeated="2"/>
          <table:table-cell table:formula="of:=HOUR([.E132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O730</text:p>
          </table:table-cell>
          <table:table-cell table:formula="of:=LEFT([.C133]; 2)" office:value-type="string" office:string-value="OO" calcext:value-type="string">
            <text:p>OO</text:p>
          </table:table-cell>
          <table:table-cell table:formula="of:=[.E132] + TIME(0; [.A133]; 0)" office:value-type="time" office:time-value="PT22H39M00S" calcext:value-type="time">
            <text:p>10:39:00 PM</text:p>
          </table:table-cell>
          <table:table-cell table:formula="of:=IF([.E133]&lt;TIME(20; 0; 0))" office:value-type="float" office:value="0" calcext:value-type="float">
            <text:p>0</text:p>
          </table:table-cell>
          <table:table-cell table:number-columns-repeated="2"/>
          <table:table-cell table:formula="of:=HOUR([.E133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66</text:p>
          </table:table-cell>
          <table:table-cell table:formula="of:=LEFT([.C134]; 2)" office:value-type="string" office:string-value="NM" calcext:value-type="string">
            <text:p>NM</text:p>
          </table:table-cell>
          <table:table-cell table:formula="of:=[.E133] + TIME(0; [.A134]; 0)" office:value-type="time" office:time-value="PT22H41M00S" calcext:value-type="time">
            <text:p>10:41:00 PM</text:p>
          </table:table-cell>
          <table:table-cell table:formula="of:=IF([.E134]&lt;TIME(20; 0; 0))" office:value-type="float" office:value="0" calcext:value-type="float">
            <text:p>0</text:p>
          </table:table-cell>
          <table:table-cell table:number-columns-repeated="2"/>
          <table:table-cell table:formula="of:=HOUR([.E134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N234</text:p>
          </table:table-cell>
          <table:table-cell table:formula="of:=LEFT([.C135]; 2)" office:value-type="string" office:string-value="LN" calcext:value-type="string">
            <text:p>LN</text:p>
          </table:table-cell>
          <table:table-cell table:formula="of:=[.E134] + TIME(0; [.A135]; 0)" office:value-type="time" office:time-value="PT22H55M00S" calcext:value-type="time">
            <text:p>10:55:00 PM</text:p>
          </table:table-cell>
          <table:table-cell table:formula="of:=IF([.E135]&lt;TIME(20; 0; 0))" office:value-type="float" office:value="0" calcext:value-type="float">
            <text:p>0</text:p>
          </table:table-cell>
          <table:table-cell table:number-columns-repeated="2"/>
          <table:table-cell table:formula="of:=HOUR([.E135]) -5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K798</text:p>
          </table:table-cell>
          <table:table-cell table:formula="of:=LEFT([.C136]; 2)" office:value-type="string" office:string-value="NK" calcext:value-type="string">
            <text:p>NK</text:p>
          </table:table-cell>
          <table:table-cell table:formula="of:=[.E135] + TIME(0; [.A136]; 0)" office:value-type="time" office:time-value="PT23H04M00S" calcext:value-type="time">
            <text:p>11:04:00 PM</text:p>
          </table:table-cell>
          <table:table-cell table:formula="of:=IF([.E136]&lt;TIME(20; 0; 0))" office:value-type="float" office:value="0" calcext:value-type="float">
            <text:p>0</text:p>
          </table:table-cell>
          <table:table-cell table:number-columns-repeated="2"/>
          <table:table-cell table:formula="of:=HOUR([.E136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531</text:p>
          </table:table-cell>
          <table:table-cell table:formula="of:=LEFT([.C137]; 2)" office:value-type="string" office:string-value="DH" calcext:value-type="string">
            <text:p>DH</text:p>
          </table:table-cell>
          <table:table-cell table:formula="of:=[.E136] + TIME(0; [.A137]; 0)" office:value-type="time" office:time-value="PT23H06M00S" calcext:value-type="time">
            <text:p>11:06:00 PM</text:p>
          </table:table-cell>
          <table:table-cell table:formula="of:=IF([.E137]&lt;TIME(20; 0; 0))" office:value-type="float" office:value="0" calcext:value-type="float">
            <text:p>0</text:p>
          </table:table-cell>
          <table:table-cell table:number-columns-repeated="2"/>
          <table:table-cell table:formula="of:=HOUR([.E137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460</text:p>
          </table:table-cell>
          <table:table-cell table:formula="of:=LEFT([.C138]; 2)" office:value-type="string" office:string-value="IC" calcext:value-type="string">
            <text:p>IC</text:p>
          </table:table-cell>
          <table:table-cell table:formula="of:=[.E137] + TIME(0; [.A138]; 0)" office:value-type="time" office:time-value="PT23H17M00S" calcext:value-type="time">
            <text:p>11:17:00 PM</text:p>
          </table:table-cell>
          <table:table-cell table:formula="of:=IF([.E138]&lt;TIME(20; 0; 0))" office:value-type="float" office:value="0" calcext:value-type="float">
            <text:p>0</text:p>
          </table:table-cell>
          <table:table-cell table:number-columns-repeated="2"/>
          <table:table-cell table:formula="of:=HOUR([.E138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678</text:p>
          </table:table-cell>
          <table:table-cell table:formula="of:=LEFT([.C139]; 2)" office:value-type="string" office:string-value="BA" calcext:value-type="string">
            <text:p>BA</text:p>
          </table:table-cell>
          <table:table-cell table:formula="of:=[.E138] + TIME(0; [.A139]; 0)" office:value-type="time" office:time-value="PT23H19M00S" calcext:value-type="time">
            <text:p>11:19:00 PM</text:p>
          </table:table-cell>
          <table:table-cell table:formula="of:=IF([.E139]&lt;TIME(20; 0; 0))" office:value-type="float" office:value="0" calcext:value-type="float">
            <text:p>0</text:p>
          </table:table-cell>
          <table:table-cell table:number-columns-repeated="2"/>
          <table:table-cell table:formula="of:=HOUR([.E139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131</text:p>
          </table:table-cell>
          <table:table-cell table:formula="of:=LEFT([.C140]; 2)" office:value-type="string" office:string-value="GE" calcext:value-type="string">
            <text:p>GE</text:p>
          </table:table-cell>
          <table:table-cell table:formula="of:=[.E139] + TIME(0; [.A140]; 0)" office:value-type="time" office:time-value="PT23H33M00S" calcext:value-type="time">
            <text:p>11:33:00 PM</text:p>
          </table:table-cell>
          <table:table-cell table:formula="of:=IF([.E140]&lt;TIME(20; 0; 0))" office:value-type="float" office:value="0" calcext:value-type="float">
            <text:p>0</text:p>
          </table:table-cell>
          <table:table-cell table:number-columns-repeated="2"/>
          <table:table-cell table:formula="of:=HOUR([.E140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306</text:p>
          </table:table-cell>
          <table:table-cell table:formula="of:=LEFT([.C141]; 2)" office:value-type="string" office:string-value="PA" calcext:value-type="string">
            <text:p>PA</text:p>
          </table:table-cell>
          <table:table-cell table:formula="of:=[.E140] + TIME(0; [.A141]; 0)" office:value-type="time" office:time-value="PT23H39M00S" calcext:value-type="time">
            <text:p>11:39:00 PM</text:p>
          </table:table-cell>
          <table:table-cell table:formula="of:=IF([.E141]&lt;TIME(20; 0; 0))" office:value-type="float" office:value="0" calcext:value-type="float">
            <text:p>0</text:p>
          </table:table-cell>
          <table:table-cell table:number-columns-repeated="2"/>
          <table:table-cell table:formula="of:=HOUR([.E141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879</text:p>
          </table:table-cell>
          <table:table-cell table:formula="of:=LEFT([.C142]; 2)" office:value-type="string" office:string-value="EL" calcext:value-type="string">
            <text:p>EL</text:p>
          </table:table-cell>
          <table:table-cell table:formula="of:=[.E141] + TIME(0; [.A142]; 0)" office:value-type="time" office:time-value="PT23H44M00S" calcext:value-type="time">
            <text:p>11:44:00 PM</text:p>
          </table:table-cell>
          <table:table-cell table:formula="of:=IF([.E142]&lt;TIME(20; 0; 0))" office:value-type="float" office:value="0" calcext:value-type="float">
            <text:p>0</text:p>
          </table:table-cell>
          <table:table-cell table:number-columns-repeated="2"/>
          <table:table-cell table:formula="of:=HOUR([.E142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963</text:p>
          </table:table-cell>
          <table:table-cell table:formula="of:=LEFT([.C143]; 2)" office:value-type="string" office:string-value="EL" calcext:value-type="string">
            <text:p>EL</text:p>
          </table:table-cell>
          <table:table-cell table:formula="of:=[.E142] + TIME(0; [.A143]; 0)" office:value-type="time" office:time-value="PT23H46M00S" calcext:value-type="time">
            <text:p>11:46:00 PM</text:p>
          </table:table-cell>
          <table:table-cell table:formula="of:=IF([.E143]&lt;TIME(20; 0; 0))" office:value-type="float" office:value="0" calcext:value-type="float">
            <text:p>0</text:p>
          </table:table-cell>
          <table:table-cell table:number-columns-repeated="2"/>
          <table:table-cell table:formula="of:=HOUR([.E143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K460</text:p>
          </table:table-cell>
          <table:table-cell table:formula="of:=LEFT([.C144]; 2)" office:value-type="string" office:string-value="NK" calcext:value-type="string">
            <text:p>NK</text:p>
          </table:table-cell>
          <table:table-cell table:formula="of:=[.E143] + TIME(0; [.A144]; 0)" office:value-type="time" office:time-value="PT23H56M00S" calcext:value-type="time">
            <text:p>11:56:00 PM</text:p>
          </table:table-cell>
          <table:table-cell table:formula="of:=IF([.E144]&lt;TIME(20; 0; 0))" office:value-type="float" office:value="0" calcext:value-type="float">
            <text:p>0</text:p>
          </table:table-cell>
          <table:table-cell table:number-columns-repeated="2"/>
          <table:table-cell table:formula="of:=HOUR([.E144]) -5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M330</text:p>
          </table:table-cell>
          <table:table-cell table:formula="of:=LEFT([.C145]; 2)" office:value-type="string" office:string-value="GM" calcext:value-type="string">
            <text:p>GM</text:p>
          </table:table-cell>
          <table:table-cell table:formula="of:=[.E144] + TIME(0; [.A145]; 0)" office:value-type="time" office:time-value="PT23H59M00S" calcext:value-type="time">
            <text:p>11:59:00 PM</text:p>
          </table:table-cell>
          <table:table-cell table:formula="of:=IF([.E145]&lt;TIME(20; 0; 0))" office:value-type="float" office:value="0" calcext:value-type="float">
            <text:p>0</text:p>
          </table:table-cell>
          <table:table-cell table:number-columns-repeated="2"/>
          <table:table-cell table:formula="of:=HOUR([.E145]) -5" office:value-type="float" office:value="18" calcext:value-type="float">
            <text:p>18</text:p>
          </table:table-cell>
          <table:table-cell table:number-columns-repeated="3"/>
        </table:table-row>
      </table:table>
      <table:table table:name="Pivot Table_Sheet1_2" table:style-name="ta1">
        <table:table-column table:style-name="co1" table:default-cell-style-name="ce5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 table:style-name="ce3" office:value-type="string" calcext:value-type="string">
            <text:p>miasto</text:p>
          </table:table-cell>
          <table:table-cell table:style-name="ce7" office:value-type="string" calcext:value-type="string">
            <text:p>Count - Column C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AA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jedno auto:</text:p>
          </table:table-cell>
          <table:table-cell table:formula="of:=COUNTIF([.B:.B]; 1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auta: </text:p>
          </table:table-cell>
          <table:table-cell table:formula="of:=COUNTIF([.B:.B]; 2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44" calcext:value-type="float">
            <text:p>144</text:p>
          </table:table-cell>
          <table:table-cell table:number-columns-repeated="2"/>
        </table:table-row>
      </table:table>
      <table:table table:name="Pivot Table_Sheet1_1" table:style-name="ta1">
        <table:table-column table:style-name="co1" table:default-cell-style-name="ce5"/>
        <table:table-column table:style-name="co1" table:default-cell-style-name="ce9"/>
        <table:table-row table:style-name="ro1">
          <table:table-cell table:style-name="ce12" office:value-type="string" calcext:value-type="string">
            <text:p>0</text:p>
          </table:table-cell>
          <table:table-cell table:style-name="ce7" office:value-type="string" calcext:value-type="string">
            <text:p>Count - Column C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1" office:value-type="float" office:value="144" calcext:value-type="float">
            <text:p>144</text:p>
          </table:table-cell>
        </table:table-row>
      </table:table>
      <table:table table:name="Sheet4" table:style-name="ta1"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r rejestrcyjny</text:p>
          </table:table-cell>
          <table:table-cell table:style-name="Default" office:value-type="string" calcext:value-type="string">
            <text:p>realny czas</text:p>
          </table:table-cell>
          <table:table-cell table:style-name="Default" office:value-type="string" calcext:value-type="string">
            <text:p>rezygnacja</text:p>
          </table:table-cell>
          <table:table-cell office:value-type="string" calcext:value-type="string">
            <text:p>streak rez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792</text:p>
          </table:table-cell>
          <table:table-cell table:formula="of:= IF([.B1]-[.A2]&lt;5; [.B2]; 0)" office:value-type="float" office:value="5" calcext:value-type="float">
            <text:p>5</text:p>
          </table:table-cell>
          <table:table-cell table:formula="of:=IF([.D2]=0)"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ruga rez</text:p>
          </table:table-cell>
          <table:table-cell office:value-type="string" calcext:value-type="string">
            <text:p>KP5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434</text:p>
          </table:table-cell>
          <table:table-cell table:formula="of:= IF([.B2]-[.A3]&lt;5; [.B3]; 0)" office:value-type="float" office:value="13" calcext:value-type="float">
            <text:p>13</text:p>
          </table:table-cell>
          <table:table-cell table:formula="of:=IF([.D3]=0)" office:value-type="boolean" office:boolean-value="false" calcext:value-type="boolean">
            <text:p>FALSE</text:p>
          </table:table-cell>
          <table:table-cell table:formula="of:=IF([.E3]; [.F2]+1; 0)" office:value-type="float" office:value="0" calcext:value-type="float">
            <text:p>0</text:p>
          </table:table-cell>
          <table:table-cell/>
          <table:table-cell office:value-type="string" calcext:value-type="string">
            <text:p>suma rez</text:p>
          </table:table-cell>
          <table:table-cell table:formula="of:=COUNTIF([.E:.E]; 1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N103</text:p>
          </table:table-cell>
          <table:table-cell table:formula="of:= IF([.B3]-[.A4]&lt;5; [.B4]; 0)" office:value-type="float" office:value="0" calcext:value-type="float">
            <text:p>0</text:p>
          </table:table-cell>
          <table:table-cell table:formula="of:=IF([.D4]=0)" office:value-type="boolean" office:boolean-value="true" calcext:value-type="boolean">
            <text:p>TRUE</text:p>
          </table:table-cell>
          <table:table-cell table:formula="of:=IF([.E4]; [.F3]+1; 0)" office:value-type="float" office:value="1" calcext:value-type="float">
            <text:p>1</text:p>
          </table:table-cell>
          <table:table-cell/>
          <table:table-cell office:value-type="string" calcext:value-type="string">
            <text:p>najdłuższe rez</text:p>
          </table:table-cell>
          <table:table-cell table:formula="of:=MAX([.F:.F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828</text:p>
          </table:table-cell>
          <table:table-cell table:formula="of:= IF([.B4]-[.A5]&lt;5; [.B5]; 0)" office:value-type="float" office:value="2" calcext:value-type="float">
            <text:p>2</text:p>
          </table:table-cell>
          <table:table-cell table:formula="of:=IF([.D5]=0)" office:value-type="boolean" office:boolean-value="false" calcext:value-type="boolean">
            <text:p>FALSE</text:p>
          </table:table-cell>
          <table:table-cell table:formula="of:=IF([.E5]; [.F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N819</text:p>
          </table:table-cell>
          <table:table-cell table:formula="of:= IF([.B5]-[.A6]&lt;5; [.B6]; 0)" office:value-type="float" office:value="7" calcext:value-type="float">
            <text:p>7</text:p>
          </table:table-cell>
          <table:table-cell table:formula="of:=IF([.D6]=0)" office:value-type="boolean" office:boolean-value="false" calcext:value-type="boolean">
            <text:p>FALSE</text:p>
          </table:table-cell>
          <table:table-cell table:formula="of:=IF([.E6]; [.F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I708</text:p>
          </table:table-cell>
          <table:table-cell table:formula="of:= IF([.B6]-[.A7]&lt;5; [.B7]; 0)" office:value-type="float" office:value="14" calcext:value-type="float">
            <text:p>14</text:p>
          </table:table-cell>
          <table:table-cell table:formula="of:=IF([.D7]=0)" office:value-type="boolean" office:boolean-value="false" calcext:value-type="boolean">
            <text:p>FALSE</text:p>
          </table:table-cell>
          <table:table-cell table:formula="of:=IF([.E7]; [.F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P566</text:p>
          </table:table-cell>
          <table:table-cell table:formula="of:= IF([.B7]-[.A8]&lt;5; [.B8]; 0)" office:value-type="float" office:value="0" calcext:value-type="float">
            <text:p>0</text:p>
          </table:table-cell>
          <table:table-cell table:formula="of:=IF([.D8]=0)" office:value-type="boolean" office:boolean-value="true" calcext:value-type="boolean">
            <text:p>TRUE</text:p>
          </table:table-cell>
          <table:table-cell table:formula="of:=IF([.E8]; [.F7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B255</text:p>
          </table:table-cell>
          <table:table-cell table:formula="of:= IF([.B8]-[.A9]&lt;5; [.B9]; 0)" office:value-type="float" office:value="0" calcext:value-type="float">
            <text:p>0</text:p>
          </table:table-cell>
          <table:table-cell table:formula="of:=IF([.D9]=0)" office:value-type="boolean" office:boolean-value="true" calcext:value-type="boolean">
            <text:p>TRUE</text:p>
          </table:table-cell>
          <table:table-cell table:formula="of:=IF([.E9]; [.F8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239</text:p>
          </table:table-cell>
          <table:table-cell table:formula="of:= IF([.B9]-[.A10]&lt;5; [.B10]; 0)" office:value-type="float" office:value="2" calcext:value-type="float">
            <text:p>2</text:p>
          </table:table-cell>
          <table:table-cell table:formula="of:=IF([.D10]=0)" office:value-type="boolean" office:boolean-value="false" calcext:value-type="boolean">
            <text:p>FALSE</text:p>
          </table:table-cell>
          <table:table-cell table:formula="of:=IF([.E10]; [.F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L821</text:p>
          </table:table-cell>
          <table:table-cell table:formula="of:= IF([.B10]-[.A11]&lt;5; [.B11]; 0)" office:value-type="float" office:value="12" calcext:value-type="float">
            <text:p>12</text:p>
          </table:table-cell>
          <table:table-cell table:formula="of:=IF([.D11]=0)" office:value-type="boolean" office:boolean-value="false" calcext:value-type="boolean">
            <text:p>FALSE</text:p>
          </table:table-cell>
          <table:table-cell table:formula="of:=IF([.E11]; [.F1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G489</text:p>
          </table:table-cell>
          <table:table-cell table:formula="of:= IF([.B11]-[.A12]&lt;5; [.B12]; 0)" office:value-type="float" office:value="12" calcext:value-type="float">
            <text:p>12</text:p>
          </table:table-cell>
          <table:table-cell table:formula="of:=IF([.D12]=0)" office:value-type="boolean" office:boolean-value="false" calcext:value-type="boolean">
            <text:p>FALSE</text:p>
          </table:table-cell>
          <table:table-cell table:formula="of:=IF([.E12]; [.F1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D204</text:p>
          </table:table-cell>
          <table:table-cell table:formula="of:= IF([.B12]-[.A13]&lt;5; [.B13]; 0)" office:value-type="float" office:value="14" calcext:value-type="float">
            <text:p>14</text:p>
          </table:table-cell>
          <table:table-cell table:formula="of:=IF([.D13]=0)" office:value-type="boolean" office:boolean-value="false" calcext:value-type="boolean">
            <text:p>FALSE</text:p>
          </table:table-cell>
          <table:table-cell table:formula="of:=IF([.E13]; [.F1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J360</text:p>
          </table:table-cell>
          <table:table-cell table:formula="of:= IF([.B13]-[.A14]&lt;5; [.B14]; 0)" office:value-type="float" office:value="9" calcext:value-type="float">
            <text:p>9</text:p>
          </table:table-cell>
          <table:table-cell table:formula="of:=IF([.D14]=0)" office:value-type="boolean" office:boolean-value="false" calcext:value-type="boolean">
            <text:p>FALSE</text:p>
          </table:table-cell>
          <table:table-cell table:formula="of:=IF([.E14]; [.F1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265</text:p>
          </table:table-cell>
          <table:table-cell table:formula="of:= IF([.B14]-[.A15]&lt;5; [.B15]; 0)" office:value-type="float" office:value="0" calcext:value-type="float">
            <text:p>0</text:p>
          </table:table-cell>
          <table:table-cell table:formula="of:=IF([.D15]=0)" office:value-type="boolean" office:boolean-value="true" calcext:value-type="boolean">
            <text:p>TRUE</text:p>
          </table:table-cell>
          <table:table-cell table:formula="of:=IF([.E15]; [.F14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I293</text:p>
          </table:table-cell>
          <table:table-cell table:formula="of:= IF([.B15]-[.A16]&lt;5; [.B16]; 0)" office:value-type="float" office:value="0" calcext:value-type="float">
            <text:p>0</text:p>
          </table:table-cell>
          <table:table-cell table:formula="of:=IF([.D16]=0)" office:value-type="boolean" office:boolean-value="true" calcext:value-type="boolean">
            <text:p>TRUE</text:p>
          </table:table-cell>
          <table:table-cell table:formula="of:=IF([.E16]; [.F15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H963</text:p>
          </table:table-cell>
          <table:table-cell table:formula="of:= IF([.B16]-[.A17]&lt;5; [.B17]; 0)" office:value-type="float" office:value="7" calcext:value-type="float">
            <text:p>7</text:p>
          </table:table-cell>
          <table:table-cell table:formula="of:=IF([.D17]=0)" office:value-type="boolean" office:boolean-value="false" calcext:value-type="boolean">
            <text:p>FALSE</text:p>
          </table:table-cell>
          <table:table-cell table:formula="of:=IF([.E17]; [.F1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P909</text:p>
          </table:table-cell>
          <table:table-cell table:formula="of:= IF([.B17]-[.A18]&lt;5; [.B18]; 0)" office:value-type="float" office:value="0" calcext:value-type="float">
            <text:p>0</text:p>
          </table:table-cell>
          <table:table-cell table:formula="of:=IF([.D18]=0)" office:value-type="boolean" office:boolean-value="true" calcext:value-type="boolean">
            <text:p>TRUE</text:p>
          </table:table-cell>
          <table:table-cell table:formula="of:=IF([.E18]; [.F17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D193</text:p>
          </table:table-cell>
          <table:table-cell table:formula="of:= IF([.B18]-[.A19]&lt;5; [.B19]; 0)" office:value-type="float" office:value="10" calcext:value-type="float">
            <text:p>10</text:p>
          </table:table-cell>
          <table:table-cell table:formula="of:=IF([.D19]=0)" office:value-type="boolean" office:boolean-value="false" calcext:value-type="boolean">
            <text:p>FALSE</text:p>
          </table:table-cell>
          <table:table-cell table:formula="of:=IF([.E19]; [.F1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204</text:p>
          </table:table-cell>
          <table:table-cell table:formula="of:= IF([.B19]-[.A20]&lt;5; [.B20]; 0)" office:value-type="float" office:value="0" calcext:value-type="float">
            <text:p>0</text:p>
          </table:table-cell>
          <table:table-cell table:formula="of:=IF([.D20]=0)" office:value-type="boolean" office:boolean-value="true" calcext:value-type="boolean">
            <text:p>TRUE</text:p>
          </table:table-cell>
          <table:table-cell table:formula="of:=IF([.E20]; [.F19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B453</text:p>
          </table:table-cell>
          <table:table-cell table:formula="of:= IF([.B20]-[.A21]&lt;5; [.B21]; 0)" office:value-type="float" office:value="14" calcext:value-type="float">
            <text:p>14</text:p>
          </table:table-cell>
          <table:table-cell table:formula="of:=IF([.D21]=0)" office:value-type="boolean" office:boolean-value="false" calcext:value-type="boolean">
            <text:p>FALSE</text:p>
          </table:table-cell>
          <table:table-cell table:formula="of:=IF([.E21]; [.F2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867</text:p>
          </table:table-cell>
          <table:table-cell table:formula="of:= IF([.B21]-[.A22]&lt;5; [.B22]; 0)" office:value-type="float" office:value="15" calcext:value-type="float">
            <text:p>15</text:p>
          </table:table-cell>
          <table:table-cell table:formula="of:=IF([.D22]=0)" office:value-type="boolean" office:boolean-value="false" calcext:value-type="boolean">
            <text:p>FALSE</text:p>
          </table:table-cell>
          <table:table-cell table:formula="of:=IF([.E22]; [.F2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605</text:p>
          </table:table-cell>
          <table:table-cell table:formula="of:= IF([.B22]-[.A23]&lt;5; [.B23]; 0)" office:value-type="float" office:value="0" calcext:value-type="float">
            <text:p>0</text:p>
          </table:table-cell>
          <table:table-cell table:formula="of:=IF([.D23]=0)" office:value-type="boolean" office:boolean-value="true" calcext:value-type="boolean">
            <text:p>TRUE</text:p>
          </table:table-cell>
          <table:table-cell table:formula="of:=IF([.E23]; [.F22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696</text:p>
          </table:table-cell>
          <table:table-cell table:formula="of:= IF([.B23]-[.A24]&lt;5; [.B24]; 0)" office:value-type="float" office:value="6" calcext:value-type="float">
            <text:p>6</text:p>
          </table:table-cell>
          <table:table-cell table:formula="of:=IF([.D24]=0)" office:value-type="boolean" office:boolean-value="false" calcext:value-type="boolean">
            <text:p>FALSE</text:p>
          </table:table-cell>
          <table:table-cell table:formula="of:=IF([.E24]; [.F2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NH320</text:p>
          </table:table-cell>
          <table:table-cell table:formula="of:= IF([.B24]-[.A25]&lt;5; [.B25]; 0)" office:value-type="float" office:value="13" calcext:value-type="float">
            <text:p>13</text:p>
          </table:table-cell>
          <table:table-cell table:formula="of:=IF([.D25]=0)" office:value-type="boolean" office:boolean-value="false" calcext:value-type="boolean">
            <text:p>FALSE</text:p>
          </table:table-cell>
          <table:table-cell table:formula="of:=IF([.E25]; [.F2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J560</text:p>
          </table:table-cell>
          <table:table-cell table:formula="of:= IF([.B25]-[.A26]&lt;5; [.B26]; 0)" office:value-type="float" office:value="1" calcext:value-type="float">
            <text:p>1</text:p>
          </table:table-cell>
          <table:table-cell table:formula="of:=IF([.D26]=0)" office:value-type="boolean" office:boolean-value="false" calcext:value-type="boolean">
            <text:p>FALSE</text:p>
          </table:table-cell>
          <table:table-cell table:formula="of:=IF([.E26]; [.F2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961</text:p>
          </table:table-cell>
          <table:table-cell table:formula="of:= IF([.B26]-[.A27]&lt;5; [.B27]; 0)" office:value-type="float" office:value="6" calcext:value-type="float">
            <text:p>6</text:p>
          </table:table-cell>
          <table:table-cell table:formula="of:=IF([.D27]=0)" office:value-type="boolean" office:boolean-value="false" calcext:value-type="boolean">
            <text:p>FALSE</text:p>
          </table:table-cell>
          <table:table-cell table:formula="of:=IF([.E27]; [.F2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206</text:p>
          </table:table-cell>
          <table:table-cell table:formula="of:= IF([.B27]-[.A28]&lt;5; [.B28]; 0)" office:value-type="float" office:value="12" calcext:value-type="float">
            <text:p>12</text:p>
          </table:table-cell>
          <table:table-cell table:formula="of:=IF([.D28]=0)" office:value-type="boolean" office:boolean-value="false" calcext:value-type="boolean">
            <text:p>FALSE</text:p>
          </table:table-cell>
          <table:table-cell table:formula="of:=IF([.E28]; [.F2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F559</text:p>
          </table:table-cell>
          <table:table-cell table:formula="of:= IF([.B28]-[.A29]&lt;5; [.B29]; 0)" office:value-type="float" office:value="0" calcext:value-type="float">
            <text:p>0</text:p>
          </table:table-cell>
          <table:table-cell table:formula="of:=IF([.D29]=0)" office:value-type="boolean" office:boolean-value="true" calcext:value-type="boolean">
            <text:p>TRUE</text:p>
          </table:table-cell>
          <table:table-cell table:formula="of:=IF([.E29]; [.F2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964</text:p>
          </table:table-cell>
          <table:table-cell table:formula="of:= IF([.B29]-[.A30]&lt;5; [.B30]; 0)" office:value-type="float" office:value="0" calcext:value-type="float">
            <text:p>0</text:p>
          </table:table-cell>
          <table:table-cell table:formula="of:=IF([.D30]=0)" office:value-type="boolean" office:boolean-value="true" calcext:value-type="boolean">
            <text:p>TRUE</text:p>
          </table:table-cell>
          <table:table-cell table:formula="of:=IF([.E30]; [.F29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K592</text:p>
          </table:table-cell>
          <table:table-cell table:formula="of:= IF([.B30]-[.A31]&lt;5; [.B31]; 0)" office:value-type="float" office:value="11" calcext:value-type="float">
            <text:p>11</text:p>
          </table:table-cell>
          <table:table-cell table:formula="of:=IF([.D31]=0)" office:value-type="boolean" office:boolean-value="false" calcext:value-type="boolean">
            <text:p>FALSE</text:p>
          </table:table-cell>
          <table:table-cell table:formula="of:=IF([.E31]; [.F3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47</text:p>
          </table:table-cell>
          <table:table-cell table:formula="of:= IF([.B31]-[.A32]&lt;5; [.B32]; 0)" office:value-type="float" office:value="2" calcext:value-type="float">
            <text:p>2</text:p>
          </table:table-cell>
          <table:table-cell table:formula="of:=IF([.D32]=0)" office:value-type="boolean" office:boolean-value="false" calcext:value-type="boolean">
            <text:p>FALSE</text:p>
          </table:table-cell>
          <table:table-cell table:formula="of:=IF([.E32]; [.F3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739</text:p>
          </table:table-cell>
          <table:table-cell table:formula="of:= IF([.B32]-[.A33]&lt;5; [.B33]; 0)" office:value-type="float" office:value="14" calcext:value-type="float">
            <text:p>14</text:p>
          </table:table-cell>
          <table:table-cell table:formula="of:=IF([.D33]=0)" office:value-type="boolean" office:boolean-value="false" calcext:value-type="boolean">
            <text:p>FALSE</text:p>
          </table:table-cell>
          <table:table-cell table:formula="of:=IF([.E33]; [.F3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960</text:p>
          </table:table-cell>
          <table:table-cell table:formula="of:= IF([.B33]-[.A34]&lt;5; [.B34]; 0)" office:value-type="float" office:value="0" calcext:value-type="float">
            <text:p>0</text:p>
          </table:table-cell>
          <table:table-cell table:formula="of:=IF([.D34]=0)" office:value-type="boolean" office:boolean-value="true" calcext:value-type="boolean">
            <text:p>TRUE</text:p>
          </table:table-cell>
          <table:table-cell table:formula="of:=IF([.E34]; [.F3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406</text:p>
          </table:table-cell>
          <table:table-cell table:formula="of:= IF([.B34]-[.A35]&lt;5; [.B35]; 0)" office:value-type="float" office:value="5" calcext:value-type="float">
            <text:p>5</text:p>
          </table:table-cell>
          <table:table-cell table:formula="of:=IF([.D35]=0)" office:value-type="boolean" office:boolean-value="false" calcext:value-type="boolean">
            <text:p>FALSE</text:p>
          </table:table-cell>
          <table:table-cell table:formula="of:=IF([.E35]; [.F3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341</text:p>
          </table:table-cell>
          <table:table-cell table:formula="of:= IF([.B35]-[.A36]&lt;5; [.B36]; 0)" office:value-type="float" office:value="9" calcext:value-type="float">
            <text:p>9</text:p>
          </table:table-cell>
          <table:table-cell table:formula="of:=IF([.D36]=0)" office:value-type="boolean" office:boolean-value="false" calcext:value-type="boolean">
            <text:p>FALSE</text:p>
          </table:table-cell>
          <table:table-cell table:formula="of:=IF([.E36]; [.F3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988</text:p>
          </table:table-cell>
          <table:table-cell table:formula="of:= IF([.B36]-[.A37]&lt;5; [.B37]; 0)" office:value-type="float" office:value="5" calcext:value-type="float">
            <text:p>5</text:p>
          </table:table-cell>
          <table:table-cell table:formula="of:=IF([.D37]=0)" office:value-type="boolean" office:boolean-value="false" calcext:value-type="boolean">
            <text:p>FALSE</text:p>
          </table:table-cell>
          <table:table-cell table:formula="of:=IF([.E37]; [.F3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D855</text:p>
          </table:table-cell>
          <table:table-cell table:formula="of:= IF([.B37]-[.A38]&lt;5; [.B38]; 0)" office:value-type="float" office:value="4" calcext:value-type="float">
            <text:p>4</text:p>
          </table:table-cell>
          <table:table-cell table:formula="of:=IF([.D38]=0)" office:value-type="boolean" office:boolean-value="false" calcext:value-type="boolean">
            <text:p>FALSE</text:p>
          </table:table-cell>
          <table:table-cell table:formula="of:=IF([.E38]; [.F3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254</text:p>
          </table:table-cell>
          <table:table-cell table:formula="of:= IF([.B38]-[.A39]&lt;5; [.B39]; 0)" office:value-type="float" office:value="5" calcext:value-type="float">
            <text:p>5</text:p>
          </table:table-cell>
          <table:table-cell table:formula="of:=IF([.D39]=0)" office:value-type="boolean" office:boolean-value="false" calcext:value-type="boolean">
            <text:p>FALSE</text:p>
          </table:table-cell>
          <table:table-cell table:formula="of:=IF([.E39]; [.F3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508</text:p>
          </table:table-cell>
          <table:table-cell table:formula="of:= IF([.B39]-[.A40]&lt;5; [.B40]; 0)" office:value-type="float" office:value="1" calcext:value-type="float">
            <text:p>1</text:p>
          </table:table-cell>
          <table:table-cell table:formula="of:=IF([.D40]=0)" office:value-type="boolean" office:boolean-value="false" calcext:value-type="boolean">
            <text:p>FALSE</text:p>
          </table:table-cell>
          <table:table-cell table:formula="of:=IF([.E40]; [.F3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J207</text:p>
          </table:table-cell>
          <table:table-cell table:formula="of:= IF([.B40]-[.A41]&lt;5; [.B41]; 0)" office:value-type="float" office:value="5" calcext:value-type="float">
            <text:p>5</text:p>
          </table:table-cell>
          <table:table-cell table:formula="of:=IF([.D41]=0)" office:value-type="boolean" office:boolean-value="false" calcext:value-type="boolean">
            <text:p>FALSE</text:p>
          </table:table-cell>
          <table:table-cell table:formula="of:=IF([.E41]; [.F4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MI932</text:p>
          </table:table-cell>
          <table:table-cell table:formula="of:= IF([.B41]-[.A42]&lt;5; [.B42]; 0)" office:value-type="float" office:value="11" calcext:value-type="float">
            <text:p>11</text:p>
          </table:table-cell>
          <table:table-cell table:formula="of:=IF([.D42]=0)" office:value-type="boolean" office:boolean-value="false" calcext:value-type="boolean">
            <text:p>FALSE</text:p>
          </table:table-cell>
          <table:table-cell table:formula="of:=IF([.E42]; [.F4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K643</text:p>
          </table:table-cell>
          <table:table-cell table:formula="of:= IF([.B42]-[.A43]&lt;5; [.B43]; 0)" office:value-type="float" office:value="0" calcext:value-type="float">
            <text:p>0</text:p>
          </table:table-cell>
          <table:table-cell table:formula="of:=IF([.D43]=0)" office:value-type="boolean" office:boolean-value="true" calcext:value-type="boolean">
            <text:p>TRUE</text:p>
          </table:table-cell>
          <table:table-cell table:formula="of:=IF([.E43]; [.F42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N131</text:p>
          </table:table-cell>
          <table:table-cell table:formula="of:= IF([.B43]-[.A44]&lt;5; [.B44]; 0)" office:value-type="float" office:value="13" calcext:value-type="float">
            <text:p>13</text:p>
          </table:table-cell>
          <table:table-cell table:formula="of:=IF([.D44]=0)" office:value-type="boolean" office:boolean-value="false" calcext:value-type="boolean">
            <text:p>FALSE</text:p>
          </table:table-cell>
          <table:table-cell table:formula="of:=IF([.E44]; [.F4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291</text:p>
          </table:table-cell>
          <table:table-cell table:formula="of:= IF([.B44]-[.A45]&lt;5; [.B45]; 0)" office:value-type="float" office:value="0" calcext:value-type="float">
            <text:p>0</text:p>
          </table:table-cell>
          <table:table-cell table:formula="of:=IF([.D45]=0)" office:value-type="boolean" office:boolean-value="true" calcext:value-type="boolean">
            <text:p>TRUE</text:p>
          </table:table-cell>
          <table:table-cell table:formula="of:=IF([.E45]; [.F44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512</text:p>
          </table:table-cell>
          <table:table-cell table:formula="of:= IF([.B45]-[.A46]&lt;5; [.B46]; 0)" office:value-type="float" office:value="10" calcext:value-type="float">
            <text:p>10</text:p>
          </table:table-cell>
          <table:table-cell table:formula="of:=IF([.D46]=0)" office:value-type="boolean" office:boolean-value="false" calcext:value-type="boolean">
            <text:p>FALSE</text:p>
          </table:table-cell>
          <table:table-cell table:formula="of:=IF([.E46]; [.F4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K572</text:p>
          </table:table-cell>
          <table:table-cell table:formula="of:= IF([.B46]-[.A47]&lt;5; [.B47]; 0)" office:value-type="float" office:value="6" calcext:value-type="float">
            <text:p>6</text:p>
          </table:table-cell>
          <table:table-cell table:formula="of:=IF([.D47]=0)" office:value-type="boolean" office:boolean-value="false" calcext:value-type="boolean">
            <text:p>FALSE</text:p>
          </table:table-cell>
          <table:table-cell table:formula="of:=IF([.E47]; [.F4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04</text:p>
          </table:table-cell>
          <table:table-cell table:formula="of:= IF([.B47]-[.A48]&lt;5; [.B48]; 0)" office:value-type="float" office:value="14" calcext:value-type="float">
            <text:p>14</text:p>
          </table:table-cell>
          <table:table-cell table:formula="of:=IF([.D48]=0)" office:value-type="boolean" office:boolean-value="false" calcext:value-type="boolean">
            <text:p>FALSE</text:p>
          </table:table-cell>
          <table:table-cell table:formula="of:=IF([.E48]; [.F4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M414</text:p>
          </table:table-cell>
          <table:table-cell table:formula="of:= IF([.B48]-[.A49]&lt;5; [.B49]; 0)" office:value-type="float" office:value="0" calcext:value-type="float">
            <text:p>0</text:p>
          </table:table-cell>
          <table:table-cell table:formula="of:=IF([.D49]=0)" office:value-type="boolean" office:boolean-value="true" calcext:value-type="boolean">
            <text:p>TRUE</text:p>
          </table:table-cell>
          <table:table-cell table:formula="of:=IF([.E49]; [.F4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749</text:p>
          </table:table-cell>
          <table:table-cell table:formula="of:= IF([.B49]-[.A50]&lt;5; [.B50]; 0)" office:value-type="float" office:value="11" calcext:value-type="float">
            <text:p>11</text:p>
          </table:table-cell>
          <table:table-cell table:formula="of:=IF([.D50]=0)" office:value-type="boolean" office:boolean-value="false" calcext:value-type="boolean">
            <text:p>FALSE</text:p>
          </table:table-cell>
          <table:table-cell table:formula="of:=IF([.E50]; [.F4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678</text:p>
          </table:table-cell>
          <table:table-cell table:formula="of:= IF([.B50]-[.A51]&lt;5; [.B51]; 0)" office:value-type="float" office:value="8" calcext:value-type="float">
            <text:p>8</text:p>
          </table:table-cell>
          <table:table-cell table:formula="of:=IF([.D51]=0)" office:value-type="boolean" office:boolean-value="false" calcext:value-type="boolean">
            <text:p>FALSE</text:p>
          </table:table-cell>
          <table:table-cell table:formula="of:=IF([.E51]; [.F5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G504</text:p>
          </table:table-cell>
          <table:table-cell table:formula="of:= IF([.B51]-[.A52]&lt;5; [.B52]; 0)" office:value-type="float" office:value="10" calcext:value-type="float">
            <text:p>10</text:p>
          </table:table-cell>
          <table:table-cell table:formula="of:=IF([.D52]=0)" office:value-type="boolean" office:boolean-value="false" calcext:value-type="boolean">
            <text:p>FALSE</text:p>
          </table:table-cell>
          <table:table-cell table:formula="of:=IF([.E52]; [.F5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C803</text:p>
          </table:table-cell>
          <table:table-cell table:formula="of:= IF([.B52]-[.A53]&lt;5; [.B53]; 0)" office:value-type="float" office:value="0" calcext:value-type="float">
            <text:p>0</text:p>
          </table:table-cell>
          <table:table-cell table:formula="of:=IF([.D53]=0)" office:value-type="boolean" office:boolean-value="true" calcext:value-type="boolean">
            <text:p>TRUE</text:p>
          </table:table-cell>
          <table:table-cell table:formula="of:=IF([.E53]; [.F52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822</text:p>
          </table:table-cell>
          <table:table-cell table:formula="of:= IF([.B53]-[.A54]&lt;5; [.B54]; 0)" office:value-type="float" office:value="11" calcext:value-type="float">
            <text:p>11</text:p>
          </table:table-cell>
          <table:table-cell table:formula="of:=IF([.D54]=0)" office:value-type="boolean" office:boolean-value="false" calcext:value-type="boolean">
            <text:p>FALSE</text:p>
          </table:table-cell>
          <table:table-cell table:formula="of:=IF([.E54]; [.F5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J152</text:p>
          </table:table-cell>
          <table:table-cell table:formula="of:= IF([.B54]-[.A55]&lt;5; [.B55]; 0)" office:value-type="float" office:value="12" calcext:value-type="float">
            <text:p>12</text:p>
          </table:table-cell>
          <table:table-cell table:formula="of:=IF([.D55]=0)" office:value-type="boolean" office:boolean-value="false" calcext:value-type="boolean">
            <text:p>FALSE</text:p>
          </table:table-cell>
          <table:table-cell table:formula="of:=IF([.E55]; [.F5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K857</text:p>
          </table:table-cell>
          <table:table-cell table:formula="of:= IF([.B55]-[.A56]&lt;5; [.B56]; 0)" office:value-type="float" office:value="0" calcext:value-type="float">
            <text:p>0</text:p>
          </table:table-cell>
          <table:table-cell table:formula="of:=IF([.D56]=0)" office:value-type="boolean" office:boolean-value="true" calcext:value-type="boolean">
            <text:p>TRUE</text:p>
          </table:table-cell>
          <table:table-cell table:formula="of:=IF([.E56]; [.F55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596</text:p>
          </table:table-cell>
          <table:table-cell table:formula="of:= IF([.B56]-[.A57]&lt;5; [.B57]; 0)" office:value-type="float" office:value="7" calcext:value-type="float">
            <text:p>7</text:p>
          </table:table-cell>
          <table:table-cell table:formula="of:=IF([.D57]=0)" office:value-type="boolean" office:boolean-value="false" calcext:value-type="boolean">
            <text:p>FALSE</text:p>
          </table:table-cell>
          <table:table-cell table:formula="of:=IF([.E57]; [.F5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K488</text:p>
          </table:table-cell>
          <table:table-cell table:formula="of:= IF([.B57]-[.A58]&lt;5; [.B58]; 0)" office:value-type="float" office:value="10" calcext:value-type="float">
            <text:p>10</text:p>
          </table:table-cell>
          <table:table-cell table:formula="of:=IF([.D58]=0)" office:value-type="boolean" office:boolean-value="false" calcext:value-type="boolean">
            <text:p>FALSE</text:p>
          </table:table-cell>
          <table:table-cell table:formula="of:=IF([.E58]; [.F5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420</text:p>
          </table:table-cell>
          <table:table-cell table:formula="of:= IF([.B58]-[.A59]&lt;5; [.B59]; 0)" office:value-type="float" office:value="1" calcext:value-type="float">
            <text:p>1</text:p>
          </table:table-cell>
          <table:table-cell table:formula="of:=IF([.D59]=0)" office:value-type="boolean" office:boolean-value="false" calcext:value-type="boolean">
            <text:p>FALSE</text:p>
          </table:table-cell>
          <table:table-cell table:formula="of:=IF([.E59]; [.F5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J759</text:p>
          </table:table-cell>
          <table:table-cell table:formula="of:= IF([.B59]-[.A60]&lt;5; [.B60]; 0)" office:value-type="float" office:value="5" calcext:value-type="float">
            <text:p>5</text:p>
          </table:table-cell>
          <table:table-cell table:formula="of:=IF([.D60]=0)" office:value-type="boolean" office:boolean-value="false" calcext:value-type="boolean">
            <text:p>FALSE</text:p>
          </table:table-cell>
          <table:table-cell table:formula="of:=IF([.E60]; [.F5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L542</text:p>
          </table:table-cell>
          <table:table-cell table:formula="of:= IF([.B60]-[.A61]&lt;5; [.B61]; 0)" office:value-type="float" office:value="1" calcext:value-type="float">
            <text:p>1</text:p>
          </table:table-cell>
          <table:table-cell table:formula="of:=IF([.D61]=0)" office:value-type="boolean" office:boolean-value="false" calcext:value-type="boolean">
            <text:p>FALSE</text:p>
          </table:table-cell>
          <table:table-cell table:formula="of:=IF([.E61]; [.F6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I840</text:p>
          </table:table-cell>
          <table:table-cell table:formula="of:= IF([.B61]-[.A62]&lt;5; [.B62]; 0)" office:value-type="float" office:value="12" calcext:value-type="float">
            <text:p>12</text:p>
          </table:table-cell>
          <table:table-cell table:formula="of:=IF([.D62]=0)" office:value-type="boolean" office:boolean-value="false" calcext:value-type="boolean">
            <text:p>FALSE</text:p>
          </table:table-cell>
          <table:table-cell table:formula="of:=IF([.E62]; [.F6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K476</text:p>
          </table:table-cell>
          <table:table-cell table:formula="of:= IF([.B62]-[.A63]&lt;5; [.B63]; 0)" office:value-type="float" office:value="14" calcext:value-type="float">
            <text:p>14</text:p>
          </table:table-cell>
          <table:table-cell table:formula="of:=IF([.D63]=0)" office:value-type="boolean" office:boolean-value="false" calcext:value-type="boolean">
            <text:p>FALSE</text:p>
          </table:table-cell>
          <table:table-cell table:formula="of:=IF([.E63]; [.F6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P302</text:p>
          </table:table-cell>
          <table:table-cell table:formula="of:= IF([.B63]-[.A64]&lt;5; [.B64]; 0)" office:value-type="float" office:value="0" calcext:value-type="float">
            <text:p>0</text:p>
          </table:table-cell>
          <table:table-cell table:formula="of:=IF([.D64]=0)" office:value-type="boolean" office:boolean-value="true" calcext:value-type="boolean">
            <text:p>TRUE</text:p>
          </table:table-cell>
          <table:table-cell table:formula="of:=IF([.E64]; [.F6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I172</text:p>
          </table:table-cell>
          <table:table-cell table:formula="of:= IF([.B64]-[.A65]&lt;5; [.B65]; 0)" office:value-type="float" office:value="11" calcext:value-type="float">
            <text:p>11</text:p>
          </table:table-cell>
          <table:table-cell table:formula="of:=IF([.D65]=0)" office:value-type="boolean" office:boolean-value="false" calcext:value-type="boolean">
            <text:p>FALSE</text:p>
          </table:table-cell>
          <table:table-cell table:formula="of:=IF([.E65]; [.F6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428</text:p>
          </table:table-cell>
          <table:table-cell table:formula="of:= IF([.B65]-[.A66]&lt;5; [.B66]; 0)" office:value-type="float" office:value="0" calcext:value-type="float">
            <text:p>0</text:p>
          </table:table-cell>
          <table:table-cell table:formula="of:=IF([.D66]=0)" office:value-type="boolean" office:boolean-value="true" calcext:value-type="boolean">
            <text:p>TRUE</text:p>
          </table:table-cell>
          <table:table-cell table:formula="of:=IF([.E66]; [.F65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455</text:p>
          </table:table-cell>
          <table:table-cell table:formula="of:= IF([.B66]-[.A67]&lt;5; [.B67]; 0)" office:value-type="float" office:value="0" calcext:value-type="float">
            <text:p>0</text:p>
          </table:table-cell>
          <table:table-cell table:formula="of:=IF([.D67]=0)" office:value-type="boolean" office:boolean-value="true" calcext:value-type="boolean">
            <text:p>TRUE</text:p>
          </table:table-cell>
          <table:table-cell table:formula="of:=IF([.E67]; [.F66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M637</text:p>
          </table:table-cell>
          <table:table-cell table:formula="of:= IF([.B67]-[.A68]&lt;5; [.B68]; 0)" office:value-type="float" office:value="9" calcext:value-type="float">
            <text:p>9</text:p>
          </table:table-cell>
          <table:table-cell table:formula="of:=IF([.D68]=0)" office:value-type="boolean" office:boolean-value="false" calcext:value-type="boolean">
            <text:p>FALSE</text:p>
          </table:table-cell>
          <table:table-cell table:formula="of:=IF([.E68]; [.F6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K319</text:p>
          </table:table-cell>
          <table:table-cell table:formula="of:= IF([.B68]-[.A69]&lt;5; [.B69]; 0)" office:value-type="float" office:value="7" calcext:value-type="float">
            <text:p>7</text:p>
          </table:table-cell>
          <table:table-cell table:formula="of:=IF([.D69]=0)" office:value-type="boolean" office:boolean-value="false" calcext:value-type="boolean">
            <text:p>FALSE</text:p>
          </table:table-cell>
          <table:table-cell table:formula="of:=IF([.E69]; [.F6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491</text:p>
          </table:table-cell>
          <table:table-cell table:formula="of:= IF([.B69]-[.A70]&lt;5; [.B70]; 0)" office:value-type="float" office:value="6" calcext:value-type="float">
            <text:p>6</text:p>
          </table:table-cell>
          <table:table-cell table:formula="of:=IF([.D70]=0)" office:value-type="boolean" office:boolean-value="false" calcext:value-type="boolean">
            <text:p>FALSE</text:p>
          </table:table-cell>
          <table:table-cell table:formula="of:=IF([.E70]; [.F6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831</text:p>
          </table:table-cell>
          <table:table-cell table:formula="of:= IF([.B70]-[.A71]&lt;5; [.B71]; 0)" office:value-type="float" office:value="12" calcext:value-type="float">
            <text:p>12</text:p>
          </table:table-cell>
          <table:table-cell table:formula="of:=IF([.D71]=0)" office:value-type="boolean" office:boolean-value="false" calcext:value-type="boolean">
            <text:p>FALSE</text:p>
          </table:table-cell>
          <table:table-cell table:formula="of:=IF([.E71]; [.F7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J247</text:p>
          </table:table-cell>
          <table:table-cell table:formula="of:= IF([.B71]-[.A72]&lt;5; [.B72]; 0)" office:value-type="float" office:value="0" calcext:value-type="float">
            <text:p>0</text:p>
          </table:table-cell>
          <table:table-cell table:formula="of:=IF([.D72]=0)" office:value-type="boolean" office:boolean-value="true" calcext:value-type="boolean">
            <text:p>TRUE</text:p>
          </table:table-cell>
          <table:table-cell table:formula="of:=IF([.E72]; [.F71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H892</text:p>
          </table:table-cell>
          <table:table-cell table:formula="of:= IF([.B72]-[.A73]&lt;5; [.B73]; 0)" office:value-type="float" office:value="15" calcext:value-type="float">
            <text:p>15</text:p>
          </table:table-cell>
          <table:table-cell table:formula="of:=IF([.D73]=0)" office:value-type="boolean" office:boolean-value="false" calcext:value-type="boolean">
            <text:p>FALSE</text:p>
          </table:table-cell>
          <table:table-cell table:formula="of:=IF([.E73]; [.F7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N904</text:p>
          </table:table-cell>
          <table:table-cell table:formula="of:= IF([.B73]-[.A74]&lt;5; [.B74]; 0)" office:value-type="float" office:value="0" calcext:value-type="float">
            <text:p>0</text:p>
          </table:table-cell>
          <table:table-cell table:formula="of:=IF([.D74]=0)" office:value-type="boolean" office:boolean-value="true" calcext:value-type="boolean">
            <text:p>TRUE</text:p>
          </table:table-cell>
          <table:table-cell table:formula="of:=IF([.E74]; [.F7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291</text:p>
          </table:table-cell>
          <table:table-cell table:formula="of:= IF([.B74]-[.A75]&lt;5; [.B75]; 0)" office:value-type="float" office:value="12" calcext:value-type="float">
            <text:p>12</text:p>
          </table:table-cell>
          <table:table-cell table:formula="of:=IF([.D75]=0)" office:value-type="boolean" office:boolean-value="false" calcext:value-type="boolean">
            <text:p>FALSE</text:p>
          </table:table-cell>
          <table:table-cell table:formula="of:=IF([.E75]; [.F7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F590</text:p>
          </table:table-cell>
          <table:table-cell table:formula="of:= IF([.B75]-[.A76]&lt;5; [.B76]; 0)" office:value-type="float" office:value="0" calcext:value-type="float">
            <text:p>0</text:p>
          </table:table-cell>
          <table:table-cell table:formula="of:=IF([.D76]=0)" office:value-type="boolean" office:boolean-value="true" calcext:value-type="boolean">
            <text:p>TRUE</text:p>
          </table:table-cell>
          <table:table-cell table:formula="of:=IF([.E76]; [.F75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N225</text:p>
          </table:table-cell>
          <table:table-cell table:formula="of:= IF([.B76]-[.A77]&lt;5; [.B77]; 0)" office:value-type="float" office:value="7" calcext:value-type="float">
            <text:p>7</text:p>
          </table:table-cell>
          <table:table-cell table:formula="of:=IF([.D77]=0)" office:value-type="boolean" office:boolean-value="false" calcext:value-type="boolean">
            <text:p>FALSE</text:p>
          </table:table-cell>
          <table:table-cell table:formula="of:=IF([.E77]; [.F7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N589</text:p>
          </table:table-cell>
          <table:table-cell table:formula="of:= IF([.B77]-[.A78]&lt;5; [.B78]; 0)" office:value-type="float" office:value="12" calcext:value-type="float">
            <text:p>12</text:p>
          </table:table-cell>
          <table:table-cell table:formula="of:=IF([.D78]=0)" office:value-type="boolean" office:boolean-value="false" calcext:value-type="boolean">
            <text:p>FALSE</text:p>
          </table:table-cell>
          <table:table-cell table:formula="of:=IF([.E78]; [.F7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JM352</text:p>
          </table:table-cell>
          <table:table-cell table:formula="of:= IF([.B78]-[.A79]&lt;5; [.B79]; 0)" office:value-type="float" office:value="9" calcext:value-type="float">
            <text:p>9</text:p>
          </table:table-cell>
          <table:table-cell table:formula="of:=IF([.D79]=0)" office:value-type="boolean" office:boolean-value="false" calcext:value-type="boolean">
            <text:p>FALSE</text:p>
          </table:table-cell>
          <table:table-cell table:formula="of:=IF([.E79]; [.F7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425</text:p>
          </table:table-cell>
          <table:table-cell table:formula="of:= IF([.B79]-[.A80]&lt;5; [.B80]; 0)" office:value-type="float" office:value="3" calcext:value-type="float">
            <text:p>3</text:p>
          </table:table-cell>
          <table:table-cell table:formula="of:=IF([.D80]=0)" office:value-type="boolean" office:boolean-value="false" calcext:value-type="boolean">
            <text:p>FALSE</text:p>
          </table:table-cell>
          <table:table-cell table:formula="of:=IF([.E80]; [.F7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629</text:p>
          </table:table-cell>
          <table:table-cell table:formula="of:= IF([.B80]-[.A81]&lt;5; [.B81]; 0)" office:value-type="float" office:value="2" calcext:value-type="float">
            <text:p>2</text:p>
          </table:table-cell>
          <table:table-cell table:formula="of:=IF([.D81]=0)" office:value-type="boolean" office:boolean-value="false" calcext:value-type="boolean">
            <text:p>FALSE</text:p>
          </table:table-cell>
          <table:table-cell table:formula="of:=IF([.E81]; [.F8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731</text:p>
          </table:table-cell>
          <table:table-cell table:formula="of:= IF([.B81]-[.A82]&lt;5; [.B82]; 0)" office:value-type="float" office:value="4" calcext:value-type="float">
            <text:p>4</text:p>
          </table:table-cell>
          <table:table-cell table:formula="of:=IF([.D82]=0)" office:value-type="boolean" office:boolean-value="false" calcext:value-type="boolean">
            <text:p>FALSE</text:p>
          </table:table-cell>
          <table:table-cell table:formula="of:=IF([.E82]; [.F8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A781</text:p>
          </table:table-cell>
          <table:table-cell table:formula="of:= IF([.B82]-[.A83]&lt;5; [.B83]; 0)" office:value-type="float" office:value="12" calcext:value-type="float">
            <text:p>12</text:p>
          </table:table-cell>
          <table:table-cell table:formula="of:=IF([.D83]=0)" office:value-type="boolean" office:boolean-value="false" calcext:value-type="boolean">
            <text:p>FALSE</text:p>
          </table:table-cell>
          <table:table-cell table:formula="of:=IF([.E83]; [.F8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M755</text:p>
          </table:table-cell>
          <table:table-cell table:formula="of:= IF([.B83]-[.A84]&lt;5; [.B84]; 0)" office:value-type="float" office:value="0" calcext:value-type="float">
            <text:p>0</text:p>
          </table:table-cell>
          <table:table-cell table:formula="of:=IF([.D84]=0)" office:value-type="boolean" office:boolean-value="true" calcext:value-type="boolean">
            <text:p>TRUE</text:p>
          </table:table-cell>
          <table:table-cell table:formula="of:=IF([.E84]; [.F8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E347</text:p>
          </table:table-cell>
          <table:table-cell table:formula="of:= IF([.B84]-[.A85]&lt;5; [.B85]; 0)" office:value-type="float" office:value="0" calcext:value-type="float">
            <text:p>0</text:p>
          </table:table-cell>
          <table:table-cell table:formula="of:=IF([.D85]=0)" office:value-type="boolean" office:boolean-value="true" calcext:value-type="boolean">
            <text:p>TRUE</text:p>
          </table:table-cell>
          <table:table-cell table:formula="of:=IF([.E85]; [.F84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313</text:p>
          </table:table-cell>
          <table:table-cell table:formula="of:= IF([.B85]-[.A86]&lt;5; [.B86]; 0)" office:value-type="float" office:value="0" calcext:value-type="float">
            <text:p>0</text:p>
          </table:table-cell>
          <table:table-cell table:formula="of:=IF([.D86]=0)" office:value-type="boolean" office:boolean-value="true" calcext:value-type="boolean">
            <text:p>TRUE</text:p>
          </table:table-cell>
          <table:table-cell table:formula="of:=IF([.E86]; [.F85]+1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961</text:p>
          </table:table-cell>
          <table:table-cell table:formula="of:= IF([.B86]-[.A87]&lt;5; [.B87]; 0)" office:value-type="float" office:value="1" calcext:value-type="float">
            <text:p>1</text:p>
          </table:table-cell>
          <table:table-cell table:formula="of:=IF([.D87]=0)" office:value-type="boolean" office:boolean-value="false" calcext:value-type="boolean">
            <text:p>FALSE</text:p>
          </table:table-cell>
          <table:table-cell table:formula="of:=IF([.E87]; [.F8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926</text:p>
          </table:table-cell>
          <table:table-cell table:formula="of:= IF([.B87]-[.A88]&lt;5; [.B88]; 0)" office:value-type="float" office:value="9" calcext:value-type="float">
            <text:p>9</text:p>
          </table:table-cell>
          <table:table-cell table:formula="of:=IF([.D88]=0)" office:value-type="boolean" office:boolean-value="false" calcext:value-type="boolean">
            <text:p>FALSE</text:p>
          </table:table-cell>
          <table:table-cell table:formula="of:=IF([.E88]; [.F8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H234</text:p>
          </table:table-cell>
          <table:table-cell table:formula="of:= IF([.B88]-[.A89]&lt;5; [.B89]; 0)" office:value-type="float" office:value="0" calcext:value-type="float">
            <text:p>0</text:p>
          </table:table-cell>
          <table:table-cell table:formula="of:=IF([.D89]=0)" office:value-type="boolean" office:boolean-value="true" calcext:value-type="boolean">
            <text:p>TRUE</text:p>
          </table:table-cell>
          <table:table-cell table:formula="of:=IF([.E89]; [.F8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864</text:p>
          </table:table-cell>
          <table:table-cell table:formula="of:= IF([.B89]-[.A90]&lt;5; [.B90]; 0)" office:value-type="float" office:value="3" calcext:value-type="float">
            <text:p>3</text:p>
          </table:table-cell>
          <table:table-cell table:formula="of:=IF([.D90]=0)" office:value-type="boolean" office:boolean-value="false" calcext:value-type="boolean">
            <text:p>FALSE</text:p>
          </table:table-cell>
          <table:table-cell table:formula="of:=IF([.E90]; [.F8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M336</text:p>
          </table:table-cell>
          <table:table-cell table:formula="of:= IF([.B90]-[.A91]&lt;5; [.B91]; 0)" office:value-type="float" office:value="12" calcext:value-type="float">
            <text:p>12</text:p>
          </table:table-cell>
          <table:table-cell table:formula="of:=IF([.D91]=0)" office:value-type="boolean" office:boolean-value="false" calcext:value-type="boolean">
            <text:p>FALSE</text:p>
          </table:table-cell>
          <table:table-cell table:formula="of:=IF([.E91]; [.F9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392</text:p>
          </table:table-cell>
          <table:table-cell table:formula="of:= IF([.B91]-[.A92]&lt;5; [.B92]; 0)" office:value-type="float" office:value="0" calcext:value-type="float">
            <text:p>0</text:p>
          </table:table-cell>
          <table:table-cell table:formula="of:=IF([.D92]=0)" office:value-type="boolean" office:boolean-value="true" calcext:value-type="boolean">
            <text:p>TRUE</text:p>
          </table:table-cell>
          <table:table-cell table:formula="of:=IF([.E92]; [.F91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H559</text:p>
          </table:table-cell>
          <table:table-cell table:formula="of:= IF([.B92]-[.A93]&lt;5; [.B93]; 0)" office:value-type="float" office:value="4" calcext:value-type="float">
            <text:p>4</text:p>
          </table:table-cell>
          <table:table-cell table:formula="of:=IF([.D93]=0)" office:value-type="boolean" office:boolean-value="false" calcext:value-type="boolean">
            <text:p>FALSE</text:p>
          </table:table-cell>
          <table:table-cell table:formula="of:=IF([.E93]; [.F9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C465</text:p>
          </table:table-cell>
          <table:table-cell table:formula="of:= IF([.B93]-[.A94]&lt;5; [.B94]; 0)" office:value-type="float" office:value="8" calcext:value-type="float">
            <text:p>8</text:p>
          </table:table-cell>
          <table:table-cell table:formula="of:=IF([.D94]=0)" office:value-type="boolean" office:boolean-value="false" calcext:value-type="boolean">
            <text:p>FALSE</text:p>
          </table:table-cell>
          <table:table-cell table:formula="of:=IF([.E94]; [.F9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246</text:p>
          </table:table-cell>
          <table:table-cell table:formula="of:= IF([.B94]-[.A95]&lt;5; [.B95]; 0)" office:value-type="float" office:value="14" calcext:value-type="float">
            <text:p>14</text:p>
          </table:table-cell>
          <table:table-cell table:formula="of:=IF([.D95]=0)" office:value-type="boolean" office:boolean-value="false" calcext:value-type="boolean">
            <text:p>FALSE</text:p>
          </table:table-cell>
          <table:table-cell table:formula="of:=IF([.E95]; [.F9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G771</text:p>
          </table:table-cell>
          <table:table-cell table:formula="of:= IF([.B95]-[.A96]&lt;5; [.B96]; 0)" office:value-type="float" office:value="11" calcext:value-type="float">
            <text:p>11</text:p>
          </table:table-cell>
          <table:table-cell table:formula="of:=IF([.D96]=0)" office:value-type="boolean" office:boolean-value="false" calcext:value-type="boolean">
            <text:p>FALSE</text:p>
          </table:table-cell>
          <table:table-cell table:formula="of:=IF([.E96]; [.F9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C327</text:p>
          </table:table-cell>
          <table:table-cell table:formula="of:= IF([.B96]-[.A97]&lt;5; [.B97]; 0)" office:value-type="float" office:value="0" calcext:value-type="float">
            <text:p>0</text:p>
          </table:table-cell>
          <table:table-cell table:formula="of:=IF([.D97]=0)" office:value-type="boolean" office:boolean-value="true" calcext:value-type="boolean">
            <text:p>TRUE</text:p>
          </table:table-cell>
          <table:table-cell table:formula="of:=IF([.E97]; [.F96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K843</text:p>
          </table:table-cell>
          <table:table-cell table:formula="of:= IF([.B97]-[.A98]&lt;5; [.B98]; 0)" office:value-type="float" office:value="15" calcext:value-type="float">
            <text:p>15</text:p>
          </table:table-cell>
          <table:table-cell table:formula="of:=IF([.D98]=0)" office:value-type="boolean" office:boolean-value="false" calcext:value-type="boolean">
            <text:p>FALSE</text:p>
          </table:table-cell>
          <table:table-cell table:formula="of:=IF([.E98]; [.F9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393</text:p>
          </table:table-cell>
          <table:table-cell table:formula="of:= IF([.B98]-[.A99]&lt;5; [.B99]; 0)" office:value-type="float" office:value="0" calcext:value-type="float">
            <text:p>0</text:p>
          </table:table-cell>
          <table:table-cell table:formula="of:=IF([.D99]=0)" office:value-type="boolean" office:boolean-value="true" calcext:value-type="boolean">
            <text:p>TRUE</text:p>
          </table:table-cell>
          <table:table-cell table:formula="of:=IF([.E99]; [.F9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P226</text:p>
          </table:table-cell>
          <table:table-cell table:formula="of:= IF([.B99]-[.A100]&lt;5; [.B100]; 0)" office:value-type="float" office:value="11" calcext:value-type="float">
            <text:p>11</text:p>
          </table:table-cell>
          <table:table-cell table:formula="of:=IF([.D100]=0)" office:value-type="boolean" office:boolean-value="false" calcext:value-type="boolean">
            <text:p>FALSE</text:p>
          </table:table-cell>
          <table:table-cell table:formula="of:=IF([.E100]; [.F9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I710</text:p>
          </table:table-cell>
          <table:table-cell table:formula="of:= IF([.B100]-[.A101]&lt;5; [.B101]; 0)" office:value-type="float" office:value="11" calcext:value-type="float">
            <text:p>11</text:p>
          </table:table-cell>
          <table:table-cell table:formula="of:=IF([.D101]=0)" office:value-type="boolean" office:boolean-value="false" calcext:value-type="boolean">
            <text:p>FALSE</text:p>
          </table:table-cell>
          <table:table-cell table:formula="of:=IF([.E101]; [.F10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435</text:p>
          </table:table-cell>
          <table:table-cell table:formula="of:= IF([.B101]-[.A102]&lt;5; [.B102]; 0)" office:value-type="float" office:value="0" calcext:value-type="float">
            <text:p>0</text:p>
          </table:table-cell>
          <table:table-cell table:formula="of:=IF([.D102]=0)" office:value-type="boolean" office:boolean-value="true" calcext:value-type="boolean">
            <text:p>TRUE</text:p>
          </table:table-cell>
          <table:table-cell table:formula="of:=IF([.E102]; [.F101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H451</text:p>
          </table:table-cell>
          <table:table-cell table:formula="of:= IF([.B102]-[.A103]&lt;5; [.B103]; 0)" office:value-type="float" office:value="7" calcext:value-type="float">
            <text:p>7</text:p>
          </table:table-cell>
          <table:table-cell table:formula="of:=IF([.D103]=0)" office:value-type="boolean" office:boolean-value="false" calcext:value-type="boolean">
            <text:p>FALSE</text:p>
          </table:table-cell>
          <table:table-cell table:formula="of:=IF([.E103]; [.F10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J379</text:p>
          </table:table-cell>
          <table:table-cell table:formula="of:= IF([.B103]-[.A104]&lt;5; [.B104]; 0)" office:value-type="float" office:value="0" calcext:value-type="float">
            <text:p>0</text:p>
          </table:table-cell>
          <table:table-cell table:formula="of:=IF([.D104]=0)" office:value-type="boolean" office:boolean-value="true" calcext:value-type="boolean">
            <text:p>TRUE</text:p>
          </table:table-cell>
          <table:table-cell table:formula="of:=IF([.E104]; [.F10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C791</text:p>
          </table:table-cell>
          <table:table-cell table:formula="of:= IF([.B104]-[.A105]&lt;5; [.B105]; 0)" office:value-type="float" office:value="11" calcext:value-type="float">
            <text:p>11</text:p>
          </table:table-cell>
          <table:table-cell table:formula="of:=IF([.D105]=0)" office:value-type="boolean" office:boolean-value="false" calcext:value-type="boolean">
            <text:p>FALSE</text:p>
          </table:table-cell>
          <table:table-cell table:formula="of:=IF([.E105]; [.F10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135</text:p>
          </table:table-cell>
          <table:table-cell table:formula="of:= IF([.B105]-[.A106]&lt;5; [.B106]; 0)" office:value-type="float" office:value="3" calcext:value-type="float">
            <text:p>3</text:p>
          </table:table-cell>
          <table:table-cell table:formula="of:=IF([.D106]=0)" office:value-type="boolean" office:boolean-value="false" calcext:value-type="boolean">
            <text:p>FALSE</text:p>
          </table:table-cell>
          <table:table-cell table:formula="of:=IF([.E106]; [.F10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N872</text:p>
          </table:table-cell>
          <table:table-cell table:formula="of:= IF([.B106]-[.A107]&lt;5; [.B107]; 0)" office:value-type="float" office:value="6" calcext:value-type="float">
            <text:p>6</text:p>
          </table:table-cell>
          <table:table-cell table:formula="of:=IF([.D107]=0)" office:value-type="boolean" office:boolean-value="false" calcext:value-type="boolean">
            <text:p>FALSE</text:p>
          </table:table-cell>
          <table:table-cell table:formula="of:=IF([.E107]; [.F10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P599</text:p>
          </table:table-cell>
          <table:table-cell table:formula="of:= IF([.B107]-[.A108]&lt;5; [.B108]; 0)" office:value-type="float" office:value="9" calcext:value-type="float">
            <text:p>9</text:p>
          </table:table-cell>
          <table:table-cell table:formula="of:=IF([.D108]=0)" office:value-type="boolean" office:boolean-value="false" calcext:value-type="boolean">
            <text:p>FALSE</text:p>
          </table:table-cell>
          <table:table-cell table:formula="of:=IF([.E108]; [.F10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D829</text:p>
          </table:table-cell>
          <table:table-cell table:formula="of:= IF([.B108]-[.A109]&lt;5; [.B109]; 0)" office:value-type="float" office:value="0" calcext:value-type="float">
            <text:p>0</text:p>
          </table:table-cell>
          <table:table-cell table:formula="of:=IF([.D109]=0)" office:value-type="boolean" office:boolean-value="true" calcext:value-type="boolean">
            <text:p>TRUE</text:p>
          </table:table-cell>
          <table:table-cell table:formula="of:=IF([.E109]; [.F10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N305</text:p>
          </table:table-cell>
          <table:table-cell table:formula="of:= IF([.B109]-[.A110]&lt;5; [.B110]; 0)" office:value-type="float" office:value="0" calcext:value-type="float">
            <text:p>0</text:p>
          </table:table-cell>
          <table:table-cell table:formula="of:=IF([.D110]=0)" office:value-type="boolean" office:boolean-value="true" calcext:value-type="boolean">
            <text:p>TRUE</text:p>
          </table:table-cell>
          <table:table-cell table:formula="of:=IF([.E110]; [.F109]+1; 0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H528</text:p>
          </table:table-cell>
          <table:table-cell table:formula="of:= IF([.B110]-[.A111]&lt;5; [.B111]; 0)" office:value-type="float" office:value="0" calcext:value-type="float">
            <text:p>0</text:p>
          </table:table-cell>
          <table:table-cell table:formula="of:=IF([.D111]=0)" office:value-type="boolean" office:boolean-value="true" calcext:value-type="boolean">
            <text:p>TRUE</text:p>
          </table:table-cell>
          <table:table-cell table:formula="of:=IF([.E111]; [.F110]+1; 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524</text:p>
          </table:table-cell>
          <table:table-cell table:formula="of:= IF([.B111]-[.A112]&lt;5; [.B112]; 0)" office:value-type="float" office:value="0" calcext:value-type="float">
            <text:p>0</text:p>
          </table:table-cell>
          <table:table-cell table:formula="of:=IF([.D112]=0)" office:value-type="boolean" office:boolean-value="true" calcext:value-type="boolean">
            <text:p>TRUE</text:p>
          </table:table-cell>
          <table:table-cell table:formula="of:=IF([.E112]; [.F111]+1; 0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P925</text:p>
          </table:table-cell>
          <table:table-cell table:formula="of:= IF([.B112]-[.A113]&lt;5; [.B113]; 0)" office:value-type="float" office:value="8" calcext:value-type="float">
            <text:p>8</text:p>
          </table:table-cell>
          <table:table-cell table:formula="of:=IF([.D113]=0)" office:value-type="boolean" office:boolean-value="false" calcext:value-type="boolean">
            <text:p>FALSE</text:p>
          </table:table-cell>
          <table:table-cell table:formula="of:=IF([.E113]; [.F11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F263</text:p>
          </table:table-cell>
          <table:table-cell table:formula="of:= IF([.B113]-[.A114]&lt;5; [.B114]; 0)" office:value-type="float" office:value="0" calcext:value-type="float">
            <text:p>0</text:p>
          </table:table-cell>
          <table:table-cell table:formula="of:=IF([.D114]=0)" office:value-type="boolean" office:boolean-value="true" calcext:value-type="boolean">
            <text:p>TRUE</text:p>
          </table:table-cell>
          <table:table-cell table:formula="of:=IF([.E114]; [.F11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AN413</text:p>
          </table:table-cell>
          <table:table-cell table:formula="of:= IF([.B114]-[.A115]&lt;5; [.B115]; 0)" office:value-type="float" office:value="11" calcext:value-type="float">
            <text:p>11</text:p>
          </table:table-cell>
          <table:table-cell table:formula="of:=IF([.D115]=0)" office:value-type="boolean" office:boolean-value="false" calcext:value-type="boolean">
            <text:p>FALSE</text:p>
          </table:table-cell>
          <table:table-cell table:formula="of:=IF([.E115]; [.F11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288</text:p>
          </table:table-cell>
          <table:table-cell table:formula="of:= IF([.B115]-[.A116]&lt;5; [.B116]; 0)" office:value-type="float" office:value="1" calcext:value-type="float">
            <text:p>1</text:p>
          </table:table-cell>
          <table:table-cell table:formula="of:=IF([.D116]=0)" office:value-type="boolean" office:boolean-value="false" calcext:value-type="boolean">
            <text:p>FALSE</text:p>
          </table:table-cell>
          <table:table-cell table:formula="of:=IF([.E116]; [.F11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M661</text:p>
          </table:table-cell>
          <table:table-cell table:formula="of:= IF([.B116]-[.A117]&lt;5; [.B117]; 0)" office:value-type="float" office:value="9" calcext:value-type="float">
            <text:p>9</text:p>
          </table:table-cell>
          <table:table-cell table:formula="of:=IF([.D117]=0)" office:value-type="boolean" office:boolean-value="false" calcext:value-type="boolean">
            <text:p>FALSE</text:p>
          </table:table-cell>
          <table:table-cell table:formula="of:=IF([.E117]; [.F11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649</text:p>
          </table:table-cell>
          <table:table-cell table:formula="of:= IF([.B117]-[.A118]&lt;5; [.B118]; 0)" office:value-type="float" office:value="13" calcext:value-type="float">
            <text:p>13</text:p>
          </table:table-cell>
          <table:table-cell table:formula="of:=IF([.D118]=0)" office:value-type="boolean" office:boolean-value="false" calcext:value-type="boolean">
            <text:p>FALSE</text:p>
          </table:table-cell>
          <table:table-cell table:formula="of:=IF([.E118]; [.F11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B981</text:p>
          </table:table-cell>
          <table:table-cell table:formula="of:= IF([.B118]-[.A119]&lt;5; [.B119]; 0)" office:value-type="float" office:value="0" calcext:value-type="float">
            <text:p>0</text:p>
          </table:table-cell>
          <table:table-cell table:formula="of:=IF([.D119]=0)" office:value-type="boolean" office:boolean-value="true" calcext:value-type="boolean">
            <text:p>TRUE</text:p>
          </table:table-cell>
          <table:table-cell table:formula="of:=IF([.E119]; [.F118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F358</text:p>
          </table:table-cell>
          <table:table-cell table:formula="of:= IF([.B119]-[.A120]&lt;5; [.B120]; 0)" office:value-type="float" office:value="11" calcext:value-type="float">
            <text:p>11</text:p>
          </table:table-cell>
          <table:table-cell table:formula="of:=IF([.D120]=0)" office:value-type="boolean" office:boolean-value="false" calcext:value-type="boolean">
            <text:p>FALSE</text:p>
          </table:table-cell>
          <table:table-cell table:formula="of:=IF([.E120]; [.F11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734</text:p>
          </table:table-cell>
          <table:table-cell table:formula="of:= IF([.B120]-[.A121]&lt;5; [.B121]; 0)" office:value-type="float" office:value="0" calcext:value-type="float">
            <text:p>0</text:p>
          </table:table-cell>
          <table:table-cell table:formula="of:=IF([.D121]=0)" office:value-type="boolean" office:boolean-value="true" calcext:value-type="boolean">
            <text:p>TRUE</text:p>
          </table:table-cell>
          <table:table-cell table:formula="of:=IF([.E121]; [.F120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684</text:p>
          </table:table-cell>
          <table:table-cell table:formula="of:= IF([.B121]-[.A122]&lt;5; [.B122]; 0)" office:value-type="float" office:value="6" calcext:value-type="float">
            <text:p>6</text:p>
          </table:table-cell>
          <table:table-cell table:formula="of:=IF([.D122]=0)" office:value-type="boolean" office:boolean-value="false" calcext:value-type="boolean">
            <text:p>FALSE</text:p>
          </table:table-cell>
          <table:table-cell table:formula="of:=IF([.E122]; [.F12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G251</text:p>
          </table:table-cell>
          <table:table-cell table:formula="of:= IF([.B122]-[.A123]&lt;5; [.B123]; 0)" office:value-type="float" office:value="10" calcext:value-type="float">
            <text:p>10</text:p>
          </table:table-cell>
          <table:table-cell table:formula="of:=IF([.D123]=0)" office:value-type="boolean" office:boolean-value="false" calcext:value-type="boolean">
            <text:p>FALSE</text:p>
          </table:table-cell>
          <table:table-cell table:formula="of:=IF([.E123]; [.F12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NH488</text:p>
          </table:table-cell>
          <table:table-cell table:formula="of:= IF([.B123]-[.A124]&lt;5; [.B124]; 0)" office:value-type="float" office:value="7" calcext:value-type="float">
            <text:p>7</text:p>
          </table:table-cell>
          <table:table-cell table:formula="of:=IF([.D124]=0)" office:value-type="boolean" office:boolean-value="false" calcext:value-type="boolean">
            <text:p>FALSE</text:p>
          </table:table-cell>
          <table:table-cell table:formula="of:=IF([.E124]; [.F12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545</text:p>
          </table:table-cell>
          <table:table-cell table:formula="of:= IF([.B124]-[.A125]&lt;5; [.B125]; 0)" office:value-type="float" office:value="1" calcext:value-type="float">
            <text:p>1</text:p>
          </table:table-cell>
          <table:table-cell table:formula="of:=IF([.D125]=0)" office:value-type="boolean" office:boolean-value="false" calcext:value-type="boolean">
            <text:p>FALSE</text:p>
          </table:table-cell>
          <table:table-cell table:formula="of:=IF([.E125]; [.F12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B137</text:p>
          </table:table-cell>
          <table:table-cell table:formula="of:= IF([.B125]-[.A126]&lt;5; [.B126]; 0)" office:value-type="float" office:value="3" calcext:value-type="float">
            <text:p>3</text:p>
          </table:table-cell>
          <table:table-cell table:formula="of:=IF([.D126]=0)" office:value-type="boolean" office:boolean-value="false" calcext:value-type="boolean">
            <text:p>FALSE</text:p>
          </table:table-cell>
          <table:table-cell table:formula="of:=IF([.E126]; [.F12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B847</text:p>
          </table:table-cell>
          <table:table-cell table:formula="of:= IF([.B126]-[.A127]&lt;5; [.B127]; 0)" office:value-type="float" office:value="2" calcext:value-type="float">
            <text:p>2</text:p>
          </table:table-cell>
          <table:table-cell table:formula="of:=IF([.D127]=0)" office:value-type="boolean" office:boolean-value="false" calcext:value-type="boolean">
            <text:p>FALSE</text:p>
          </table:table-cell>
          <table:table-cell table:formula="of:=IF([.E127]; [.F126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H559</text:p>
          </table:table-cell>
          <table:table-cell table:formula="of:= IF([.B127]-[.A128]&lt;5; [.B128]; 0)" office:value-type="float" office:value="2" calcext:value-type="float">
            <text:p>2</text:p>
          </table:table-cell>
          <table:table-cell table:formula="of:=IF([.D128]=0)" office:value-type="boolean" office:boolean-value="false" calcext:value-type="boolean">
            <text:p>FALSE</text:p>
          </table:table-cell>
          <table:table-cell table:formula="of:=IF([.E128]; [.F12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P317</text:p>
          </table:table-cell>
          <table:table-cell table:formula="of:= IF([.B128]-[.A129]&lt;5; [.B129]; 0)" office:value-type="float" office:value="14" calcext:value-type="float">
            <text:p>14</text:p>
          </table:table-cell>
          <table:table-cell table:formula="of:=IF([.D129]=0)" office:value-type="boolean" office:boolean-value="false" calcext:value-type="boolean">
            <text:p>FALSE</text:p>
          </table:table-cell>
          <table:table-cell table:formula="of:=IF([.E129]; [.F12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M762</text:p>
          </table:table-cell>
          <table:table-cell table:formula="of:= IF([.B129]-[.A130]&lt;5; [.B130]; 0)" office:value-type="float" office:value="0" calcext:value-type="float">
            <text:p>0</text:p>
          </table:table-cell>
          <table:table-cell table:formula="of:=IF([.D130]=0)" office:value-type="boolean" office:boolean-value="true" calcext:value-type="boolean">
            <text:p>TRUE</text:p>
          </table:table-cell>
          <table:table-cell table:formula="of:=IF([.E130]; [.F129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J667</text:p>
          </table:table-cell>
          <table:table-cell table:formula="of:= IF([.B130]-[.A131]&lt;5; [.B131]; 0)" office:value-type="float" office:value="2" calcext:value-type="float">
            <text:p>2</text:p>
          </table:table-cell>
          <table:table-cell table:formula="of:=IF([.D131]=0)" office:value-type="boolean" office:boolean-value="false" calcext:value-type="boolean">
            <text:p>FALSE</text:p>
          </table:table-cell>
          <table:table-cell table:formula="of:=IF([.E131]; [.F13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471</text:p>
          </table:table-cell>
          <table:table-cell table:formula="of:= IF([.B131]-[.A132]&lt;5; [.B132]; 0)" office:value-type="float" office:value="8" calcext:value-type="float">
            <text:p>8</text:p>
          </table:table-cell>
          <table:table-cell table:formula="of:=IF([.D132]=0)" office:value-type="boolean" office:boolean-value="false" calcext:value-type="boolean">
            <text:p>FALSE</text:p>
          </table:table-cell>
          <table:table-cell table:formula="of:=IF([.E132]; [.F13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O730</text:p>
          </table:table-cell>
          <table:table-cell table:formula="of:= IF([.B132]-[.A133]&lt;5; [.B133]; 0)" office:value-type="float" office:value="12" calcext:value-type="float">
            <text:p>12</text:p>
          </table:table-cell>
          <table:table-cell table:formula="of:=IF([.D133]=0)" office:value-type="boolean" office:boolean-value="false" calcext:value-type="boolean">
            <text:p>FALSE</text:p>
          </table:table-cell>
          <table:table-cell table:formula="of:=IF([.E133]; [.F132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M466</text:p>
          </table:table-cell>
          <table:table-cell table:formula="of:= IF([.B133]-[.A134]&lt;5; [.B134]; 0)" office:value-type="float" office:value="0" calcext:value-type="float">
            <text:p>0</text:p>
          </table:table-cell>
          <table:table-cell table:formula="of:=IF([.D134]=0)" office:value-type="boolean" office:boolean-value="true" calcext:value-type="boolean">
            <text:p>TRUE</text:p>
          </table:table-cell>
          <table:table-cell table:formula="of:=IF([.E134]; [.F133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N234</text:p>
          </table:table-cell>
          <table:table-cell table:formula="of:= IF([.B134]-[.A135]&lt;5; [.B135]; 0)" office:value-type="float" office:value="11" calcext:value-type="float">
            <text:p>11</text:p>
          </table:table-cell>
          <table:table-cell table:formula="of:=IF([.D135]=0)" office:value-type="boolean" office:boolean-value="false" calcext:value-type="boolean">
            <text:p>FALSE</text:p>
          </table:table-cell>
          <table:table-cell table:formula="of:=IF([.E135]; [.F134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K798</text:p>
          </table:table-cell>
          <table:table-cell table:formula="of:= IF([.B135]-[.A136]&lt;5; [.B136]; 0)" office:value-type="float" office:value="10" calcext:value-type="float">
            <text:p>10</text:p>
          </table:table-cell>
          <table:table-cell table:formula="of:=IF([.D136]=0)" office:value-type="boolean" office:boolean-value="false" calcext:value-type="boolean">
            <text:p>FALSE</text:p>
          </table:table-cell>
          <table:table-cell table:formula="of:=IF([.E136]; [.F135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531</text:p>
          </table:table-cell>
          <table:table-cell table:formula="of:= IF([.B136]-[.A137]&lt;5; [.B137]; 0)" office:value-type="float" office:value="0" calcext:value-type="float">
            <text:p>0</text:p>
          </table:table-cell>
          <table:table-cell table:formula="of:=IF([.D137]=0)" office:value-type="boolean" office:boolean-value="true" calcext:value-type="boolean">
            <text:p>TRUE</text:p>
          </table:table-cell>
          <table:table-cell table:formula="of:=IF([.E137]; [.F136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460</text:p>
          </table:table-cell>
          <table:table-cell table:formula="of:= IF([.B137]-[.A138]&lt;5; [.B138]; 0)" office:value-type="float" office:value="3" calcext:value-type="float">
            <text:p>3</text:p>
          </table:table-cell>
          <table:table-cell table:formula="of:=IF([.D138]=0)" office:value-type="boolean" office:boolean-value="false" calcext:value-type="boolean">
            <text:p>FALSE</text:p>
          </table:table-cell>
          <table:table-cell table:formula="of:=IF([.E138]; [.F137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678</text:p>
          </table:table-cell>
          <table:table-cell table:formula="of:= IF([.B138]-[.A139]&lt;5; [.B139]; 0)" office:value-type="float" office:value="1" calcext:value-type="float">
            <text:p>1</text:p>
          </table:table-cell>
          <table:table-cell table:formula="of:=IF([.D139]=0)" office:value-type="boolean" office:boolean-value="false" calcext:value-type="boolean">
            <text:p>FALSE</text:p>
          </table:table-cell>
          <table:table-cell table:formula="of:=IF([.E139]; [.F138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131</text:p>
          </table:table-cell>
          <table:table-cell table:formula="of:= IF([.B139]-[.A140]&lt;5; [.B140]; 0)" office:value-type="float" office:value="3" calcext:value-type="float">
            <text:p>3</text:p>
          </table:table-cell>
          <table:table-cell table:formula="of:=IF([.D140]=0)" office:value-type="boolean" office:boolean-value="false" calcext:value-type="boolean">
            <text:p>FALSE</text:p>
          </table:table-cell>
          <table:table-cell table:formula="of:=IF([.E140]; [.F139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PA306</text:p>
          </table:table-cell>
          <table:table-cell table:formula="of:= IF([.B140]-[.A141]&lt;5; [.B141]; 0)" office:value-type="float" office:value="6" calcext:value-type="float">
            <text:p>6</text:p>
          </table:table-cell>
          <table:table-cell table:formula="of:=IF([.D141]=0)" office:value-type="boolean" office:boolean-value="false" calcext:value-type="boolean">
            <text:p>FALSE</text:p>
          </table:table-cell>
          <table:table-cell table:formula="of:=IF([.E141]; [.F140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879</text:p>
          </table:table-cell>
          <table:table-cell table:formula="of:= IF([.B141]-[.A142]&lt;5; [.B142]; 0)" office:value-type="float" office:value="14" calcext:value-type="float">
            <text:p>14</text:p>
          </table:table-cell>
          <table:table-cell table:formula="of:=IF([.D142]=0)" office:value-type="boolean" office:boolean-value="false" calcext:value-type="boolean">
            <text:p>FALSE</text:p>
          </table:table-cell>
          <table:table-cell table:formula="of:=IF([.E142]; [.F141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L963</text:p>
          </table:table-cell>
          <table:table-cell table:formula="of:= IF([.B142]-[.A143]&lt;5; [.B143]; 0)" office:value-type="float" office:value="0" calcext:value-type="float">
            <text:p>0</text:p>
          </table:table-cell>
          <table:table-cell table:formula="of:=IF([.D143]=0)" office:value-type="boolean" office:boolean-value="true" calcext:value-type="boolean">
            <text:p>TRUE</text:p>
          </table:table-cell>
          <table:table-cell table:formula="of:=IF([.E143]; [.F142]+1; 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K460</text:p>
          </table:table-cell>
          <table:table-cell table:formula="of:= IF([.B143]-[.A144]&lt;5; [.B144]; 0)" office:value-type="float" office:value="15" calcext:value-type="float">
            <text:p>15</text:p>
          </table:table-cell>
          <table:table-cell table:formula="of:=IF([.D144]=0)" office:value-type="boolean" office:boolean-value="false" calcext:value-type="boolean">
            <text:p>FALSE</text:p>
          </table:table-cell>
          <table:table-cell table:formula="of:=IF([.E144]; [.F143]+1; 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M330</text:p>
          </table:table-cell>
          <table:table-cell table:formula="of:= IF([.B144]-[.A145]&lt;5; [.B145]; 0)" office:value-type="float" office:value="0" calcext:value-type="float">
            <text:p>0</text:p>
          </table:table-cell>
          <table:table-cell table:formula="of:=IF([.D145]=0)" office:value-type="boolean" office:boolean-value="true" calcext:value-type="boolean">
            <text:p>TRUE</text:p>
          </table:table-cell>
          <table:table-cell table:formula="of:=IF([.E145]; [.F144]+1; 0)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Pivot Table_Sheet1_1'.A1:'Pivot Table_Sheet1_1'.B17" table:buttons="'Pivot Table_Sheet1_1'.A1" table:show-filter-button="false" table:drill-down-on-double-click="false">
          <table:source-cell-range table:cell-range-address="Sheet1.B1:Sheet1.C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0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C" table:orientation="data" table:used-hierarchy="0" table:function="count">
            <table:data-pilot-level table:show-empty="false" calcext:repeat-item-labels="false">
              <table:data-pilot-members>
                <table:data-pilot-member table:name="AA425" table:display="true" table:show-details="true"/>
                <table:data-pilot-member table:name="AC254" table:display="true" table:show-details="true"/>
                <table:data-pilot-member table:name="AE347" table:display="true" table:show-details="true"/>
                <table:data-pilot-member table:name="AE964" table:display="true" table:show-details="true"/>
                <table:data-pilot-member table:name="AF135" table:display="true" table:show-details="true"/>
                <table:data-pilot-member table:name="AG504" table:display="true" table:show-details="true"/>
                <table:data-pilot-member table:name="AG864" table:display="true" table:show-details="true"/>
                <table:data-pilot-member table:name="AH451" table:display="true" table:show-details="true"/>
                <table:data-pilot-member table:name="AH528" table:display="true" table:show-details="true"/>
                <table:data-pilot-member table:name="AI420" table:display="true" table:show-details="true"/>
                <table:data-pilot-member table:name="AK592" table:display="true" table:show-details="true"/>
                <table:data-pilot-member table:name="AN413" table:display="true" table:show-details="true"/>
                <table:data-pilot-member table:name="BA678" table:display="true" table:show-details="true"/>
                <table:data-pilot-member table:name="BA749" table:display="true" table:show-details="true"/>
                <table:data-pilot-member table:name="BC831" table:display="true" table:show-details="true"/>
                <table:data-pilot-member table:name="BD204" table:display="true" table:show-details="true"/>
                <table:data-pilot-member table:name="BD855" table:display="true" table:show-details="true"/>
                <table:data-pilot-member table:name="BF559" table:display="true" table:show-details="true"/>
                <table:data-pilot-member table:name="BH265" table:display="true" table:show-details="true"/>
                <table:data-pilot-member table:name="BL246" table:display="true" table:show-details="true"/>
                <table:data-pilot-member table:name="BM696" table:display="true" table:show-details="true"/>
                <table:data-pilot-member table:name="BM762" table:display="true" table:show-details="true"/>
                <table:data-pilot-member table:name="BO596" table:display="true" table:show-details="true"/>
                <table:data-pilot-member table:name="CA524" table:display="true" table:show-details="true"/>
                <table:data-pilot-member table:name="CC204" table:display="true" table:show-details="true"/>
                <table:data-pilot-member table:name="CC791" table:display="true" table:show-details="true"/>
                <table:data-pilot-member table:name="CG489" table:display="true" table:show-details="true"/>
                <table:data-pilot-member table:name="CI708" table:display="true" table:show-details="true"/>
                <table:data-pilot-member table:name="CJ207" table:display="true" table:show-details="true"/>
                <table:data-pilot-member table:name="CL393" table:display="true" table:show-details="true"/>
                <table:data-pilot-member table:name="CN589" table:display="true" table:show-details="true"/>
                <table:data-pilot-member table:name="CO649" table:display="true" table:show-details="true"/>
                <table:data-pilot-member table:name="DA206" table:display="true" table:show-details="true"/>
                <table:data-pilot-member table:name="DA512" table:display="true" table:show-details="true"/>
                <table:data-pilot-member table:name="DB255" table:display="true" table:show-details="true"/>
                <table:data-pilot-member table:name="DE239" table:display="true" table:show-details="true"/>
                <table:data-pilot-member table:name="DE678" table:display="true" table:show-details="true"/>
                <table:data-pilot-member table:name="DE822" table:display="true" table:show-details="true"/>
                <table:data-pilot-member table:name="DH531" table:display="true" table:show-details="true"/>
                <table:data-pilot-member table:name="DL542" table:display="true" table:show-details="true"/>
                <table:data-pilot-member table:name="DM336" table:display="true" table:show-details="true"/>
                <table:data-pilot-member table:name="DP909" table:display="true" table:show-details="true"/>
                <table:data-pilot-member table:name="EA828" table:display="true" table:show-details="true"/>
                <table:data-pilot-member table:name="EB508" table:display="true" table:show-details="true"/>
                <table:data-pilot-member table:name="EF263" table:display="true" table:show-details="true"/>
                <table:data-pilot-member table:name="EF961" table:display="true" table:show-details="true"/>
                <table:data-pilot-member table:name="EG251" table:display="true" table:show-details="true"/>
                <table:data-pilot-member table:name="EH559" table:display="true" table:show-details="true"/>
                <table:data-pilot-member table:name="EH892" table:display="true" table:show-details="true"/>
                <table:data-pilot-member table:name="EH963" table:display="true" table:show-details="true"/>
                <table:data-pilot-member table:name="EL406" table:display="true" table:show-details="true"/>
                <table:data-pilot-member table:name="EL879" table:display="true" table:show-details="true"/>
                <table:data-pilot-member table:name="EL963" table:display="true" table:show-details="true"/>
                <table:data-pilot-member table:name="EP925" table:display="true" table:show-details="true"/>
                <table:data-pilot-member table:name="FA471" table:display="true" table:show-details="true"/>
                <table:data-pilot-member table:name="FC803" table:display="true" table:show-details="true"/>
                <table:data-pilot-member table:name="FG771" table:display="true" table:show-details="true"/>
                <table:data-pilot-member table:name="FI172" table:display="true" table:show-details="true"/>
                <table:data-pilot-member table:name="FJ667" table:display="true" table:show-details="true"/>
                <table:data-pilot-member table:name="FN819" table:display="true" table:show-details="true"/>
                <table:data-pilot-member table:name="FO434" table:display="true" table:show-details="true"/>
                <table:data-pilot-member table:name="FP317" table:display="true" table:show-details="true"/>
                <table:data-pilot-member table:name="GA435" table:display="true" table:show-details="true"/>
                <table:data-pilot-member table:name="GA781" table:display="true" table:show-details="true"/>
                <table:data-pilot-member table:name="GB137" table:display="true" table:show-details="true"/>
                <table:data-pilot-member table:name="GB981" table:display="true" table:show-details="true"/>
                <table:data-pilot-member table:name="GE131" table:display="true" table:show-details="true"/>
                <table:data-pilot-member table:name="GF313" table:display="true" table:show-details="true"/>
                <table:data-pilot-member table:name="GH547" table:display="true" table:show-details="true"/>
                <table:data-pilot-member table:name="GH559" table:display="true" table:show-details="true"/>
                <table:data-pilot-member table:name="GK857" table:display="true" table:show-details="true"/>
                <table:data-pilot-member table:name="GL291" table:display="true" table:show-details="true"/>
                <table:data-pilot-member table:name="GM330" table:display="true" table:show-details="true"/>
                <table:data-pilot-member table:name="GN103" table:display="true" table:show-details="true"/>
                <table:data-pilot-member table:name="HA731" table:display="true" table:show-details="true"/>
                <table:data-pilot-member table:name="HA988" table:display="true" table:show-details="true"/>
                <table:data-pilot-member table:name="HC465" table:display="true" table:show-details="true"/>
                <table:data-pilot-member table:name="HE739" table:display="true" table:show-details="true"/>
                <table:data-pilot-member table:name="HF358" table:display="true" table:show-details="true"/>
                <table:data-pilot-member table:name="HL821" table:display="true" table:show-details="true"/>
                <table:data-pilot-member table:name="HP302" table:display="true" table:show-details="true"/>
                <table:data-pilot-member table:name="HP605" table:display="true" table:show-details="true"/>
                <table:data-pilot-member table:name="IB453" table:display="true" table:show-details="true"/>
                <table:data-pilot-member table:name="IC327" table:display="true" table:show-details="true"/>
                <table:data-pilot-member table:name="IC460" table:display="true" table:show-details="true"/>
                <table:data-pilot-member table:name="IJ379" table:display="true" table:show-details="true"/>
                <table:data-pilot-member table:name="JI840" table:display="true" table:show-details="true"/>
                <table:data-pilot-member table:name="JK843" table:display="true" table:show-details="true"/>
                <table:data-pilot-member table:name="JM352" table:display="true" table:show-details="true"/>
                <table:data-pilot-member table:name="JM414" table:display="true" table:show-details="true"/>
                <table:data-pilot-member table:name="JM637" table:display="true" table:show-details="true"/>
                <table:data-pilot-member table:name="JN904" table:display="true" table:show-details="true"/>
                <table:data-pilot-member table:name="JP960" table:display="true" table:show-details="true"/>
                <table:data-pilot-member table:name="KE961" table:display="true" table:show-details="true"/>
                <table:data-pilot-member table:name="KI291" table:display="true" table:show-details="true"/>
                <table:data-pilot-member table:name="KI293" table:display="true" table:show-details="true"/>
                <table:data-pilot-member table:name="KJ360" table:display="true" table:show-details="true"/>
                <table:data-pilot-member table:name="KJ759" table:display="true" table:show-details="true"/>
                <table:data-pilot-member table:name="KK476" table:display="true" table:show-details="true"/>
                <table:data-pilot-member table:name="KK488" table:display="true" table:show-details="true"/>
                <table:data-pilot-member table:name="KK643" table:display="true" table:show-details="true"/>
                <table:data-pilot-member table:name="KN305" table:display="true" table:show-details="true"/>
                <table:data-pilot-member table:name="KP566" table:display="true" table:show-details="true"/>
                <table:data-pilot-member table:name="LA734" table:display="true" table:show-details="true"/>
                <table:data-pilot-member table:name="LE288" table:display="true" table:show-details="true"/>
                <table:data-pilot-member table:name="LF545" table:display="true" table:show-details="true"/>
                <table:data-pilot-member table:name="LJ560" table:display="true" table:show-details="true"/>
                <table:data-pilot-member table:name="LL684" table:display="true" table:show-details="true"/>
                <table:data-pilot-member table:name="LM392" table:display="true" table:show-details="true"/>
                <table:data-pilot-member table:name="LM661" table:display="true" table:show-details="true"/>
                <table:data-pilot-member table:name="LM755" table:display="true" table:show-details="true"/>
                <table:data-pilot-member table:name="LN225" table:display="true" table:show-details="true"/>
                <table:data-pilot-member table:name="LN234" table:display="true" table:show-details="true"/>
                <table:data-pilot-member table:name="LP599" table:display="true" table:show-details="true"/>
                <table:data-pilot-member table:name="MD193" table:display="true" table:show-details="true"/>
                <table:data-pilot-member table:name="MF590" table:display="true" table:show-details="true"/>
                <table:data-pilot-member table:name="MI932" table:display="true" table:show-details="true"/>
                <table:data-pilot-member table:name="MK572" table:display="true" table:show-details="true"/>
                <table:data-pilot-member table:name="MN131" table:display="true" table:show-details="true"/>
                <table:data-pilot-member table:name="MN872" table:display="true" table:show-details="true"/>
                <table:data-pilot-member table:name="NE867" table:display="true" table:show-details="true"/>
                <table:data-pilot-member table:name="NH234" table:display="true" table:show-details="true"/>
                <table:data-pilot-member table:name="NH320" table:display="true" table:show-details="true"/>
                <table:data-pilot-member table:name="NH488" table:display="true" table:show-details="true"/>
                <table:data-pilot-member table:name="NK460" table:display="true" table:show-details="true"/>
                <table:data-pilot-member table:name="NK798" table:display="true" table:show-details="true"/>
                <table:data-pilot-member table:name="NM404" table:display="true" table:show-details="true"/>
                <table:data-pilot-member table:name="NM428" table:display="true" table:show-details="true"/>
                <table:data-pilot-member table:name="NM466" table:display="true" table:show-details="true"/>
                <table:data-pilot-member table:name="NN792" table:display="true" table:show-details="true"/>
                <table:data-pilot-member table:name="NO341" table:display="true" table:show-details="true"/>
                <table:data-pilot-member table:name="NP226" table:display="true" table:show-details="true"/>
                <table:data-pilot-member table:name="OD829" table:display="true" table:show-details="true"/>
                <table:data-pilot-member table:name="OI629" table:display="true" table:show-details="true"/>
                <table:data-pilot-member table:name="OJ247" table:display="true" table:show-details="true"/>
                <table:data-pilot-member table:name="OO730" table:display="true" table:show-details="true"/>
                <table:data-pilot-member table:name="PA306" table:display="true" table:show-details="true"/>
                <table:data-pilot-member table:name="PB847" table:display="true" table:show-details="true"/>
                <table:data-pilot-member table:name="PI710" table:display="true" table:show-details="true"/>
                <table:data-pilot-member table:name="PJ152" table:display="true" table:show-details="true"/>
                <table:data-pilot-member table:name="PK319" table:display="true" table:show-details="true"/>
                <table:data-pilot-member table:name="PM455" table:display="true" table:show-details="true"/>
                <table:data-pilot-member table:name="PM491" table:display="true" table:show-details="true"/>
                <table:data-pilot-member table:name="PO9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B109" table:buttons="'Pivot Table_Sheet1_2'.A1" table:show-filter-button="false" table:drill-down-on-double-click="false">
          <table:source-cell-range table:cell-range-address="Sheet1.A1:Sheet1.D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iasto" table:orientation="row" table:used-hierarchy="0" table:function="auto">
            <table:data-pilot-level table:show-empty="false" calcext:repeat-item-labels="false">
              <table:data-pilot-members>
                <table:data-pilot-member table:name="AA" table:display="true" table:show-details="true"/>
                <table:data-pilot-member table:name="AC" table:display="true" table:show-details="true"/>
                <table:data-pilot-member table:name="AE" table:display="true" table:show-details="true"/>
                <table:data-pilot-member table:name="AF" table:display="true" table:show-details="true"/>
                <table:data-pilot-member table:name="AG" table:display="true" table:show-details="true"/>
                <table:data-pilot-member table:name="AH" table:display="true" table:show-details="true"/>
                <table:data-pilot-member table:name="AI" table:display="true" table:show-details="true"/>
                <table:data-pilot-member table:name="AK" table:display="true" table:show-details="true"/>
                <table:data-pilot-member table:name="AN" table:display="true" table:show-details="true"/>
                <table:data-pilot-member table:name="BA" table:display="true" table:show-details="true"/>
                <table:data-pilot-member table:name="BC" table:display="true" table:show-details="true"/>
                <table:data-pilot-member table:name="BD" table:display="true" table:show-details="true"/>
                <table:data-pilot-member table:name="BF" table:display="true" table:show-details="true"/>
                <table:data-pilot-member table:name="BH" table:display="true" table:show-details="true"/>
                <table:data-pilot-member table:name="BL" table:display="true" table:show-details="true"/>
                <table:data-pilot-member table:name="BM" table:display="true" table:show-details="true"/>
                <table:data-pilot-member table:name="BO" table:display="true" table:show-details="true"/>
                <table:data-pilot-member table:name="CA" table:display="true" table:show-details="true"/>
                <table:data-pilot-member table:name="CC" table:display="true" table:show-details="true"/>
                <table:data-pilot-member table:name="CG" table:display="true" table:show-details="true"/>
                <table:data-pilot-member table:name="CI" table:display="true" table:show-details="true"/>
                <table:data-pilot-member table:name="CJ" table:display="true" table:show-details="true"/>
                <table:data-pilot-member table:name="CL" table:display="true" table:show-details="true"/>
                <table:data-pilot-member table:name="CN" table:display="true" table:show-details="true"/>
                <table:data-pilot-member table:name="CO" table:display="true" table:show-details="true"/>
                <table:data-pilot-member table:name="DA" table:display="true" table:show-details="true"/>
                <table:data-pilot-member table:name="DB" table:display="true" table:show-details="true"/>
                <table:data-pilot-member table:name="DE" table:display="true" table:show-details="true"/>
                <table:data-pilot-member table:name="DH" table:display="true" table:show-details="true"/>
                <table:data-pilot-member table:name="DL" table:display="true" table:show-details="true"/>
                <table:data-pilot-member table:name="DM" table:display="true" table:show-details="true"/>
                <table:data-pilot-member table:name="DP" table:display="true" table:show-details="true"/>
                <table:data-pilot-member table:name="EA" table:display="true" table:show-details="true"/>
                <table:data-pilot-member table:name="EB" table:display="true" table:show-details="true"/>
                <table:data-pilot-member table:name="EF" table:display="true" table:show-details="true"/>
                <table:data-pilot-member table:name="EG" table:display="true" table:show-details="true"/>
                <table:data-pilot-member table:name="EH" table:display="true" table:show-details="true"/>
                <table:data-pilot-member table:name="EL" table:display="true" table:show-details="true"/>
                <table:data-pilot-member table:name="EP" table:display="true" table:show-details="true"/>
                <table:data-pilot-member table:name="FA" table:display="true" table:show-details="true"/>
                <table:data-pilot-member table:name="FC" table:display="true" table:show-details="true"/>
                <table:data-pilot-member table:name="FG" table:display="true" table:show-details="true"/>
                <table:data-pilot-member table:name="FI" table:display="true" table:show-details="true"/>
                <table:data-pilot-member table:name="FJ" table:display="true" table:show-details="true"/>
                <table:data-pilot-member table:name="FN" table:display="true" table:show-details="true"/>
                <table:data-pilot-member table:name="FO" table:display="true" table:show-details="true"/>
                <table:data-pilot-member table:name="FP" table:display="true" table:show-details="true"/>
                <table:data-pilot-member table:name="GA" table:display="true" table:show-details="true"/>
                <table:data-pilot-member table:name="GB" table:display="true" table:show-details="true"/>
                <table:data-pilot-member table:name="GE" table:display="true" table:show-details="true"/>
                <table:data-pilot-member table:name="GF" table:display="true" table:show-details="true"/>
                <table:data-pilot-member table:name="GH" table:display="true" table:show-details="true"/>
                <table:data-pilot-member table:name="GK" table:display="true" table:show-details="true"/>
                <table:data-pilot-member table:name="GL" table:display="true" table:show-details="true"/>
                <table:data-pilot-member table:name="GM" table:display="true" table:show-details="true"/>
                <table:data-pilot-member table:name="GN" table:display="true" table:show-details="true"/>
                <table:data-pilot-member table:name="HA" table:display="true" table:show-details="true"/>
                <table:data-pilot-member table:name="HC" table:display="true" table:show-details="true"/>
                <table:data-pilot-member table:name="HE" table:display="true" table:show-details="true"/>
                <table:data-pilot-member table:name="HF" table:display="true" table:show-details="true"/>
                <table:data-pilot-member table:name="HL" table:display="true" table:show-details="true"/>
                <table:data-pilot-member table:name="HP" table:display="true" table:show-details="true"/>
                <table:data-pilot-member table:name="IB" table:display="true" table:show-details="true"/>
                <table:data-pilot-member table:name="IC" table:display="true" table:show-details="true"/>
                <table:data-pilot-member table:name="IJ" table:display="true" table:show-details="true"/>
                <table:data-pilot-member table:name="JI" table:display="true" table:show-details="true"/>
                <table:data-pilot-member table:name="JK" table:display="true" table:show-details="true"/>
                <table:data-pilot-member table:name="JM" table:display="true" table:show-details="true"/>
                <table:data-pilot-member table:name="JN" table:display="true" table:show-details="true"/>
                <table:data-pilot-member table:name="JP" table:display="true" table:show-details="true"/>
                <table:data-pilot-member table:name="KE" table:display="true" table:show-details="true"/>
                <table:data-pilot-member table:name="KI" table:display="true" table:show-details="true"/>
                <table:data-pilot-member table:name="KJ" table:display="true" table:show-details="true"/>
                <table:data-pilot-member table:name="KK" table:display="true" table:show-details="true"/>
                <table:data-pilot-member table:name="KN" table:display="true" table:show-details="true"/>
                <table:data-pilot-member table:name="KP" table:display="true" table:show-details="true"/>
                <table:data-pilot-member table:name="LA" table:display="true" table:show-details="true"/>
                <table:data-pilot-member table:name="LE" table:display="true" table:show-details="true"/>
                <table:data-pilot-member table:name="LF" table:display="true" table:show-details="true"/>
                <table:data-pilot-member table:name="LJ" table:display="true" table:show-details="true"/>
                <table:data-pilot-member table:name="LL" table:display="true" table:show-details="true"/>
                <table:data-pilot-member table:name="LM" table:display="true" table:show-details="true"/>
                <table:data-pilot-member table:name="LN" table:display="true" table:show-details="true"/>
                <table:data-pilot-member table:name="LP" table:display="true" table:show-details="true"/>
                <table:data-pilot-member table:name="MD" table:display="true" table:show-details="true"/>
                <table:data-pilot-member table:name="MF" table:display="true" table:show-details="true"/>
                <table:data-pilot-member table:name="MI" table:display="true" table:show-details="true"/>
                <table:data-pilot-member table:name="MK" table:display="true" table:show-details="true"/>
                <table:data-pilot-member table:name="MN" table:display="true" table:show-details="true"/>
                <table:data-pilot-member table:name="NE" table:display="true" table:show-details="true"/>
                <table:data-pilot-member table:name="NH" table:display="true" table:show-details="true"/>
                <table:data-pilot-member table:name="NK" table:display="true" table:show-details="true"/>
                <table:data-pilot-member table:name="NM" table:display="true" table:show-details="true"/>
                <table:data-pilot-member table:name="NN" table:display="true" table:show-details="true"/>
                <table:data-pilot-member table:name="NO" table:display="true" table:show-details="true"/>
                <table:data-pilot-member table:name="NP" table:display="true" table:show-details="true"/>
                <table:data-pilot-member table:name="OD" table:display="true" table:show-details="true"/>
                <table:data-pilot-member table:name="OI" table:display="true" table:show-details="true"/>
                <table:data-pilot-member table:name="OJ" table:display="true" table:show-details="true"/>
                <table:data-pilot-member table:name="OO" table:display="true" table:show-details="true"/>
                <table:data-pilot-member table:name="PA" table:display="true" table:show-details="true"/>
                <table:data-pilot-member table:name="PB" table:display="true" table:show-details="true"/>
                <table:data-pilot-member table:name="PI" table:display="true" table:show-details="true"/>
                <table:data-pilot-member table:name="PJ" table:display="true" table:show-details="true"/>
                <table:data-pilot-member table:name="PK" table:display="true" table:show-details="true"/>
                <table:data-pilot-member table:name="PM" table:display="true" table:show-details="true"/>
                <table:data-pilot-member table:name="P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lumn C" table:orientation="data" table:used-hierarchy="0" table:function="count">
            <table:data-pilot-level table:show-empty="false" calcext:repeat-item-labels="false">
              <table:data-pilot-members>
                <table:data-pilot-member table:name="AA425" table:display="true" table:show-details="true"/>
                <table:data-pilot-member table:name="AC254" table:display="true" table:show-details="true"/>
                <table:data-pilot-member table:name="AE347" table:display="true" table:show-details="true"/>
                <table:data-pilot-member table:name="AE964" table:display="true" table:show-details="true"/>
                <table:data-pilot-member table:name="AF135" table:display="true" table:show-details="true"/>
                <table:data-pilot-member table:name="AG504" table:display="true" table:show-details="true"/>
                <table:data-pilot-member table:name="AG864" table:display="true" table:show-details="true"/>
                <table:data-pilot-member table:name="AH451" table:display="true" table:show-details="true"/>
                <table:data-pilot-member table:name="AH528" table:display="true" table:show-details="true"/>
                <table:data-pilot-member table:name="AI420" table:display="true" table:show-details="true"/>
                <table:data-pilot-member table:name="AK592" table:display="true" table:show-details="true"/>
                <table:data-pilot-member table:name="AN413" table:display="true" table:show-details="true"/>
                <table:data-pilot-member table:name="BA678" table:display="true" table:show-details="true"/>
                <table:data-pilot-member table:name="BA749" table:display="true" table:show-details="true"/>
                <table:data-pilot-member table:name="BC831" table:display="true" table:show-details="true"/>
                <table:data-pilot-member table:name="BD204" table:display="true" table:show-details="true"/>
                <table:data-pilot-member table:name="BD855" table:display="true" table:show-details="true"/>
                <table:data-pilot-member table:name="BF559" table:display="true" table:show-details="true"/>
                <table:data-pilot-member table:name="BH265" table:display="true" table:show-details="true"/>
                <table:data-pilot-member table:name="BL246" table:display="true" table:show-details="true"/>
                <table:data-pilot-member table:name="BM696" table:display="true" table:show-details="true"/>
                <table:data-pilot-member table:name="BM762" table:display="true" table:show-details="true"/>
                <table:data-pilot-member table:name="BO596" table:display="true" table:show-details="true"/>
                <table:data-pilot-member table:name="CA524" table:display="true" table:show-details="true"/>
                <table:data-pilot-member table:name="CC204" table:display="true" table:show-details="true"/>
                <table:data-pilot-member table:name="CC791" table:display="true" table:show-details="true"/>
                <table:data-pilot-member table:name="CG489" table:display="true" table:show-details="true"/>
                <table:data-pilot-member table:name="CI708" table:display="true" table:show-details="true"/>
                <table:data-pilot-member table:name="CJ207" table:display="true" table:show-details="true"/>
                <table:data-pilot-member table:name="CL393" table:display="true" table:show-details="true"/>
                <table:data-pilot-member table:name="CN589" table:display="true" table:show-details="true"/>
                <table:data-pilot-member table:name="CO649" table:display="true" table:show-details="true"/>
                <table:data-pilot-member table:name="DA206" table:display="true" table:show-details="true"/>
                <table:data-pilot-member table:name="DA512" table:display="true" table:show-details="true"/>
                <table:data-pilot-member table:name="DB255" table:display="true" table:show-details="true"/>
                <table:data-pilot-member table:name="DE239" table:display="true" table:show-details="true"/>
                <table:data-pilot-member table:name="DE678" table:display="true" table:show-details="true"/>
                <table:data-pilot-member table:name="DE822" table:display="true" table:show-details="true"/>
                <table:data-pilot-member table:name="DH531" table:display="true" table:show-details="true"/>
                <table:data-pilot-member table:name="DL542" table:display="true" table:show-details="true"/>
                <table:data-pilot-member table:name="DM336" table:display="true" table:show-details="true"/>
                <table:data-pilot-member table:name="DP909" table:display="true" table:show-details="true"/>
                <table:data-pilot-member table:name="EA828" table:display="true" table:show-details="true"/>
                <table:data-pilot-member table:name="EB508" table:display="true" table:show-details="true"/>
                <table:data-pilot-member table:name="EF263" table:display="true" table:show-details="true"/>
                <table:data-pilot-member table:name="EF961" table:display="true" table:show-details="true"/>
                <table:data-pilot-member table:name="EG251" table:display="true" table:show-details="true"/>
                <table:data-pilot-member table:name="EH559" table:display="true" table:show-details="true"/>
                <table:data-pilot-member table:name="EH892" table:display="true" table:show-details="true"/>
                <table:data-pilot-member table:name="EH963" table:display="true" table:show-details="true"/>
                <table:data-pilot-member table:name="EL406" table:display="true" table:show-details="true"/>
                <table:data-pilot-member table:name="EL879" table:display="true" table:show-details="true"/>
                <table:data-pilot-member table:name="EL963" table:display="true" table:show-details="true"/>
                <table:data-pilot-member table:name="EP925" table:display="true" table:show-details="true"/>
                <table:data-pilot-member table:name="FA471" table:display="true" table:show-details="true"/>
                <table:data-pilot-member table:name="FC803" table:display="true" table:show-details="true"/>
                <table:data-pilot-member table:name="FG771" table:display="true" table:show-details="true"/>
                <table:data-pilot-member table:name="FI172" table:display="true" table:show-details="true"/>
                <table:data-pilot-member table:name="FJ667" table:display="true" table:show-details="true"/>
                <table:data-pilot-member table:name="FN819" table:display="true" table:show-details="true"/>
                <table:data-pilot-member table:name="FO434" table:display="true" table:show-details="true"/>
                <table:data-pilot-member table:name="FP317" table:display="true" table:show-details="true"/>
                <table:data-pilot-member table:name="GA435" table:display="true" table:show-details="true"/>
                <table:data-pilot-member table:name="GA781" table:display="true" table:show-details="true"/>
                <table:data-pilot-member table:name="GB137" table:display="true" table:show-details="true"/>
                <table:data-pilot-member table:name="GB981" table:display="true" table:show-details="true"/>
                <table:data-pilot-member table:name="GE131" table:display="true" table:show-details="true"/>
                <table:data-pilot-member table:name="GF313" table:display="true" table:show-details="true"/>
                <table:data-pilot-member table:name="GH547" table:display="true" table:show-details="true"/>
                <table:data-pilot-member table:name="GH559" table:display="true" table:show-details="true"/>
                <table:data-pilot-member table:name="GK857" table:display="true" table:show-details="true"/>
                <table:data-pilot-member table:name="GL291" table:display="true" table:show-details="true"/>
                <table:data-pilot-member table:name="GM330" table:display="true" table:show-details="true"/>
                <table:data-pilot-member table:name="GN103" table:display="true" table:show-details="true"/>
                <table:data-pilot-member table:name="HA731" table:display="true" table:show-details="true"/>
                <table:data-pilot-member table:name="HA988" table:display="true" table:show-details="true"/>
                <table:data-pilot-member table:name="HC465" table:display="true" table:show-details="true"/>
                <table:data-pilot-member table:name="HE739" table:display="true" table:show-details="true"/>
                <table:data-pilot-member table:name="HF358" table:display="true" table:show-details="true"/>
                <table:data-pilot-member table:name="HL821" table:display="true" table:show-details="true"/>
                <table:data-pilot-member table:name="HP302" table:display="true" table:show-details="true"/>
                <table:data-pilot-member table:name="HP605" table:display="true" table:show-details="true"/>
                <table:data-pilot-member table:name="IB453" table:display="true" table:show-details="true"/>
                <table:data-pilot-member table:name="IC327" table:display="true" table:show-details="true"/>
                <table:data-pilot-member table:name="IC460" table:display="true" table:show-details="true"/>
                <table:data-pilot-member table:name="IJ379" table:display="true" table:show-details="true"/>
                <table:data-pilot-member table:name="JI840" table:display="true" table:show-details="true"/>
                <table:data-pilot-member table:name="JK843" table:display="true" table:show-details="true"/>
                <table:data-pilot-member table:name="JM352" table:display="true" table:show-details="true"/>
                <table:data-pilot-member table:name="JM414" table:display="true" table:show-details="true"/>
                <table:data-pilot-member table:name="JM637" table:display="true" table:show-details="true"/>
                <table:data-pilot-member table:name="JN904" table:display="true" table:show-details="true"/>
                <table:data-pilot-member table:name="JP960" table:display="true" table:show-details="true"/>
                <table:data-pilot-member table:name="KE961" table:display="true" table:show-details="true"/>
                <table:data-pilot-member table:name="KI291" table:display="true" table:show-details="true"/>
                <table:data-pilot-member table:name="KI293" table:display="true" table:show-details="true"/>
                <table:data-pilot-member table:name="KJ360" table:display="true" table:show-details="true"/>
                <table:data-pilot-member table:name="KJ759" table:display="true" table:show-details="true"/>
                <table:data-pilot-member table:name="KK476" table:display="true" table:show-details="true"/>
                <table:data-pilot-member table:name="KK488" table:display="true" table:show-details="true"/>
                <table:data-pilot-member table:name="KK643" table:display="true" table:show-details="true"/>
                <table:data-pilot-member table:name="KN305" table:display="true" table:show-details="true"/>
                <table:data-pilot-member table:name="KP566" table:display="true" table:show-details="true"/>
                <table:data-pilot-member table:name="LA734" table:display="true" table:show-details="true"/>
                <table:data-pilot-member table:name="LE288" table:display="true" table:show-details="true"/>
                <table:data-pilot-member table:name="LF545" table:display="true" table:show-details="true"/>
                <table:data-pilot-member table:name="LJ560" table:display="true" table:show-details="true"/>
                <table:data-pilot-member table:name="LL684" table:display="true" table:show-details="true"/>
                <table:data-pilot-member table:name="LM392" table:display="true" table:show-details="true"/>
                <table:data-pilot-member table:name="LM661" table:display="true" table:show-details="true"/>
                <table:data-pilot-member table:name="LM755" table:display="true" table:show-details="true"/>
                <table:data-pilot-member table:name="LN225" table:display="true" table:show-details="true"/>
                <table:data-pilot-member table:name="LN234" table:display="true" table:show-details="true"/>
                <table:data-pilot-member table:name="LP599" table:display="true" table:show-details="true"/>
                <table:data-pilot-member table:name="MD193" table:display="true" table:show-details="true"/>
                <table:data-pilot-member table:name="MF590" table:display="true" table:show-details="true"/>
                <table:data-pilot-member table:name="MI932" table:display="true" table:show-details="true"/>
                <table:data-pilot-member table:name="MK572" table:display="true" table:show-details="true"/>
                <table:data-pilot-member table:name="MN131" table:display="true" table:show-details="true"/>
                <table:data-pilot-member table:name="MN872" table:display="true" table:show-details="true"/>
                <table:data-pilot-member table:name="NE867" table:display="true" table:show-details="true"/>
                <table:data-pilot-member table:name="NH234" table:display="true" table:show-details="true"/>
                <table:data-pilot-member table:name="NH320" table:display="true" table:show-details="true"/>
                <table:data-pilot-member table:name="NH488" table:display="true" table:show-details="true"/>
                <table:data-pilot-member table:name="NK460" table:display="true" table:show-details="true"/>
                <table:data-pilot-member table:name="NK798" table:display="true" table:show-details="true"/>
                <table:data-pilot-member table:name="NM404" table:display="true" table:show-details="true"/>
                <table:data-pilot-member table:name="NM428" table:display="true" table:show-details="true"/>
                <table:data-pilot-member table:name="NM466" table:display="true" table:show-details="true"/>
                <table:data-pilot-member table:name="NN792" table:display="true" table:show-details="true"/>
                <table:data-pilot-member table:name="NO341" table:display="true" table:show-details="true"/>
                <table:data-pilot-member table:name="NP226" table:display="true" table:show-details="true"/>
                <table:data-pilot-member table:name="OD829" table:display="true" table:show-details="true"/>
                <table:data-pilot-member table:name="OI629" table:display="true" table:show-details="true"/>
                <table:data-pilot-member table:name="OJ247" table:display="true" table:show-details="true"/>
                <table:data-pilot-member table:name="OO730" table:display="true" table:show-details="true"/>
                <table:data-pilot-member table:name="PA306" table:display="true" table:show-details="true"/>
                <table:data-pilot-member table:name="PB847" table:display="true" table:show-details="true"/>
                <table:data-pilot-member table:name="PI710" table:display="true" table:show-details="true"/>
                <table:data-pilot-member table:name="PJ152" table:display="true" table:show-details="true"/>
                <table:data-pilot-member table:name="PK319" table:display="true" table:show-details="true"/>
                <table:data-pilot-member table:name="PM455" table:display="true" table:show-details="true"/>
                <table:data-pilot-member table:name="PM491" table:display="true" table:show-details="true"/>
                <table:data-pilot-member table:name="PO9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0T18:12:40.916000000</meta:creation-date>
    <dc:date>2022-11-20T18:50:18.616000000</dc:date>
    <meta:editing-duration>PT37M38S</meta:editing-duration>
    <meta:editing-cycles>1</meta:editing-cycles>
    <meta:document-statistic meta:table-count="4" meta:cell-count="2160" meta:object-count="1"/>
    <meta:generator>LibreOffice/7.4.1.2$Windows_X86_64 LibreOffice_project/3c58a8f3a960df8bc8fd77b461821e42c061c5f0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025cm" svg:y="0.315cm" chart:style-name="ch2">
          <text:p>Ilu klientów przybyło do myjni w pierwszej, drugiej, trzeciej, czwartej, piątej i szóstej godzinie pracy myjni</text:p>
        </chart:title>
        <chart:plot-area chart:style-name="ch3" table:cell-range-address="Sheet1.K1:Sheet1.L7" chart:data-source-has-labels="both" svg:x="1.314cm" svg:y="1.83cm" svg:width="14.366cm" svg:height="6.026cm">
          <chart:coordinate-region svg:x="1.953cm" svg:y="2.025cm" svg:width="13.727cm" svg:height="5.192cm"/>
          <chart:axis chart:dimension="x" chart:name="primary-x" chart:style-name="ch4" chartooo:axis-type="auto">
            <chartooo:date-scale/>
            <chart:title svg:x="7.417cm" svg:y="8.037cm" chart:style-name="ch5">
              <text:p>Godzina pracy</text:p>
            </chart:title>
            <chart:categories table:cell-range-address="Sheet1.K2:Sheet1.K7"/>
          </chart:axis>
          <chart:axis chart:dimension="y" chart:name="primary-y" chart:style-name="ch6">
            <chart:title svg:x="0.451cm" svg:y="5.844cm" chart:style-name="ch7">
              <text:p>Ilość klientów</text:p>
            </chart:title>
            <chart:grid chart:style-name="ch8" chart:class="major"/>
          </chart:axis>
          <chart:series chart:style-name="ch9" chart:values-cell-range-address="Sheet1.L2:Sheet1.L7" chart:label-cell-address="Sheet1.L1:Sheet1.L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klientów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K2:Sheet1.K7</svg:desc>
                </draw:g>
              </table:table-cell>
              <table:table-cell office:value-type="float" office:value="9">
                <text:p>9</text:p>
                <draw:g>
                  <svg:desc>Sheet1.L2:Sheet1.L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